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34.89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135.69pt"/>
    </style:style>
    <style:style style:name="co6" style:family="table-column">
      <style:table-column-properties fo:break-before="auto" style:column-width="151.94pt"/>
    </style:style>
    <style:style style:name="co7" style:family="table-column">
      <style:table-column-properties fo:break-before="auto" style:column-width="137.25pt"/>
    </style:style>
    <style:style style:name="co8" style:family="table-column">
      <style:table-column-properties fo:break-before="auto" style:column-width="145.45pt"/>
    </style:style>
    <style:style style:name="co9" style:family="table-column">
      <style:table-column-properties fo:break-before="auto" style:column-width="115.2pt"/>
    </style:style>
    <style:style style:name="co10" style:family="table-column">
      <style:table-column-properties fo:break-before="auto" style:column-width="256.76pt"/>
    </style:style>
    <style:style style:name="co11" style:family="table-column">
      <style:table-column-properties fo:break-before="auto" style:column-width="23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</style:style>
    <style:style style:name="ce16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</style:style>
    <style:style style:name="ce17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</style:style>
    <style:style style:name="ce18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</style:style>
    <style:style style:name="ce19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</style:style>
    <style:style style:name="ce20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ackground-color="#99cccc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ackground-color="#99cccc" fo:wrap-option="wrap" fo:border-left="none" fo:border-right="none" fo:border-top="none"/>
    </style:style>
    <style:style style:name="ce23" style:family="table-cell" style:parent-style-name="Default" style:data-style-name="N2">
      <style:table-cell-properties fo:background-color="#99cccc"/>
      <style:map style:condition="is-true-formula(ABS(['DIM aligned to ALS16'.E4] - ['DIM aligned to ALS16'.$D4]) &gt; 0.2)" style:apply-style-name="BAD" style:base-cell-address="'DIM aligned to ALS16'.E4"/>
    </style:style>
    <style:style style:name="ce24" style:family="table-cell" style:parent-style-name="Default" style:data-style-name="N2">
      <style:table-cell-properties fo:border-bottom="0.06pt solid #000000" fo:background-color="#99cccc" fo:border-left="none" fo:border-right="none" fo:border-top="none"/>
      <style:text-properties fo:font-size="14pt" style:font-size-asian="14pt" style:font-size-complex="14pt"/>
      <style:map style:condition="cell-content()&gt;1" style:apply-style-name="Untitled3" style:base-cell-address="'DIM aligned to ALS16'.E7"/>
      <style:map style:condition="cell-content()&lt;=1" style:apply-style-name="Untitled2" style:base-cell-address="'DIM aligned to ALS16'.E7"/>
    </style:style>
    <style:style style:name="ce25" style:family="table-cell" style:parent-style-name="Default" style:data-style-name="N2">
      <style:table-cell-properties fo:background-color="#b0cccc"/>
      <style:map style:condition="is-true-formula(ABS(['DIM aligned to ALS16'.E8] - ['DIM aligned to ALS16'.$D8]) &gt; 0.2)" style:apply-style-name="BAD" style:base-cell-address="'DIM aligned to ALS16'.E8"/>
    </style:style>
    <style:style style:name="ce26" style:family="table-cell" style:parent-style-name="Default" style:data-style-name="N2">
      <style:table-cell-properties fo:border-bottom="0.06pt solid #000000" fo:background-color="#b0cccc" fo:border-left="none" fo:border-right="none" fo:border-top="none"/>
      <style:text-properties fo:font-size="14pt" style:font-size-asian="14pt" style:font-size-complex="14pt"/>
      <style:map style:condition="cell-content()&lt;=1" style:apply-style-name="Untitled2" style:base-cell-address="'DIM aligned to ALS16'.E11"/>
      <style:map style:condition="cell-content()&gt;1" style:apply-style-name="Untitled3" style:base-cell-address="'DIM aligned to ALS16'.E11"/>
    </style:style>
    <style:style style:name="ce27" style:family="table-cell" style:parent-style-name="Default" style:data-style-name="N2">
      <style:table-cell-properties fo:background-color="#99cccc"/>
      <style:map style:condition="is-true-formula(ABS(['DIM aligned to ALS16'.E12] - ['DIM aligned to ALS16'.$D12]) &gt; 0.2)" style:apply-style-name="BAD" style:base-cell-address="'DIM aligned to ALS16'.E12"/>
    </style:style>
    <style:style style:name="ce28" style:family="table-cell" style:parent-style-name="Default" style:data-style-name="N2">
      <style:table-cell-properties fo:border-bottom="0.06pt solid #000000" fo:background-color="#99cccc" fo:border-left="none" fo:border-right="none" fo:border-top="none"/>
      <style:text-properties fo:font-size="14pt" style:font-size-asian="14pt" style:font-size-complex="14pt"/>
      <style:map style:condition="cell-content()&gt;1" style:apply-style-name="Untitled3" style:base-cell-address="'DIM aligned to ALS16'.E15"/>
      <style:map style:condition="cell-content()&lt;=1" style:apply-style-name="Untitled2" style:base-cell-address="'DIM aligned to ALS16'.E15"/>
    </style:style>
    <style:style style:name="ce29" style:family="table-cell" style:parent-style-name="Default" style:data-style-name="N2">
      <style:table-cell-properties fo:background-color="#b0cccc"/>
      <style:map style:condition="is-true-formula(ABS(['DIM aligned to ALS16'.E16] - ['DIM aligned to ALS16'.$D16]) &gt; 0.2)" style:apply-style-name="BAD" style:base-cell-address="'DIM aligned to ALS16'.E16"/>
    </style:style>
    <style:style style:name="ce30" style:family="table-cell" style:parent-style-name="Default" style:data-style-name="N2">
      <style:table-cell-properties fo:border-bottom="0.06pt solid #000000" fo:background-color="#b0cccc" fo:border-left="none" fo:border-right="none" fo:border-top="none"/>
      <style:text-properties fo:font-size="14pt" style:font-size-asian="14pt" style:font-size-complex="14pt"/>
      <style:map style:condition="cell-content()&lt;=1" style:apply-style-name="Untitled2" style:base-cell-address="'DIM aligned to ALS16'.E19"/>
      <style:map style:condition="cell-content()&gt;1" style:apply-style-name="Untitled3" style:base-cell-address="'DIM aligned to ALS16'.E19"/>
    </style:style>
    <style:style style:name="ce31" style:family="table-cell" style:parent-style-name="Default" style:data-style-name="N2">
      <style:table-cell-properties fo:background-color="#99cccc"/>
      <style:map style:condition="is-true-formula(ABS(['DIM aligned to ALS16'.E20] - ['DIM aligned to ALS16'.$D20]) &gt; 0.2)" style:apply-style-name="BAD" style:base-cell-address="'DIM aligned to ALS16'.E20"/>
    </style:style>
    <style:style style:name="ce32" style:family="table-cell" style:parent-style-name="Default" style:data-style-name="N2">
      <style:table-cell-properties fo:border-bottom="0.06pt solid #000000" fo:background-color="#99cccc" fo:border-left="none" fo:border-right="none" fo:border-top="none"/>
      <style:text-properties fo:font-size="14pt" style:font-size-asian="14pt" style:font-size-complex="14pt"/>
      <style:map style:condition="cell-content()&gt;1" style:apply-style-name="Untitled3" style:base-cell-address="'DIM aligned to ALS16'.E23"/>
      <style:map style:condition="cell-content()&lt;=1" style:apply-style-name="Untitled2" style:base-cell-address="'DIM aligned to ALS16'.E23"/>
    </style:style>
    <style:style style:name="ce33" style:family="table-cell" style:parent-style-name="Default" style:data-style-name="N2">
      <style:table-cell-properties fo:background-color="#b0cccc"/>
      <style:map style:condition="is-true-formula(ABS(['DIM aligned to ALS16'.E24] - ['DIM aligned to ALS16'.$D24]) &gt; 0.2)" style:apply-style-name="BAD" style:base-cell-address="'DIM aligned to ALS16'.E24"/>
    </style:style>
    <style:style style:name="ce34" style:family="table-cell" style:parent-style-name="Default" style:data-style-name="N2">
      <style:table-cell-properties fo:border-bottom="0.06pt solid #000000" fo:background-color="#b0cccc" fo:border-left="none" fo:border-right="none" fo:border-top="none"/>
      <style:text-properties fo:font-size="14pt" style:font-size-asian="14pt" style:font-size-complex="14pt"/>
      <style:map style:condition="cell-content()&lt;=1" style:apply-style-name="Untitled2" style:base-cell-address="'DIM aligned to ALS16'.E27"/>
      <style:map style:condition="cell-content()&gt;1" style:apply-style-name="Untitled3" style:base-cell-address="'DIM aligned to ALS16'.E27"/>
    </style:style>
    <style:style style:name="ce35" style:family="table-cell" style:parent-style-name="Default" style:data-style-name="N2">
      <style:table-cell-properties fo:background-color="#99cccc"/>
      <style:map style:condition="is-true-formula(ABS(['DIM aligned to ALS16'.E28] - ['DIM aligned to ALS16'.$D28]) &gt; 0.2)" style:apply-style-name="BAD" style:base-cell-address="'DIM aligned to ALS16'.E28"/>
    </style:style>
    <style:style style:name="ce36" style:family="table-cell" style:parent-style-name="Default" style:data-style-name="N2">
      <style:table-cell-properties fo:border-bottom="0.06pt solid #000000" fo:background-color="#99cccc" fo:border-left="none" fo:border-right="none" fo:border-top="none"/>
      <style:text-properties fo:font-size="14pt" style:font-size-asian="14pt" style:font-size-complex="14pt"/>
      <style:map style:condition="cell-content()&gt;1" style:apply-style-name="Untitled3" style:base-cell-address="'DIM aligned to ALS16'.E31"/>
      <style:map style:condition="cell-content()&lt;=1" style:apply-style-name="Untitled2" style:base-cell-address="'DIM aligned to ALS16'.E31"/>
    </style:style>
    <style:style style:name="ce37" style:family="table-cell" style:parent-style-name="Default" style:data-style-name="N2">
      <style:table-cell-properties fo:background-color="#b0cccc"/>
      <style:map style:condition="is-true-formula(ABS(['DIM aligned to ALS16'.E32] - ['DIM aligned to ALS16'.$D32]) &gt; 0.2)" style:apply-style-name="BAD" style:base-cell-address="'DIM aligned to ALS16'.E32"/>
    </style:style>
    <style:style style:name="ce38" style:family="table-cell" style:parent-style-name="Default" style:data-style-name="N2">
      <style:table-cell-properties fo:border-bottom="0.06pt solid #000000" fo:background-color="#b0cccc" fo:border-left="none" fo:border-right="none" fo:border-top="none"/>
      <style:text-properties fo:font-size="14pt" style:font-size-asian="14pt" style:font-size-complex="14pt"/>
      <style:map style:condition="cell-content()&lt;=1" style:apply-style-name="Untitled2" style:base-cell-address="'DIM aligned to ALS16'.E35"/>
      <style:map style:condition="cell-content()&gt;1" style:apply-style-name="Untitled3" style:base-cell-address="'DIM aligned to ALS16'.E35"/>
    </style:style>
    <style:style style:name="ce39" style:family="table-cell" style:parent-style-name="Default" style:data-style-name="N2">
      <style:table-cell-properties fo:background-color="#99cccc"/>
      <style:map style:condition="is-true-formula(ABS(['DIM aligned to ALS16'.E36] - ['DIM aligned to ALS16'.$D36]) &gt; 0.2)" style:apply-style-name="BAD" style:base-cell-address="'DIM aligned to ALS16'.E36"/>
    </style:style>
    <style:style style:name="ce40" style:family="table-cell" style:parent-style-name="Default" style:data-style-name="N2">
      <style:table-cell-properties fo:border-bottom="0.06pt solid #000000" fo:background-color="#99cccc" fo:border-left="none" fo:border-right="none" fo:border-top="none"/>
      <style:text-properties fo:font-size="14pt" style:font-size-asian="14pt" style:font-size-complex="14pt"/>
      <style:map style:condition="cell-content()&gt;1" style:apply-style-name="Untitled3" style:base-cell-address="'DIM aligned to ALS16'.E39"/>
      <style:map style:condition="cell-content()&lt;=1" style:apply-style-name="Untitled2" style:base-cell-address="'DIM aligned to ALS16'.E39"/>
    </style:style>
    <style:style style:name="ce41" style:family="table-cell" style:parent-style-name="Default" style:data-style-name="N2">
      <style:table-cell-properties fo:background-color="#b0cccc"/>
      <style:map style:condition="is-true-formula(ABS(['DIM aligned to ALS16'.E40] - ['DIM aligned to ALS16'.$D40]) &gt; 0.2)" style:apply-style-name="BAD" style:base-cell-address="'DIM aligned to ALS16'.E40"/>
    </style:style>
    <style:style style:name="ce42" style:family="table-cell" style:parent-style-name="Default" style:data-style-name="N2">
      <style:table-cell-properties fo:border-bottom="0.06pt solid #000000" fo:background-color="#b0cccc" fo:border-left="none" fo:border-right="none" fo:border-top="none"/>
      <style:text-properties fo:font-size="14pt" style:font-size-asian="14pt" style:font-size-complex="14pt"/>
      <style:map style:condition="cell-content()&lt;=1" style:apply-style-name="Untitled2" style:base-cell-address="'DIM aligned to ALS16'.E43"/>
      <style:map style:condition="cell-content()&gt;1" style:apply-style-name="Untitled3" style:base-cell-address="'DIM aligned to ALS16'.E43"/>
    </style:style>
    <style:style style:name="ce43" style:family="table-cell" style:parent-style-name="Default" style:data-style-name="N2">
      <style:table-cell-properties fo:background-color="#99cccc"/>
      <style:map style:condition="is-true-formula(ABS(['DIM aligned to ALS16'.E44] - ['DIM aligned to ALS16'.$D44]) &gt; 0.2)" style:apply-style-name="BAD" style:base-cell-address="'DIM aligned to ALS16'.E44"/>
    </style:style>
    <style:style style:name="ce44" style:family="table-cell" style:parent-style-name="Default" style:data-style-name="N2">
      <style:table-cell-properties fo:border-bottom="0.06pt solid #000000" fo:background-color="#99cccc" fo:border-left="none" fo:border-right="none" fo:border-top="none"/>
      <style:text-properties fo:font-size="14pt" style:font-size-asian="14pt" style:font-size-complex="14pt"/>
      <style:map style:condition="cell-content()&gt;1" style:apply-style-name="Untitled3" style:base-cell-address="'DIM aligned to ALS16'.E47"/>
      <style:map style:condition="cell-content()&lt;=1" style:apply-style-name="Untitled2" style:base-cell-address="'DIM aligned to ALS16'.E47"/>
    </style:style>
    <style:style style:name="ce45" style:family="table-cell" style:parent-style-name="Default" style:data-style-name="N2">
      <style:table-cell-properties fo:background-color="#b0cccc"/>
      <style:map style:condition="is-true-formula(ABS(['DIM aligned to ALS16'.E48] - ['DIM aligned to ALS16'.$D48]) &gt; 0.2)" style:apply-style-name="BAD" style:base-cell-address="'DIM aligned to ALS16'.E48"/>
    </style:style>
    <style:style style:name="ce46" style:family="table-cell" style:parent-style-name="Default" style:data-style-name="N2">
      <style:table-cell-properties fo:border-bottom="0.06pt solid #000000" fo:background-color="#b0cccc" fo:border-left="none" fo:border-right="none" fo:border-top="none"/>
      <style:text-properties fo:font-size="14pt" style:font-size-asian="14pt" style:font-size-complex="14pt"/>
      <style:map style:condition="cell-content()&lt;=1" style:apply-style-name="Untitled2" style:base-cell-address="'DIM aligned to ALS16'.E51"/>
      <style:map style:condition="cell-content()&gt;1" style:apply-style-name="Untitled3" style:base-cell-address="'DIM aligned to ALS16'.E51"/>
    </style:style>
    <style:style style:name="ce47" style:family="table-cell" style:parent-style-name="Default" style:data-style-name="N2">
      <style:table-cell-properties fo:background-color="#99cccc"/>
      <style:map style:condition="is-true-formula(ABS(['DIM aligned to ALS16'.E52] - ['DIM aligned to ALS16'.$D52]) &gt; 0.2)" style:apply-style-name="BAD" style:base-cell-address="'DIM aligned to ALS16'.E52"/>
    </style:style>
    <style:style style:name="ce48" style:family="table-cell" style:parent-style-name="Default" style:data-style-name="N2">
      <style:table-cell-properties fo:border-bottom="0.06pt solid #000000" fo:background-color="#99cccc" fo:border-left="none" fo:border-right="none" fo:border-top="none"/>
      <style:text-properties fo:font-size="14pt" style:font-size-asian="14pt" style:font-size-complex="14pt"/>
      <style:map style:condition="cell-content()&gt;1" style:apply-style-name="Untitled3" style:base-cell-address="'DIM aligned to ALS16'.E55"/>
      <style:map style:condition="cell-content()&lt;=1" style:apply-style-name="Untitled2" style:base-cell-address="'DIM aligned to ALS16'.E55"/>
    </style:style>
    <style:style style:name="ce49" style:family="table-cell" style:parent-style-name="Default" style:data-style-name="N2">
      <style:table-cell-properties fo:background-color="#b0cccc"/>
      <style:map style:condition="is-true-formula(ABS(['DIM aligned to ALS16'.E56] - ['DIM aligned to ALS16'.$D56]) &gt; 0.2)" style:apply-style-name="BAD" style:base-cell-address="'DIM aligned to ALS16'.E56"/>
    </style:style>
    <style:style style:name="ce50" style:family="table-cell" style:parent-style-name="Default" style:data-style-name="N2">
      <style:table-cell-properties fo:border-bottom="0.06pt solid #000000" fo:background-color="#b0cccc" fo:border-left="none" fo:border-right="none" fo:border-top="none"/>
      <style:text-properties fo:font-size="14pt" style:font-size-asian="14pt" style:font-size-complex="14pt"/>
      <style:map style:condition="cell-content()&lt;=1" style:apply-style-name="Untitled2" style:base-cell-address="'DIM aligned to ALS16'.E59"/>
      <style:map style:condition="cell-content()&gt;1" style:apply-style-name="Untitled3" style:base-cell-address="'DIM aligned to ALS16'.E59"/>
    </style:style>
    <style:style style:name="ce51" style:family="table-cell" style:parent-style-name="Default" style:data-style-name="N2">
      <style:table-cell-properties fo:background-color="#99cccc"/>
      <style:map style:condition="is-true-formula(ABS(['DIM aligned to ALS16'.E60] - ['DIM aligned to ALS16'.$D60]) &gt; 0.2)" style:apply-style-name="BAD" style:base-cell-address="'DIM aligned to ALS16'.E60"/>
    </style:style>
    <style:style style:name="ce52" style:family="table-cell" style:parent-style-name="Default" style:data-style-name="N2">
      <style:table-cell-properties fo:border-bottom="0.06pt solid #000000" fo:background-color="#99cccc" fo:border-left="none" fo:border-right="none" fo:border-top="none"/>
      <style:text-properties fo:font-size="14pt" style:font-size-asian="14pt" style:font-size-complex="14pt"/>
      <style:map style:condition="cell-content()&gt;1" style:apply-style-name="Untitled3" style:base-cell-address="'DIM aligned to ALS16'.E63"/>
      <style:map style:condition="cell-content()&lt;=1" style:apply-style-name="Untitled2" style:base-cell-address="'DIM aligned to ALS16'.E63"/>
    </style:style>
    <style:style style:name="ce53" style:family="table-cell" style:parent-style-name="Default" style:data-style-name="N2">
      <style:table-cell-properties fo:background-color="#b0cccc"/>
      <style:map style:condition="is-true-formula(ABS(['DIM aligned to ALS16'.E64] - ['DIM aligned to ALS16'.$D64]) &gt; 0.2)" style:apply-style-name="BAD" style:base-cell-address="'DIM aligned to ALS16'.E64"/>
    </style:style>
    <style:style style:name="ce54" style:family="table-cell" style:parent-style-name="Default" style:data-style-name="N2">
      <style:table-cell-properties fo:border-bottom="0.06pt solid #000000" fo:background-color="#b0cccc" fo:border-left="none" fo:border-right="none" fo:border-top="none"/>
      <style:text-properties fo:font-size="14pt" style:font-size-asian="14pt" style:font-size-complex="14pt"/>
      <style:map style:condition="cell-content()&lt;=1" style:apply-style-name="Untitled2" style:base-cell-address="'DIM aligned to ALS16'.E67"/>
      <style:map style:condition="cell-content()&gt;1" style:apply-style-name="Untitled3" style:base-cell-address="'DIM aligned to ALS16'.E67"/>
    </style:style>
    <style:style style:name="ce55" style:family="table-cell" style:parent-style-name="Default">
      <style:table-cell-properties fo:border-bottom="0.06pt solid #000000" fo:background-color="#ffcc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56" style:family="table-cell" style:parent-style-name="Default">
      <style:table-cell-properties fo:border-bottom="0.06pt solid #000000" fo:background-color="#ffcc00" fo:wrap-option="wrap" fo:border-left="none" fo:border-right="none" fo:border-top="none"/>
    </style:style>
    <style:style style:name="ce5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] - ['DIM aligned to ALS16'.$D4]) &gt; 0.2)" style:apply-style-name="BAD" style:base-cell-address="'DIM aligned to ALS16'.E4"/>
    </style:style>
    <style:style style:name="ce58" style:family="table-cell" style:parent-style-name="Default" style:data-style-name="N2">
      <style:table-cell-properties fo:background-color="#ffcc00"/>
      <style:map style:condition="is-true-formula(ABS(['DIM aligned to ALS16'.E4] - ['DIM aligned to ALS16'.$D4]) &gt; 0.2)" style:apply-style-name="BAD" style:base-cell-address="'DIM aligned to ALS16'.E4"/>
    </style:style>
    <style:style style:name="ce59" style:family="table-cell" style:parent-style-name="Default" style:data-style-name="N2">
      <style:table-cell-properties fo:border-bottom="0.06pt solid #000000" fo:background-color="#ffcc00" fo:border-left="none" fo:border-right="none" fo:border-top="none"/>
      <style:text-properties fo:font-size="14pt" style:font-size-asian="14pt" style:font-size-complex="14pt"/>
      <style:map style:condition="cell-content()&gt;1" style:apply-style-name="Untitled3" style:base-cell-address="'DIM aligned to ALS16'.E7"/>
      <style:map style:condition="cell-content()&lt;=1" style:apply-style-name="Untitled2" style:base-cell-address="'DIM aligned to ALS16'.E7"/>
    </style:style>
    <style:style style:name="ce60" style:family="table-cell" style:parent-style-name="Default" style:data-style-name="N2">
      <style:table-cell-properties fo:background-color="#ffdd54"/>
      <style:map style:condition="is-true-formula(ABS(['DIM aligned to ALS16'.E8] - ['DIM aligned to ALS16'.$D8]) &gt; 0.2)" style:apply-style-name="BAD" style:base-cell-address="'DIM aligned to ALS16'.E8"/>
    </style:style>
    <style:style style:name="ce61" style:family="table-cell" style:parent-style-name="Default" style:data-style-name="N2">
      <style:table-cell-properties fo:background-color="#ffdd54"/>
      <style:text-properties fo:font-size="14pt" style:font-size-asian="14pt" style:font-size-complex="14pt"/>
      <style:map style:condition="cell-content()&lt;=1" style:apply-style-name="Untitled2" style:base-cell-address="'DIM aligned to ALS16'.E11"/>
      <style:map style:condition="cell-content()&gt;1" style:apply-style-name="Untitled3" style:base-cell-address="'DIM aligned to ALS16'.E11"/>
    </style:style>
    <style:style style:name="ce6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12] - ['DIM aligned to ALS16'.$D12]) &gt; 0.2)" style:apply-style-name="BAD" style:base-cell-address="'DIM aligned to ALS16'.E12"/>
    </style:style>
    <style:style style:name="ce63" style:family="table-cell" style:parent-style-name="Default" style:data-style-name="N2">
      <style:table-cell-properties fo:background-color="#ffcc00"/>
      <style:map style:condition="is-true-formula(ABS(['DIM aligned to ALS16'.E12] - ['DIM aligned to ALS16'.$D12]) &gt; 0.2)" style:apply-style-name="BAD" style:base-cell-address="'DIM aligned to ALS16'.E12"/>
    </style:style>
    <style:style style:name="ce64" style:family="table-cell" style:parent-style-name="Default" style:data-style-name="N2">
      <style:table-cell-properties fo:border-bottom="0.06pt solid #000000" fo:background-color="#ffcc00" fo:border-left="none" fo:border-right="none" fo:border-top="none"/>
      <style:text-properties fo:font-size="14pt" style:font-size-asian="14pt" style:font-size-complex="14pt"/>
      <style:map style:condition="cell-content()&gt;1" style:apply-style-name="Untitled3" style:base-cell-address="'DIM aligned to ALS16'.E15"/>
      <style:map style:condition="cell-content()&lt;=1" style:apply-style-name="Untitled2" style:base-cell-address="'DIM aligned to ALS16'.E15"/>
    </style:style>
    <style:style style:name="ce65" style:family="table-cell" style:parent-style-name="Default" style:data-style-name="N2">
      <style:table-cell-properties fo:background-color="#ffdd54"/>
      <style:map style:condition="is-true-formula(ABS(['DIM aligned to ALS16'.E16] - ['DIM aligned to ALS16'.$D16]) &gt; 0.2)" style:apply-style-name="BAD" style:base-cell-address="'DIM aligned to ALS16'.E16"/>
    </style:style>
    <style:style style:name="ce66" style:family="table-cell" style:parent-style-name="Default" style:data-style-name="N2">
      <style:table-cell-properties fo:background-color="#ffdd54"/>
      <style:text-properties fo:font-size="14pt" style:font-size-asian="14pt" style:font-size-complex="14pt"/>
      <style:map style:condition="cell-content()&lt;=1" style:apply-style-name="Untitled2" style:base-cell-address="'DIM aligned to ALS16'.E19"/>
      <style:map style:condition="cell-content()&gt;1" style:apply-style-name="Untitled3" style:base-cell-address="'DIM aligned to ALS16'.E19"/>
    </style:style>
    <style:style style:name="ce6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0] - ['DIM aligned to ALS16'.$D20]) &gt; 0.2)" style:apply-style-name="BAD" style:base-cell-address="'DIM aligned to ALS16'.E20"/>
    </style:style>
    <style:style style:name="ce68" style:family="table-cell" style:parent-style-name="Default" style:data-style-name="N2">
      <style:table-cell-properties fo:background-color="#ffcc00"/>
      <style:map style:condition="is-true-formula(ABS(['DIM aligned to ALS16'.E20] - ['DIM aligned to ALS16'.$D20]) &gt; 0.2)" style:apply-style-name="BAD" style:base-cell-address="'DIM aligned to ALS16'.E20"/>
    </style:style>
    <style:style style:name="ce69" style:family="table-cell" style:parent-style-name="Default" style:data-style-name="N2">
      <style:table-cell-properties fo:border-bottom="0.06pt solid #000000" fo:background-color="#ffcc00" fo:border-left="none" fo:border-right="none" fo:border-top="none"/>
      <style:text-properties fo:font-size="14pt" style:font-size-asian="14pt" style:font-size-complex="14pt"/>
      <style:map style:condition="cell-content()&gt;1" style:apply-style-name="Untitled3" style:base-cell-address="'DIM aligned to ALS16'.E23"/>
      <style:map style:condition="cell-content()&lt;=1" style:apply-style-name="Untitled2" style:base-cell-address="'DIM aligned to ALS16'.E23"/>
    </style:style>
    <style:style style:name="ce70" style:family="table-cell" style:parent-style-name="Default" style:data-style-name="N2">
      <style:table-cell-properties fo:background-color="#ffdd54"/>
      <style:map style:condition="is-true-formula(ABS(['DIM aligned to ALS16'.E24] - ['DIM aligned to ALS16'.$D24]) &gt; 0.2)" style:apply-style-name="BAD" style:base-cell-address="'DIM aligned to ALS16'.E24"/>
    </style:style>
    <style:style style:name="ce71" style:family="table-cell" style:parent-style-name="Default" style:data-style-name="N2">
      <style:table-cell-properties fo:background-color="#ffdd54"/>
      <style:text-properties fo:font-size="14pt" style:font-size-asian="14pt" style:font-size-complex="14pt"/>
      <style:map style:condition="cell-content()&lt;=1" style:apply-style-name="Untitled2" style:base-cell-address="'DIM aligned to ALS16'.E27"/>
      <style:map style:condition="cell-content()&gt;1" style:apply-style-name="Untitled3" style:base-cell-address="'DIM aligned to ALS16'.E27"/>
    </style:style>
    <style:style style:name="ce7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8] - ['DIM aligned to ALS16'.$D28]) &gt; 0.2)" style:apply-style-name="BAD" style:base-cell-address="'DIM aligned to ALS16'.E28"/>
    </style:style>
    <style:style style:name="ce73" style:family="table-cell" style:parent-style-name="Default" style:data-style-name="N2">
      <style:table-cell-properties fo:background-color="#ffcc00"/>
      <style:map style:condition="is-true-formula(ABS(['DIM aligned to ALS16'.E28] - ['DIM aligned to ALS16'.$D28]) &gt; 0.2)" style:apply-style-name="BAD" style:base-cell-address="'DIM aligned to ALS16'.E28"/>
    </style:style>
    <style:style style:name="ce74" style:family="table-cell" style:parent-style-name="Default" style:data-style-name="N2">
      <style:table-cell-properties fo:border-bottom="0.06pt solid #000000" fo:background-color="#ffcc00" fo:border-left="none" fo:border-right="none" fo:border-top="none"/>
      <style:text-properties fo:font-size="14pt" style:font-size-asian="14pt" style:font-size-complex="14pt"/>
      <style:map style:condition="cell-content()&gt;1" style:apply-style-name="Untitled3" style:base-cell-address="'DIM aligned to ALS16'.E31"/>
      <style:map style:condition="cell-content()&lt;=1" style:apply-style-name="Untitled2" style:base-cell-address="'DIM aligned to ALS16'.E31"/>
    </style:style>
    <style:style style:name="ce75" style:family="table-cell" style:parent-style-name="Default" style:data-style-name="N2">
      <style:table-cell-properties fo:background-color="#ffdd54"/>
      <style:map style:condition="is-true-formula(ABS(['DIM aligned to ALS16'.E32] - ['DIM aligned to ALS16'.$D32]) &gt; 0.2)" style:apply-style-name="BAD" style:base-cell-address="'DIM aligned to ALS16'.E32"/>
    </style:style>
    <style:style style:name="ce76" style:family="table-cell" style:parent-style-name="Default" style:data-style-name="N2">
      <style:table-cell-properties fo:background-color="#ffdd54"/>
      <style:text-properties fo:font-size="14pt" style:font-size-asian="14pt" style:font-size-complex="14pt"/>
      <style:map style:condition="cell-content()&lt;=1" style:apply-style-name="Untitled2" style:base-cell-address="'DIM aligned to ALS16'.E35"/>
      <style:map style:condition="cell-content()&gt;1" style:apply-style-name="Untitled3" style:base-cell-address="'DIM aligned to ALS16'.E35"/>
    </style:style>
    <style:style style:name="ce7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36] - ['DIM aligned to ALS16'.$D36]) &gt; 0.2)" style:apply-style-name="BAD" style:base-cell-address="'DIM aligned to ALS16'.E36"/>
    </style:style>
    <style:style style:name="ce78" style:family="table-cell" style:parent-style-name="Default" style:data-style-name="N2">
      <style:table-cell-properties fo:background-color="#ffcc00"/>
      <style:map style:condition="is-true-formula(ABS(['DIM aligned to ALS16'.E36] - ['DIM aligned to ALS16'.$D36]) &gt; 0.2)" style:apply-style-name="BAD" style:base-cell-address="'DIM aligned to ALS16'.E36"/>
    </style:style>
    <style:style style:name="ce79" style:family="table-cell" style:parent-style-name="Default" style:data-style-name="N2">
      <style:table-cell-properties fo:border-bottom="0.06pt solid #000000" fo:background-color="#ffcc00" fo:border-left="none" fo:border-right="none" fo:border-top="none"/>
      <style:text-properties fo:font-size="14pt" style:font-size-asian="14pt" style:font-size-complex="14pt"/>
      <style:map style:condition="cell-content()&gt;1" style:apply-style-name="Untitled3" style:base-cell-address="'DIM aligned to ALS16'.E39"/>
      <style:map style:condition="cell-content()&lt;=1" style:apply-style-name="Untitled2" style:base-cell-address="'DIM aligned to ALS16'.E39"/>
    </style:style>
    <style:style style:name="ce80" style:family="table-cell" style:parent-style-name="Default" style:data-style-name="N2">
      <style:table-cell-properties fo:background-color="#ffdd54"/>
      <style:map style:condition="is-true-formula(ABS(['DIM aligned to ALS16'.E40] - ['DIM aligned to ALS16'.$D40]) &gt; 0.2)" style:apply-style-name="BAD" style:base-cell-address="'DIM aligned to ALS16'.E40"/>
    </style:style>
    <style:style style:name="ce81" style:family="table-cell" style:parent-style-name="Default" style:data-style-name="N2">
      <style:table-cell-properties fo:background-color="#ffdd54"/>
      <style:text-properties fo:font-size="14pt" style:font-size-asian="14pt" style:font-size-complex="14pt"/>
      <style:map style:condition="cell-content()&lt;=1" style:apply-style-name="Untitled2" style:base-cell-address="'DIM aligned to ALS16'.E43"/>
      <style:map style:condition="cell-content()&gt;1" style:apply-style-name="Untitled3" style:base-cell-address="'DIM aligned to ALS16'.E43"/>
    </style:style>
    <style:style style:name="ce8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4] - ['DIM aligned to ALS16'.$D44]) &gt; 0.2)" style:apply-style-name="BAD" style:base-cell-address="'DIM aligned to ALS16'.E44"/>
    </style:style>
    <style:style style:name="ce83" style:family="table-cell" style:parent-style-name="Default" style:data-style-name="N2">
      <style:table-cell-properties fo:background-color="#ffcc00"/>
      <style:map style:condition="is-true-formula(ABS(['DIM aligned to ALS16'.E44] - ['DIM aligned to ALS16'.$D44]) &gt; 0.2)" style:apply-style-name="BAD" style:base-cell-address="'DIM aligned to ALS16'.E44"/>
    </style:style>
    <style:style style:name="ce84" style:family="table-cell" style:parent-style-name="Default" style:data-style-name="N2">
      <style:table-cell-properties fo:border-bottom="0.06pt solid #000000" fo:background-color="#ffcc00" fo:border-left="none" fo:border-right="none" fo:border-top="none"/>
      <style:text-properties fo:font-size="14pt" style:font-size-asian="14pt" style:font-size-complex="14pt"/>
      <style:map style:condition="cell-content()&gt;1" style:apply-style-name="Untitled3" style:base-cell-address="'DIM aligned to ALS16'.E47"/>
      <style:map style:condition="cell-content()&lt;=1" style:apply-style-name="Untitled2" style:base-cell-address="'DIM aligned to ALS16'.E47"/>
    </style:style>
    <style:style style:name="ce85" style:family="table-cell" style:parent-style-name="Default" style:data-style-name="N2">
      <style:table-cell-properties fo:background-color="#ffdd54"/>
      <style:map style:condition="is-true-formula(ABS(['DIM aligned to ALS16'.E48] - ['DIM aligned to ALS16'.$D48]) &gt; 0.2)" style:apply-style-name="BAD" style:base-cell-address="'DIM aligned to ALS16'.E48"/>
    </style:style>
    <style:style style:name="ce86" style:family="table-cell" style:parent-style-name="Default" style:data-style-name="N2">
      <style:table-cell-properties fo:background-color="#ffdd54"/>
      <style:text-properties fo:font-size="14pt" style:font-size-asian="14pt" style:font-size-complex="14pt"/>
      <style:map style:condition="cell-content()&lt;=1" style:apply-style-name="Untitled2" style:base-cell-address="'DIM aligned to ALS16'.E51"/>
      <style:map style:condition="cell-content()&gt;1" style:apply-style-name="Untitled3" style:base-cell-address="'DIM aligned to ALS16'.E51"/>
    </style:style>
    <style:style style:name="ce8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52] - ['DIM aligned to ALS16'.$D52]) &gt; 0.2)" style:apply-style-name="BAD" style:base-cell-address="'DIM aligned to ALS16'.E52"/>
    </style:style>
    <style:style style:name="ce88" style:family="table-cell" style:parent-style-name="Default" style:data-style-name="N2">
      <style:table-cell-properties fo:background-color="#ffcc00"/>
      <style:map style:condition="is-true-formula(ABS(['DIM aligned to ALS16'.E52] - ['DIM aligned to ALS16'.$D52]) &gt; 0.2)" style:apply-style-name="BAD" style:base-cell-address="'DIM aligned to ALS16'.E52"/>
    </style:style>
    <style:style style:name="ce89" style:family="table-cell" style:parent-style-name="Default" style:data-style-name="N2">
      <style:table-cell-properties fo:border-bottom="0.06pt solid #000000" fo:background-color="#ffcc00" fo:border-left="none" fo:border-right="none" fo:border-top="none"/>
      <style:text-properties fo:font-size="14pt" style:font-size-asian="14pt" style:font-size-complex="14pt"/>
      <style:map style:condition="cell-content()&gt;1" style:apply-style-name="Untitled3" style:base-cell-address="'DIM aligned to ALS16'.E55"/>
      <style:map style:condition="cell-content()&lt;=1" style:apply-style-name="Untitled2" style:base-cell-address="'DIM aligned to ALS16'.E55"/>
    </style:style>
    <style:style style:name="ce90" style:family="table-cell" style:parent-style-name="Default" style:data-style-name="N2">
      <style:table-cell-properties fo:background-color="#ffdd54"/>
      <style:map style:condition="is-true-formula(ABS(['DIM aligned to ALS16'.E56] - ['DIM aligned to ALS16'.$D56]) &gt; 0.2)" style:apply-style-name="BAD" style:base-cell-address="'DIM aligned to ALS16'.E56"/>
    </style:style>
    <style:style style:name="ce91" style:family="table-cell" style:parent-style-name="Default" style:data-style-name="N2">
      <style:table-cell-properties fo:background-color="#ffdd54"/>
      <style:text-properties fo:font-size="14pt" style:font-size-asian="14pt" style:font-size-complex="14pt"/>
      <style:map style:condition="cell-content()&lt;=1" style:apply-style-name="Untitled2" style:base-cell-address="'DIM aligned to ALS16'.E59"/>
      <style:map style:condition="cell-content()&gt;1" style:apply-style-name="Untitled3" style:base-cell-address="'DIM aligned to ALS16'.E59"/>
    </style:style>
    <style:style style:name="ce9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60] - ['DIM aligned to ALS16'.$D60]) &gt; 0.2)" style:apply-style-name="BAD" style:base-cell-address="'DIM aligned to ALS16'.E60"/>
    </style:style>
    <style:style style:name="ce93" style:family="table-cell" style:parent-style-name="Default" style:data-style-name="N2">
      <style:table-cell-properties fo:background-color="#ffcc00"/>
      <style:map style:condition="is-true-formula(ABS(['DIM aligned to ALS16'.E60] - ['DIM aligned to ALS16'.$D60]) &gt; 0.2)" style:apply-style-name="BAD" style:base-cell-address="'DIM aligned to ALS16'.E60"/>
    </style:style>
    <style:style style:name="ce94" style:family="table-cell" style:parent-style-name="Default" style:data-style-name="N2">
      <style:table-cell-properties fo:border-bottom="0.06pt solid #000000" fo:background-color="#ffcc00" fo:border-left="none" fo:border-right="none" fo:border-top="none"/>
      <style:text-properties fo:font-size="14pt" style:font-size-asian="14pt" style:font-size-complex="14pt"/>
      <style:map style:condition="cell-content()&gt;1" style:apply-style-name="Untitled3" style:base-cell-address="'DIM aligned to ALS16'.E63"/>
      <style:map style:condition="cell-content()&lt;=1" style:apply-style-name="Untitled2" style:base-cell-address="'DIM aligned to ALS16'.E63"/>
    </style:style>
    <style:style style:name="ce95" style:family="table-cell" style:parent-style-name="Default" style:data-style-name="N2">
      <style:table-cell-properties fo:background-color="#ffdd54"/>
      <style:map style:condition="is-true-formula(ABS(['DIM aligned to ALS16'.E64] - ['DIM aligned to ALS16'.$D64]) &gt; 0.2)" style:apply-style-name="BAD" style:base-cell-address="'DIM aligned to ALS16'.E64"/>
    </style:style>
    <style:style style:name="ce96" style:family="table-cell" style:parent-style-name="Default" style:data-style-name="N2">
      <style:table-cell-properties fo:background-color="#ffdd54"/>
      <style:text-properties fo:font-size="14pt" style:font-size-asian="14pt" style:font-size-complex="14pt"/>
      <style:map style:condition="cell-content()&lt;=1" style:apply-style-name="Untitled2" style:base-cell-address="'DIM aligned to ALS16'.E67"/>
      <style:map style:condition="cell-content()&gt;1" style:apply-style-name="Untitled3" style:base-cell-address="'DIM aligned to ALS16'.E67"/>
    </style:style>
    <style:style style:name="ce97" style:family="table-cell" style:parent-style-name="Default">
      <style:table-cell-properties fo:background-color="#ff8331" style:text-align-source="fix" style:repeat-content="false" fo:wrap-option="wrap" fo:border="0.06pt solid #000000" style:vertical-align="middle"/>
      <style:paragraph-properties fo:text-align="center"/>
    </style:style>
    <style:style style:name="ce98" style:family="table-cell" style:parent-style-name="Default">
      <style:table-cell-properties fo:border-bottom="0.06pt solid #000000" fo:background-color="#ff8331" fo:wrap-option="wrap" fo:border-left="0.06pt solid #000000" fo:border-right="0.06pt solid #000000" fo:border-top="none"/>
    </style:style>
    <style:style style:name="ce9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4] - ['DIM aligned to ALS16'.$D4]) &gt; 0.2)" style:apply-style-name="BAD" style:base-cell-address="'DIM aligned to ALS16'.E4"/>
    </style:style>
    <style:style style:name="ce10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4] - ['DIM aligned to ALS16'.$D4]) &gt; 0.2)" style:apply-style-name="BAD" style:base-cell-address="'DIM aligned to ALS16'.E4"/>
    </style:style>
    <style:style style:name="ce101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  <style:text-properties fo:font-size="14pt" style:font-size-asian="14pt" style:font-size-complex="14pt"/>
      <style:map style:condition="cell-content()&gt;1" style:apply-style-name="Untitled3" style:base-cell-address="'DIM aligned to ALS16'.E7"/>
      <style:map style:condition="cell-content()&lt;=1" style:apply-style-name="Untitled2" style:base-cell-address="'DIM aligned to ALS16'.E7"/>
    </style:style>
    <style:style style:name="ce10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8] - ['DIM aligned to ALS16'.$D8]) &gt; 0.2)" style:apply-style-name="BAD" style:base-cell-address="'DIM aligned to ALS16'.E8"/>
    </style:style>
    <style:style style:name="ce10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fo:font-size="14pt" style:font-size-asian="14pt" style:font-size-complex="14pt"/>
      <style:map style:condition="cell-content()&lt;=1" style:apply-style-name="Untitled2" style:base-cell-address="'DIM aligned to ALS16'.E11"/>
      <style:map style:condition="cell-content()&gt;1" style:apply-style-name="Untitled3" style:base-cell-address="'DIM aligned to ALS16'.E11"/>
    </style:style>
    <style:style style:name="ce10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12] - ['DIM aligned to ALS16'.$D12]) &gt; 0.2)" style:apply-style-name="BAD" style:base-cell-address="'DIM aligned to ALS16'.E12"/>
    </style:style>
    <style:style style:name="ce10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12] - ['DIM aligned to ALS16'.$D12]) &gt; 0.2)" style:apply-style-name="BAD" style:base-cell-address="'DIM aligned to ALS16'.E12"/>
    </style:style>
    <style:style style:name="ce106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  <style:text-properties fo:font-size="14pt" style:font-size-asian="14pt" style:font-size-complex="14pt"/>
      <style:map style:condition="cell-content()&gt;1" style:apply-style-name="Untitled3" style:base-cell-address="'DIM aligned to ALS16'.E15"/>
      <style:map style:condition="cell-content()&lt;=1" style:apply-style-name="Untitled2" style:base-cell-address="'DIM aligned to ALS16'.E15"/>
    </style:style>
    <style:style style:name="ce10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16] - ['DIM aligned to ALS16'.$D16]) &gt; 0.2)" style:apply-style-name="BAD" style:base-cell-address="'DIM aligned to ALS16'.E16"/>
    </style:style>
    <style:style style:name="ce10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fo:font-size="14pt" style:font-size-asian="14pt" style:font-size-complex="14pt"/>
      <style:map style:condition="cell-content()&lt;=1" style:apply-style-name="Untitled2" style:base-cell-address="'DIM aligned to ALS16'.E19"/>
      <style:map style:condition="cell-content()&gt;1" style:apply-style-name="Untitled3" style:base-cell-address="'DIM aligned to ALS16'.E19"/>
    </style:style>
    <style:style style:name="ce10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20] - ['DIM aligned to ALS16'.$D20]) &gt; 0.2)" style:apply-style-name="BAD" style:base-cell-address="'DIM aligned to ALS16'.E20"/>
    </style:style>
    <style:style style:name="ce11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20] - ['DIM aligned to ALS16'.$D20]) &gt; 0.2)" style:apply-style-name="BAD" style:base-cell-address="'DIM aligned to ALS16'.E20"/>
    </style:style>
    <style:style style:name="ce111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  <style:text-properties fo:font-size="14pt" style:font-size-asian="14pt" style:font-size-complex="14pt"/>
      <style:map style:condition="cell-content()&gt;1" style:apply-style-name="Untitled3" style:base-cell-address="'DIM aligned to ALS16'.E23"/>
      <style:map style:condition="cell-content()&lt;=1" style:apply-style-name="Untitled2" style:base-cell-address="'DIM aligned to ALS16'.E23"/>
    </style:style>
    <style:style style:name="ce11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24] - ['DIM aligned to ALS16'.$D24]) &gt; 0.2)" style:apply-style-name="BAD" style:base-cell-address="'DIM aligned to ALS16'.E24"/>
    </style:style>
    <style:style style:name="ce11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fo:font-size="14pt" style:font-size-asian="14pt" style:font-size-complex="14pt"/>
      <style:map style:condition="cell-content()&lt;=1" style:apply-style-name="Untitled2" style:base-cell-address="'DIM aligned to ALS16'.E27"/>
      <style:map style:condition="cell-content()&gt;1" style:apply-style-name="Untitled3" style:base-cell-address="'DIM aligned to ALS16'.E27"/>
    </style:style>
    <style:style style:name="ce11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28] - ['DIM aligned to ALS16'.$D28]) &gt; 0.2)" style:apply-style-name="BAD" style:base-cell-address="'DIM aligned to ALS16'.E28"/>
    </style:style>
    <style:style style:name="ce11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28] - ['DIM aligned to ALS16'.$D28]) &gt; 0.2)" style:apply-style-name="BAD" style:base-cell-address="'DIM aligned to ALS16'.E28"/>
    </style:style>
    <style:style style:name="ce116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  <style:text-properties fo:font-size="14pt" style:font-size-asian="14pt" style:font-size-complex="14pt"/>
      <style:map style:condition="cell-content()&gt;1" style:apply-style-name="Untitled3" style:base-cell-address="'DIM aligned to ALS16'.E31"/>
      <style:map style:condition="cell-content()&lt;=1" style:apply-style-name="Untitled2" style:base-cell-address="'DIM aligned to ALS16'.E31"/>
    </style:style>
    <style:style style:name="ce11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32] - ['DIM aligned to ALS16'.$D32]) &gt; 0.2)" style:apply-style-name="BAD" style:base-cell-address="'DIM aligned to ALS16'.E32"/>
    </style:style>
    <style:style style:name="ce11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fo:font-size="14pt" style:font-size-asian="14pt" style:font-size-complex="14pt"/>
      <style:map style:condition="cell-content()&lt;=1" style:apply-style-name="Untitled2" style:base-cell-address="'DIM aligned to ALS16'.E35"/>
      <style:map style:condition="cell-content()&gt;1" style:apply-style-name="Untitled3" style:base-cell-address="'DIM aligned to ALS16'.E35"/>
    </style:style>
    <style:style style:name="ce11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36] - ['DIM aligned to ALS16'.$D36]) &gt; 0.2)" style:apply-style-name="BAD" style:base-cell-address="'DIM aligned to ALS16'.E36"/>
    </style:style>
    <style:style style:name="ce12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36] - ['DIM aligned to ALS16'.$D36]) &gt; 0.2)" style:apply-style-name="BAD" style:base-cell-address="'DIM aligned to ALS16'.E36"/>
    </style:style>
    <style:style style:name="ce121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  <style:text-properties fo:font-size="14pt" style:font-size-asian="14pt" style:font-size-complex="14pt"/>
      <style:map style:condition="cell-content()&gt;1" style:apply-style-name="Untitled3" style:base-cell-address="'DIM aligned to ALS16'.E39"/>
      <style:map style:condition="cell-content()&lt;=1" style:apply-style-name="Untitled2" style:base-cell-address="'DIM aligned to ALS16'.E39"/>
    </style:style>
    <style:style style:name="ce12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40] - ['DIM aligned to ALS16'.$D40]) &gt; 0.2)" style:apply-style-name="BAD" style:base-cell-address="'DIM aligned to ALS16'.E40"/>
    </style:style>
    <style:style style:name="ce12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fo:font-size="14pt" style:font-size-asian="14pt" style:font-size-complex="14pt"/>
      <style:map style:condition="cell-content()&lt;=1" style:apply-style-name="Untitled2" style:base-cell-address="'DIM aligned to ALS16'.E43"/>
      <style:map style:condition="cell-content()&gt;1" style:apply-style-name="Untitled3" style:base-cell-address="'DIM aligned to ALS16'.E43"/>
    </style:style>
    <style:style style:name="ce12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44] - ['DIM aligned to ALS16'.$D44]) &gt; 0.2)" style:apply-style-name="BAD" style:base-cell-address="'DIM aligned to ALS16'.E44"/>
    </style:style>
    <style:style style:name="ce12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44] - ['DIM aligned to ALS16'.$D44]) &gt; 0.2)" style:apply-style-name="BAD" style:base-cell-address="'DIM aligned to ALS16'.E44"/>
    </style:style>
    <style:style style:name="ce126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  <style:text-properties fo:font-size="14pt" style:font-size-asian="14pt" style:font-size-complex="14pt"/>
      <style:map style:condition="cell-content()&gt;1" style:apply-style-name="Untitled3" style:base-cell-address="'DIM aligned to ALS16'.E47"/>
      <style:map style:condition="cell-content()&lt;=1" style:apply-style-name="Untitled2" style:base-cell-address="'DIM aligned to ALS16'.E47"/>
    </style:style>
    <style:style style:name="ce12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48] - ['DIM aligned to ALS16'.$D48]) &gt; 0.2)" style:apply-style-name="BAD" style:base-cell-address="'DIM aligned to ALS16'.E48"/>
    </style:style>
    <style:style style:name="ce12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fo:font-size="14pt" style:font-size-asian="14pt" style:font-size-complex="14pt"/>
      <style:map style:condition="cell-content()&lt;=1" style:apply-style-name="Untitled2" style:base-cell-address="'DIM aligned to ALS16'.E51"/>
      <style:map style:condition="cell-content()&gt;1" style:apply-style-name="Untitled3" style:base-cell-address="'DIM aligned to ALS16'.E51"/>
    </style:style>
    <style:style style:name="ce12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52] - ['DIM aligned to ALS16'.$D52]) &gt; 0.2)" style:apply-style-name="BAD" style:base-cell-address="'DIM aligned to ALS16'.E52"/>
    </style:style>
    <style:style style:name="ce13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52] - ['DIM aligned to ALS16'.$D52]) &gt; 0.2)" style:apply-style-name="BAD" style:base-cell-address="'DIM aligned to ALS16'.E52"/>
    </style:style>
    <style:style style:name="ce131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  <style:text-properties fo:font-size="14pt" style:font-size-asian="14pt" style:font-size-complex="14pt"/>
      <style:map style:condition="cell-content()&gt;1" style:apply-style-name="Untitled3" style:base-cell-address="'DIM aligned to ALS16'.E55"/>
      <style:map style:condition="cell-content()&lt;=1" style:apply-style-name="Untitled2" style:base-cell-address="'DIM aligned to ALS16'.E55"/>
    </style:style>
    <style:style style:name="ce13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56] - ['DIM aligned to ALS16'.$D56]) &gt; 0.2)" style:apply-style-name="BAD" style:base-cell-address="'DIM aligned to ALS16'.E56"/>
    </style:style>
    <style:style style:name="ce13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fo:font-size="14pt" style:font-size-asian="14pt" style:font-size-complex="14pt"/>
      <style:map style:condition="cell-content()&lt;=1" style:apply-style-name="Untitled2" style:base-cell-address="'DIM aligned to ALS16'.E59"/>
      <style:map style:condition="cell-content()&gt;1" style:apply-style-name="Untitled3" style:base-cell-address="'DIM aligned to ALS16'.E59"/>
    </style:style>
    <style:style style:name="ce13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60] - ['DIM aligned to ALS16'.$D60]) &gt; 0.2)" style:apply-style-name="BAD" style:base-cell-address="'DIM aligned to ALS16'.E60"/>
    </style:style>
    <style:style style:name="ce13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60] - ['DIM aligned to ALS16'.$D60]) &gt; 0.2)" style:apply-style-name="BAD" style:base-cell-address="'DIM aligned to ALS16'.E60"/>
    </style:style>
    <style:style style:name="ce136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  <style:text-properties fo:font-size="14pt" style:font-size-asian="14pt" style:font-size-complex="14pt"/>
      <style:map style:condition="cell-content()&gt;1" style:apply-style-name="Untitled3" style:base-cell-address="'DIM aligned to ALS16'.E63"/>
      <style:map style:condition="cell-content()&lt;=1" style:apply-style-name="Untitled2" style:base-cell-address="'DIM aligned to ALS16'.E63"/>
    </style:style>
    <style:style style:name="ce13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64] - ['DIM aligned to ALS16'.$D64]) &gt; 0.2)" style:apply-style-name="BAD" style:base-cell-address="'DIM aligned to ALS16'.E64"/>
    </style:style>
    <style:style style:name="ce13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fo:font-size="14pt" style:font-size-asian="14pt" style:font-size-complex="14pt"/>
      <style:map style:condition="cell-content()&lt;=1" style:apply-style-name="Untitled2" style:base-cell-address="'DIM aligned to ALS16'.E67"/>
      <style:map style:condition="cell-content()&gt;1" style:apply-style-name="Untitled3" style:base-cell-address="'DIM aligned to ALS16'.E67"/>
    </style:style>
    <style:style style:name="ce13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] - ['DIM aligned to ALS16'.$D4]) &gt; 0.2)" style:apply-style-name="BAD" style:base-cell-address="'DIM aligned to ALS16'.E4"/>
    </style:style>
    <style:style style:name="ce140" style:family="table-cell" style:parent-style-name="Default" style:data-style-name="N2">
      <style:table-cell-properties fo:background-color="#b0cccc"/>
      <style:text-properties fo:font-size="14pt" style:font-size-asian="14pt" style:font-size-complex="14pt"/>
      <style:map style:condition="cell-content()&lt;=1" style:apply-style-name="Untitled2" style:base-cell-address="'DIM aligned to ALS16'.E11"/>
      <style:map style:condition="cell-content()&gt;1" style:apply-style-name="Untitled3" style:base-cell-address="'DIM aligned to ALS16'.E11"/>
    </style:style>
    <style:style style:name="ce14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12] - ['DIM aligned to ALS16'.$D12]) &gt; 0.2)" style:apply-style-name="BAD" style:base-cell-address="'DIM aligned to ALS16'.E12"/>
    </style:style>
    <style:style style:name="ce142" style:family="table-cell" style:parent-style-name="Default" style:data-style-name="N2">
      <style:table-cell-properties fo:background-color="#b0cccc"/>
      <style:text-properties fo:font-size="14pt" style:font-size-asian="14pt" style:font-size-complex="14pt"/>
      <style:map style:condition="cell-content()&lt;=1" style:apply-style-name="Untitled2" style:base-cell-address="'DIM aligned to ALS16'.E19"/>
      <style:map style:condition="cell-content()&gt;1" style:apply-style-name="Untitled3" style:base-cell-address="'DIM aligned to ALS16'.E19"/>
    </style:style>
    <style:style style:name="ce14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0] - ['DIM aligned to ALS16'.$D20]) &gt; 0.2)" style:apply-style-name="BAD" style:base-cell-address="'DIM aligned to ALS16'.E20"/>
    </style:style>
    <style:style style:name="ce144" style:family="table-cell" style:parent-style-name="Default" style:data-style-name="N2">
      <style:table-cell-properties fo:background-color="#b0cccc"/>
      <style:text-properties fo:font-size="14pt" style:font-size-asian="14pt" style:font-size-complex="14pt"/>
      <style:map style:condition="cell-content()&lt;=1" style:apply-style-name="Untitled2" style:base-cell-address="'DIM aligned to ALS16'.E27"/>
      <style:map style:condition="cell-content()&gt;1" style:apply-style-name="Untitled3" style:base-cell-address="'DIM aligned to ALS16'.E27"/>
    </style:style>
    <style:style style:name="ce14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8] - ['DIM aligned to ALS16'.$D28]) &gt; 0.2)" style:apply-style-name="BAD" style:base-cell-address="'DIM aligned to ALS16'.E28"/>
    </style:style>
    <style:style style:name="ce146" style:family="table-cell" style:parent-style-name="Default" style:data-style-name="N2">
      <style:table-cell-properties fo:background-color="#b0cccc"/>
      <style:text-properties fo:font-size="14pt" style:font-size-asian="14pt" style:font-size-complex="14pt"/>
      <style:map style:condition="cell-content()&lt;=1" style:apply-style-name="Untitled2" style:base-cell-address="'DIM aligned to ALS16'.E35"/>
      <style:map style:condition="cell-content()&gt;1" style:apply-style-name="Untitled3" style:base-cell-address="'DIM aligned to ALS16'.E35"/>
    </style:style>
    <style:style style:name="ce14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36] - ['DIM aligned to ALS16'.$D36]) &gt; 0.2)" style:apply-style-name="BAD" style:base-cell-address="'DIM aligned to ALS16'.E36"/>
    </style:style>
    <style:style style:name="ce148" style:family="table-cell" style:parent-style-name="Default" style:data-style-name="N2">
      <style:table-cell-properties fo:background-color="#b0cccc"/>
      <style:text-properties fo:font-size="14pt" style:font-size-asian="14pt" style:font-size-complex="14pt"/>
      <style:map style:condition="cell-content()&lt;=1" style:apply-style-name="Untitled2" style:base-cell-address="'DIM aligned to ALS16'.E43"/>
      <style:map style:condition="cell-content()&gt;1" style:apply-style-name="Untitled3" style:base-cell-address="'DIM aligned to ALS16'.E43"/>
    </style:style>
    <style:style style:name="ce14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4] - ['DIM aligned to ALS16'.$D44]) &gt; 0.2)" style:apply-style-name="BAD" style:base-cell-address="'DIM aligned to ALS16'.E44"/>
    </style:style>
    <style:style style:name="ce150" style:family="table-cell" style:parent-style-name="Default" style:data-style-name="N2">
      <style:table-cell-properties fo:background-color="#b0cccc"/>
      <style:text-properties fo:font-size="14pt" style:font-size-asian="14pt" style:font-size-complex="14pt"/>
      <style:map style:condition="cell-content()&lt;=1" style:apply-style-name="Untitled2" style:base-cell-address="'DIM aligned to ALS16'.E51"/>
      <style:map style:condition="cell-content()&gt;1" style:apply-style-name="Untitled3" style:base-cell-address="'DIM aligned to ALS16'.E51"/>
    </style:style>
    <style:style style:name="ce15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52] - ['DIM aligned to ALS16'.$D52]) &gt; 0.2)" style:apply-style-name="BAD" style:base-cell-address="'DIM aligned to ALS16'.E52"/>
    </style:style>
    <style:style style:name="ce152" style:family="table-cell" style:parent-style-name="Default" style:data-style-name="N2">
      <style:table-cell-properties fo:background-color="#b0cccc"/>
      <style:text-properties fo:font-size="14pt" style:font-size-asian="14pt" style:font-size-complex="14pt"/>
      <style:map style:condition="cell-content()&lt;=1" style:apply-style-name="Untitled2" style:base-cell-address="'DIM aligned to ALS16'.E59"/>
      <style:map style:condition="cell-content()&gt;1" style:apply-style-name="Untitled3" style:base-cell-address="'DIM aligned to ALS16'.E59"/>
    </style:style>
    <style:style style:name="ce15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60] - ['DIM aligned to ALS16'.$D60]) &gt; 0.2)" style:apply-style-name="BAD" style:base-cell-address="'DIM aligned to ALS16'.E60"/>
    </style:style>
    <style:style style:name="ce154" style:family="table-cell" style:parent-style-name="Default" style:data-style-name="N2">
      <style:table-cell-properties fo:background-color="#b0cccc"/>
      <style:text-properties fo:font-size="14pt" style:font-size-asian="14pt" style:font-size-complex="14pt"/>
      <style:map style:condition="cell-content()&lt;=1" style:apply-style-name="Untitled2" style:base-cell-address="'DIM aligned to ALS16'.E67"/>
      <style:map style:condition="cell-content()&gt;1" style:apply-style-name="Untitled3" style:base-cell-address="'DIM aligned to ALS16'.E67"/>
    </style:style>
    <style:style style:name="ce155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6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15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4] - ['ALS16 aligned to ALS14'.$D4]) &gt; 0.2)" style:apply-style-name="Bad" style:base-cell-address="'ALS16 aligned to ALS14'.E4"/>
    </style:style>
    <style:style style:name="ce158" style:family="table-cell" style:parent-style-name="Default" style:data-style-name="N2">
      <style:table-cell-properties fo:background-color="#99cccc"/>
      <style:map style:condition="is-true-formula(ABS(['ALS16 aligned to ALS14'.E4] - ['ALS16 aligned to ALS14'.$D4]) &gt; 0.2)" style:apply-style-name="Bad" style:base-cell-address="'ALS16 aligned to ALS14'.E4"/>
    </style:style>
    <style:style style:name="ce159" style:family="table-cell" style:parent-style-name="Default" style:data-style-name="N2">
      <style:table-cell-properties fo:border-bottom="0.06pt solid #000000" fo:background-color="#99cccc" fo:border-left="none" fo:border-right="none" fo:border-top="none"/>
    </style:style>
    <style:style style:name="ce160" style:family="table-cell" style:parent-style-name="Default" style:data-style-name="N2">
      <style:table-cell-properties fo:background-color="#b0cccc"/>
      <style:map style:condition="is-true-formula(ABS(['ALS16 aligned to ALS14'.E8] - ['ALS16 aligned to ALS14'.$D8]) &gt; 0.2)" style:apply-style-name="Bad" style:base-cell-address="'ALS16 aligned to ALS14'.E8"/>
    </style:style>
    <style:style style:name="ce161" style:family="table-cell" style:parent-style-name="Default" style:data-style-name="N2">
      <style:table-cell-properties fo:background-color="#b0cccc"/>
    </style:style>
    <style:style style:name="ce16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12] - ['ALS16 aligned to ALS14'.$D12]) &gt; 0.2)" style:apply-style-name="Bad" style:base-cell-address="'ALS16 aligned to ALS14'.E12"/>
    </style:style>
    <style:style style:name="ce163" style:family="table-cell" style:parent-style-name="Default" style:data-style-name="N2">
      <style:table-cell-properties fo:background-color="#99cccc"/>
      <style:map style:condition="is-true-formula(ABS(['ALS16 aligned to ALS14'.E12] - ['ALS16 aligned to ALS14'.$D12]) &gt; 0.2)" style:apply-style-name="Bad" style:base-cell-address="'ALS16 aligned to ALS14'.E12"/>
    </style:style>
    <style:style style:name="ce164" style:family="table-cell" style:parent-style-name="Default" style:data-style-name="N2">
      <style:table-cell-properties fo:background-color="#b0cccc"/>
      <style:map style:condition="is-true-formula(ABS(['ALS16 aligned to ALS14'.E16] - ['ALS16 aligned to ALS14'.$D16]) &gt; 0.2)" style:apply-style-name="Bad" style:base-cell-address="'ALS16 aligned to ALS14'.E16"/>
    </style:style>
    <style:style style:name="ce16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20] - ['ALS16 aligned to ALS14'.$D20]) &gt; 0.2)" style:apply-style-name="Bad" style:base-cell-address="'ALS16 aligned to ALS14'.E20"/>
    </style:style>
    <style:style style:name="ce166" style:family="table-cell" style:parent-style-name="Default" style:data-style-name="N2">
      <style:table-cell-properties fo:background-color="#99cccc"/>
      <style:map style:condition="is-true-formula(ABS(['ALS16 aligned to ALS14'.E20] - ['ALS16 aligned to ALS14'.$D20]) &gt; 0.2)" style:apply-style-name="Bad" style:base-cell-address="'ALS16 aligned to ALS14'.E20"/>
    </style:style>
    <style:style style:name="ce167" style:family="table-cell" style:parent-style-name="Default" style:data-style-name="N2">
      <style:table-cell-properties fo:background-color="#b0cccc"/>
      <style:map style:condition="is-true-formula(ABS(['ALS16 aligned to ALS14'.E24] - ['ALS16 aligned to ALS14'.$D24]) &gt; 0.2)" style:apply-style-name="Bad" style:base-cell-address="'ALS16 aligned to ALS14'.E24"/>
    </style:style>
    <style:style style:name="ce16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28] - ['ALS16 aligned to ALS14'.$D28]) &gt; 0.2)" style:apply-style-name="Bad" style:base-cell-address="'ALS16 aligned to ALS14'.E28"/>
    </style:style>
    <style:style style:name="ce169" style:family="table-cell" style:parent-style-name="Default" style:data-style-name="N2">
      <style:table-cell-properties fo:background-color="#99cccc"/>
      <style:map style:condition="is-true-formula(ABS(['ALS16 aligned to ALS14'.E28] - ['ALS16 aligned to ALS14'.$D28]) &gt; 0.2)" style:apply-style-name="Bad" style:base-cell-address="'ALS16 aligned to ALS14'.E28"/>
    </style:style>
    <style:style style:name="ce170" style:family="table-cell" style:parent-style-name="Default" style:data-style-name="N2">
      <style:table-cell-properties fo:background-color="#b0cccc"/>
      <style:map style:condition="is-true-formula(ABS(['ALS16 aligned to ALS14'.E32] - ['ALS16 aligned to ALS14'.$D32]) &gt; 0.2)" style:apply-style-name="Bad" style:base-cell-address="'ALS16 aligned to ALS14'.E32"/>
    </style:style>
    <style:style style:name="ce17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36] - ['ALS16 aligned to ALS14'.$D36]) &gt; 0.2)" style:apply-style-name="Bad" style:base-cell-address="'ALS16 aligned to ALS14'.E36"/>
    </style:style>
    <style:style style:name="ce172" style:family="table-cell" style:parent-style-name="Default" style:data-style-name="N2">
      <style:table-cell-properties fo:background-color="#99cccc"/>
      <style:map style:condition="is-true-formula(ABS(['ALS16 aligned to ALS14'.E36] - ['ALS16 aligned to ALS14'.$D36]) &gt; 0.2)" style:apply-style-name="Bad" style:base-cell-address="'ALS16 aligned to ALS14'.E36"/>
    </style:style>
    <style:style style:name="ce173" style:family="table-cell" style:parent-style-name="Default" style:data-style-name="N2">
      <style:table-cell-properties fo:background-color="#b0cccc"/>
      <style:map style:condition="is-true-formula(ABS(['ALS16 aligned to ALS14'.E40] - ['ALS16 aligned to ALS14'.$D40]) &gt; 0.2)" style:apply-style-name="Bad" style:base-cell-address="'ALS16 aligned to ALS14'.E40"/>
    </style:style>
    <style:style style:name="ce17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44] - ['ALS16 aligned to ALS14'.$D44]) &gt; 0.2)" style:apply-style-name="Bad" style:base-cell-address="'ALS16 aligned to ALS14'.E44"/>
    </style:style>
    <style:style style:name="ce175" style:family="table-cell" style:parent-style-name="Default" style:data-style-name="N2">
      <style:table-cell-properties fo:background-color="#99cccc"/>
      <style:map style:condition="is-true-formula(ABS(['ALS16 aligned to ALS14'.E44] - ['ALS16 aligned to ALS14'.$D44]) &gt; 0.2)" style:apply-style-name="Bad" style:base-cell-address="'ALS16 aligned to ALS14'.E44"/>
    </style:style>
    <style:style style:name="ce176" style:family="table-cell" style:parent-style-name="Default" style:data-style-name="N2">
      <style:table-cell-properties fo:background-color="#b0cccc"/>
      <style:map style:condition="is-true-formula(ABS(['ALS16 aligned to ALS14'.E48] - ['ALS16 aligned to ALS14'.$D48]) &gt; 0.2)" style:apply-style-name="Bad" style:base-cell-address="'ALS16 aligned to ALS14'.E48"/>
    </style:style>
    <style:style style:name="ce177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178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17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4] - ['ALS16 aligned to ALS14'.$D4]) &gt; 0.2)" style:apply-style-name="Bad" style:base-cell-address="'ALS16 aligned to ALS14'.F4"/>
    </style:style>
    <style:style style:name="ce18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4] - ['ALS16 aligned to ALS14'.$D4]) &gt; 0.2)" style:apply-style-name="Bad" style:base-cell-address="'ALS16 aligned to ALS14'.F4"/>
    </style:style>
    <style:style style:name="ce181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18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8] - ['ALS16 aligned to ALS14'.$D8]) &gt; 0.2)" style:apply-style-name="Bad" style:base-cell-address="'ALS16 aligned to ALS14'.F8"/>
    </style:style>
    <style:style style:name="ce18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18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12] - ['ALS16 aligned to ALS14'.$D12]) &gt; 0.2)" style:apply-style-name="Bad" style:base-cell-address="'ALS16 aligned to ALS14'.F12"/>
    </style:style>
    <style:style style:name="ce18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12] - ['ALS16 aligned to ALS14'.$D12]) &gt; 0.2)" style:apply-style-name="Bad" style:base-cell-address="'ALS16 aligned to ALS14'.F12"/>
    </style:style>
    <style:style style:name="ce18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16] - ['ALS16 aligned to ALS14'.$D16]) &gt; 0.2)" style:apply-style-name="Bad" style:base-cell-address="'ALS16 aligned to ALS14'.F16"/>
    </style:style>
    <style:style style:name="ce18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20] - ['ALS16 aligned to ALS14'.$D20]) &gt; 0.2)" style:apply-style-name="Bad" style:base-cell-address="'ALS16 aligned to ALS14'.F20"/>
    </style:style>
    <style:style style:name="ce18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20] - ['ALS16 aligned to ALS14'.$D20]) &gt; 0.2)" style:apply-style-name="Bad" style:base-cell-address="'ALS16 aligned to ALS14'.F20"/>
    </style:style>
    <style:style style:name="ce18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24] - ['ALS16 aligned to ALS14'.$D24]) &gt; 0.2)" style:apply-style-name="Bad" style:base-cell-address="'ALS16 aligned to ALS14'.F24"/>
    </style:style>
    <style:style style:name="ce19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28] - ['ALS16 aligned to ALS14'.$D28]) &gt; 0.2)" style:apply-style-name="Bad" style:base-cell-address="'ALS16 aligned to ALS14'.F28"/>
    </style:style>
    <style:style style:name="ce19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28] - ['ALS16 aligned to ALS14'.$D28]) &gt; 0.2)" style:apply-style-name="Bad" style:base-cell-address="'ALS16 aligned to ALS14'.F28"/>
    </style:style>
    <style:style style:name="ce19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32] - ['ALS16 aligned to ALS14'.$D32]) &gt; 0.2)" style:apply-style-name="Bad" style:base-cell-address="'ALS16 aligned to ALS14'.F32"/>
    </style:style>
    <style:style style:name="ce19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36] - ['ALS16 aligned to ALS14'.$D36]) &gt; 0.2)" style:apply-style-name="Bad" style:base-cell-address="'ALS16 aligned to ALS14'.F36"/>
    </style:style>
    <style:style style:name="ce19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36] - ['ALS16 aligned to ALS14'.$D36]) &gt; 0.2)" style:apply-style-name="Bad" style:base-cell-address="'ALS16 aligned to ALS14'.F36"/>
    </style:style>
    <style:style style:name="ce19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40] - ['ALS16 aligned to ALS14'.$D40]) &gt; 0.2)" style:apply-style-name="Bad" style:base-cell-address="'ALS16 aligned to ALS14'.F40"/>
    </style:style>
    <style:style style:name="ce19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44] - ['ALS16 aligned to ALS14'.$D44]) &gt; 0.2)" style:apply-style-name="Bad" style:base-cell-address="'ALS16 aligned to ALS14'.F44"/>
    </style:style>
    <style:style style:name="ce19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44] - ['ALS16 aligned to ALS14'.$D44]) &gt; 0.2)" style:apply-style-name="Bad" style:base-cell-address="'ALS16 aligned to ALS14'.F44"/>
    </style:style>
    <style:style style:name="ce19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48] - ['ALS16 aligned to ALS14'.$D48]) &gt; 0.2)" style:apply-style-name="Bad" style:base-cell-address="'ALS16 aligned to ALS14'.F48"/>
    </style:style>
    <style:style style:name="ce19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48] - ['ALS16 aligned to ALS14'.$D48]) &gt; 0.2)" style:apply-style-name="Bad" style:base-cell-address="'ALS16 aligned to ALS14'.E48"/>
    </style:style>
    <style:style style:name="ce200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1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20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4] - ['ALS16 aligned to ALS14'.$D4]) &gt; 0.2)" style:apply-style-name="Bad" style:base-cell-address="'ALS16 aligned to ALS14'.E4"/>
    </style:style>
    <style:style style:name="ce203" style:family="table-cell" style:parent-style-name="Default" style:data-style-name="N2">
      <style:table-cell-properties fo:background-color="#ffcc00"/>
      <style:map style:condition="is-true-formula(ABS(['ALS16 aligned to ALS14'.E4] - ['ALS16 aligned to ALS14'.$D4]) &gt; 0.2)" style:apply-style-name="Bad" style:base-cell-address="'ALS16 aligned to ALS14'.E4"/>
    </style:style>
    <style:style style:name="ce204" style:family="table-cell" style:parent-style-name="Default" style:data-style-name="N2">
      <style:table-cell-properties fo:border-bottom="0.06pt solid #000000" fo:background-color="#ffcc00" fo:border-left="none" fo:border-right="none" fo:border-top="none"/>
    </style:style>
    <style:style style:name="ce205" style:family="table-cell" style:parent-style-name="Default" style:data-style-name="N2">
      <style:table-cell-properties fo:background-color="#ffdd54"/>
      <style:map style:condition="is-true-formula(ABS(['ALS16 aligned to ALS14'.E8] - ['ALS16 aligned to ALS14'.$D8]) &gt; 0.2)" style:apply-style-name="Bad" style:base-cell-address="'ALS16 aligned to ALS14'.E8"/>
    </style:style>
    <style:style style:name="ce206" style:family="table-cell" style:parent-style-name="Default" style:data-style-name="N2">
      <style:table-cell-properties fo:background-color="#ffdd54"/>
    </style:style>
    <style:style style:name="ce20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12] - ['ALS16 aligned to ALS14'.$D12]) &gt; 0.2)" style:apply-style-name="Bad" style:base-cell-address="'ALS16 aligned to ALS14'.E12"/>
    </style:style>
    <style:style style:name="ce208" style:family="table-cell" style:parent-style-name="Default" style:data-style-name="N2">
      <style:table-cell-properties fo:background-color="#ffcc00"/>
      <style:map style:condition="is-true-formula(ABS(['ALS16 aligned to ALS14'.E12] - ['ALS16 aligned to ALS14'.$D12]) &gt; 0.2)" style:apply-style-name="Bad" style:base-cell-address="'ALS16 aligned to ALS14'.E12"/>
    </style:style>
    <style:style style:name="ce209" style:family="table-cell" style:parent-style-name="Default" style:data-style-name="N2">
      <style:table-cell-properties fo:background-color="#ffdd54"/>
      <style:map style:condition="is-true-formula(ABS(['ALS16 aligned to ALS14'.E16] - ['ALS16 aligned to ALS14'.$D16]) &gt; 0.2)" style:apply-style-name="Bad" style:base-cell-address="'ALS16 aligned to ALS14'.E16"/>
    </style:style>
    <style:style style:name="ce21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20] - ['ALS16 aligned to ALS14'.$D20]) &gt; 0.2)" style:apply-style-name="Bad" style:base-cell-address="'ALS16 aligned to ALS14'.E20"/>
    </style:style>
    <style:style style:name="ce211" style:family="table-cell" style:parent-style-name="Default" style:data-style-name="N2">
      <style:table-cell-properties fo:background-color="#ffcc00"/>
      <style:map style:condition="is-true-formula(ABS(['ALS16 aligned to ALS14'.E20] - ['ALS16 aligned to ALS14'.$D20]) &gt; 0.2)" style:apply-style-name="Bad" style:base-cell-address="'ALS16 aligned to ALS14'.E20"/>
    </style:style>
    <style:style style:name="ce212" style:family="table-cell" style:parent-style-name="Default" style:data-style-name="N2">
      <style:table-cell-properties fo:background-color="#ffdd54"/>
      <style:map style:condition="is-true-formula(ABS(['ALS16 aligned to ALS14'.E24] - ['ALS16 aligned to ALS14'.$D24]) &gt; 0.2)" style:apply-style-name="Bad" style:base-cell-address="'ALS16 aligned to ALS14'.E24"/>
    </style:style>
    <style:style style:name="ce21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28] - ['ALS16 aligned to ALS14'.$D28]) &gt; 0.2)" style:apply-style-name="Bad" style:base-cell-address="'ALS16 aligned to ALS14'.E28"/>
    </style:style>
    <style:style style:name="ce214" style:family="table-cell" style:parent-style-name="Default" style:data-style-name="N2">
      <style:table-cell-properties fo:background-color="#ffcc00"/>
      <style:map style:condition="is-true-formula(ABS(['ALS16 aligned to ALS14'.E28] - ['ALS16 aligned to ALS14'.$D28]) &gt; 0.2)" style:apply-style-name="Bad" style:base-cell-address="'ALS16 aligned to ALS14'.E28"/>
    </style:style>
    <style:style style:name="ce215" style:family="table-cell" style:parent-style-name="Default" style:data-style-name="N2">
      <style:table-cell-properties fo:background-color="#ffdd54"/>
      <style:map style:condition="is-true-formula(ABS(['ALS16 aligned to ALS14'.E32] - ['ALS16 aligned to ALS14'.$D32]) &gt; 0.2)" style:apply-style-name="Bad" style:base-cell-address="'ALS16 aligned to ALS14'.E32"/>
    </style:style>
    <style:style style:name="ce21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36] - ['ALS16 aligned to ALS14'.$D36]) &gt; 0.2)" style:apply-style-name="Bad" style:base-cell-address="'ALS16 aligned to ALS14'.E36"/>
    </style:style>
    <style:style style:name="ce217" style:family="table-cell" style:parent-style-name="Default" style:data-style-name="N2">
      <style:table-cell-properties fo:background-color="#ffcc00"/>
      <style:map style:condition="is-true-formula(ABS(['ALS16 aligned to ALS14'.E36] - ['ALS16 aligned to ALS14'.$D36]) &gt; 0.2)" style:apply-style-name="Bad" style:base-cell-address="'ALS16 aligned to ALS14'.E36"/>
    </style:style>
    <style:style style:name="ce218" style:family="table-cell" style:parent-style-name="Default" style:data-style-name="N2">
      <style:table-cell-properties fo:background-color="#ffdd54"/>
      <style:map style:condition="is-true-formula(ABS(['ALS16 aligned to ALS14'.E40] - ['ALS16 aligned to ALS14'.$D40]) &gt; 0.2)" style:apply-style-name="Bad" style:base-cell-address="'ALS16 aligned to ALS14'.E40"/>
    </style:style>
    <style:style style:name="ce21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44] - ['ALS16 aligned to ALS14'.$D44]) &gt; 0.2)" style:apply-style-name="Bad" style:base-cell-address="'ALS16 aligned to ALS14'.E44"/>
    </style:style>
    <style:style style:name="ce220" style:family="table-cell" style:parent-style-name="Default" style:data-style-name="N2">
      <style:table-cell-properties fo:background-color="#ffcc00"/>
      <style:map style:condition="is-true-formula(ABS(['ALS16 aligned to ALS14'.E44] - ['ALS16 aligned to ALS14'.$D44]) &gt; 0.2)" style:apply-style-name="Bad" style:base-cell-address="'ALS16 aligned to ALS14'.E44"/>
    </style:style>
    <style:style style:name="ce221" style:family="table-cell" style:parent-style-name="Default" style:data-style-name="N2">
      <style:table-cell-properties fo:background-color="#ffdd54"/>
      <style:map style:condition="is-true-formula(ABS(['ALS16 aligned to ALS14'.E48] - ['ALS16 aligned to ALS14'.$D48]) &gt; 0.2)" style:apply-style-name="Bad" style:base-cell-address="'ALS16 aligned to ALS14'.E48"/>
    </style:style>
    <style:style style:name="ce222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2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4] - ['ALS16 aligned to ALS14'.$D4]) &gt; 0.2)" style:apply-style-name="Bad" style:base-cell-address="'ALS16 aligned to ALS14'.E4"/>
    </style:style>
    <style:style style:name="ce22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4] - ['ALS16 aligned to ALS14'.$D4]) &gt; 0.2)" style:apply-style-name="Bad" style:base-cell-address="'ALS16 aligned to ALS14'.E4"/>
    </style:style>
    <style:style style:name="ce226" style:family="table-cell" style:parent-style-name="Default" style:data-style-name="N2">
      <style:table-cell-properties fo:border-bottom="0.06pt solid #000000" fo:background-color="#ffc266" fo:border-left="0.06pt solid #000000" fo:border-right="0.06pt solid #000000" fo:border-top="none"/>
    </style:style>
    <style:style style:name="ce22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8] - ['ALS16 aligned to ALS14'.$D8]) &gt; 0.2)" style:apply-style-name="Bad" style:base-cell-address="'ALS16 aligned to ALS14'.E8"/>
    </style:style>
    <style:style style:name="ce22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</style:style>
    <style:style style:name="ce22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12] - ['ALS16 aligned to ALS14'.$D12]) &gt; 0.2)" style:apply-style-name="Bad" style:base-cell-address="'ALS16 aligned to ALS14'.E12"/>
    </style:style>
    <style:style style:name="ce23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12] - ['ALS16 aligned to ALS14'.$D12]) &gt; 0.2)" style:apply-style-name="Bad" style:base-cell-address="'ALS16 aligned to ALS14'.E12"/>
    </style:style>
    <style:style style:name="ce23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16] - ['ALS16 aligned to ALS14'.$D16]) &gt; 0.2)" style:apply-style-name="Bad" style:base-cell-address="'ALS16 aligned to ALS14'.E16"/>
    </style:style>
    <style:style style:name="ce23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20] - ['ALS16 aligned to ALS14'.$D20]) &gt; 0.2)" style:apply-style-name="Bad" style:base-cell-address="'ALS16 aligned to ALS14'.E20"/>
    </style:style>
    <style:style style:name="ce23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20] - ['ALS16 aligned to ALS14'.$D20]) &gt; 0.2)" style:apply-style-name="Bad" style:base-cell-address="'ALS16 aligned to ALS14'.E20"/>
    </style:style>
    <style:style style:name="ce23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24] - ['ALS16 aligned to ALS14'.$D24]) &gt; 0.2)" style:apply-style-name="Bad" style:base-cell-address="'ALS16 aligned to ALS14'.E24"/>
    </style:style>
    <style:style style:name="ce23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28] - ['ALS16 aligned to ALS14'.$D28]) &gt; 0.2)" style:apply-style-name="Bad" style:base-cell-address="'ALS16 aligned to ALS14'.E28"/>
    </style:style>
    <style:style style:name="ce23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28] - ['ALS16 aligned to ALS14'.$D28]) &gt; 0.2)" style:apply-style-name="Bad" style:base-cell-address="'ALS16 aligned to ALS14'.E28"/>
    </style:style>
    <style:style style:name="ce23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32] - ['ALS16 aligned to ALS14'.$D32]) &gt; 0.2)" style:apply-style-name="Bad" style:base-cell-address="'ALS16 aligned to ALS14'.E32"/>
    </style:style>
    <style:style style:name="ce23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36] - ['ALS16 aligned to ALS14'.$D36]) &gt; 0.2)" style:apply-style-name="Bad" style:base-cell-address="'ALS16 aligned to ALS14'.E36"/>
    </style:style>
    <style:style style:name="ce23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36] - ['ALS16 aligned to ALS14'.$D36]) &gt; 0.2)" style:apply-style-name="Bad" style:base-cell-address="'ALS16 aligned to ALS14'.E36"/>
    </style:style>
    <style:style style:name="ce24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40] - ['ALS16 aligned to ALS14'.$D40]) &gt; 0.2)" style:apply-style-name="Bad" style:base-cell-address="'ALS16 aligned to ALS14'.E40"/>
    </style:style>
    <style:style style:name="ce24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44] - ['ALS16 aligned to ALS14'.$D44]) &gt; 0.2)" style:apply-style-name="Bad" style:base-cell-address="'ALS16 aligned to ALS14'.E44"/>
    </style:style>
    <style:style style:name="ce24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44] - ['ALS16 aligned to ALS14'.$D44]) &gt; 0.2)" style:apply-style-name="Bad" style:base-cell-address="'ALS16 aligned to ALS14'.E44"/>
    </style:style>
    <style:style style:name="ce24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48] - ['ALS16 aligned to ALS14'.$D48]) &gt; 0.2)" style:apply-style-name="Bad" style:base-cell-address="'ALS16 aligned to ALS14'.E48"/>
    </style:style>
    <style:style style:name="ce24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4] - ['DIM aligned to ALS14'.$D4]) &gt; 0.2)" style:apply-style-name="Bad" style:base-cell-address="'DIM aligned to ALS14'.E4"/>
    </style:style>
    <style:style style:name="ce245" style:family="table-cell" style:parent-style-name="Default" style:data-style-name="N2">
      <style:table-cell-properties fo:background-color="#99cccc"/>
      <style:map style:condition="is-true-formula(ABS(['DIM aligned to ALS14'.E4] - ['DIM aligned to ALS14'.$D4]) &gt; 0.2)" style:apply-style-name="Bad" style:base-cell-address="'DIM aligned to ALS14'.E4"/>
    </style:style>
    <style:style style:name="ce246" style:family="table-cell" style:parent-style-name="Default" style:data-style-name="N2">
      <style:table-cell-properties fo:background-color="#b0cccc"/>
      <style:map style:condition="is-true-formula(ABS(['DIM aligned to ALS14'.E8] - ['DIM aligned to ALS14'.$D8]) &gt; 0.2)" style:apply-style-name="Bad" style:base-cell-address="'DIM aligned to ALS14'.E8"/>
    </style:style>
    <style:style style:name="ce24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12] - ['DIM aligned to ALS14'.$D12]) &gt; 0.2)" style:apply-style-name="Bad" style:base-cell-address="'DIM aligned to ALS14'.E12"/>
    </style:style>
    <style:style style:name="ce248" style:family="table-cell" style:parent-style-name="Default" style:data-style-name="N2">
      <style:table-cell-properties fo:background-color="#99cccc"/>
      <style:map style:condition="is-true-formula(ABS(['DIM aligned to ALS14'.E12] - ['DIM aligned to ALS14'.$D12]) &gt; 0.2)" style:apply-style-name="Bad" style:base-cell-address="'DIM aligned to ALS14'.E12"/>
    </style:style>
    <style:style style:name="ce249" style:family="table-cell" style:parent-style-name="Default" style:data-style-name="N2">
      <style:table-cell-properties fo:background-color="#b0cccc"/>
      <style:map style:condition="is-true-formula(ABS(['DIM aligned to ALS14'.E16] - ['DIM aligned to ALS14'.$D16]) &gt; 0.2)" style:apply-style-name="Bad" style:base-cell-address="'DIM aligned to ALS14'.E16"/>
    </style:style>
    <style:style style:name="ce25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20] - ['DIM aligned to ALS14'.$D20]) &gt; 0.2)" style:apply-style-name="Bad" style:base-cell-address="'DIM aligned to ALS14'.E20"/>
    </style:style>
    <style:style style:name="ce251" style:family="table-cell" style:parent-style-name="Default" style:data-style-name="N2">
      <style:table-cell-properties fo:background-color="#99cccc"/>
      <style:map style:condition="is-true-formula(ABS(['DIM aligned to ALS14'.E20] - ['DIM aligned to ALS14'.$D20]) &gt; 0.2)" style:apply-style-name="Bad" style:base-cell-address="'DIM aligned to ALS14'.E20"/>
    </style:style>
    <style:style style:name="ce252" style:family="table-cell" style:parent-style-name="Default" style:data-style-name="N2">
      <style:table-cell-properties fo:background-color="#b0cccc"/>
      <style:map style:condition="is-true-formula(ABS(['DIM aligned to ALS14'.E24] - ['DIM aligned to ALS14'.$D24]) &gt; 0.2)" style:apply-style-name="Bad" style:base-cell-address="'DIM aligned to ALS14'.E24"/>
    </style:style>
    <style:style style:name="ce25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28] - ['DIM aligned to ALS14'.$D28]) &gt; 0.2)" style:apply-style-name="Bad" style:base-cell-address="'DIM aligned to ALS14'.E28"/>
    </style:style>
    <style:style style:name="ce254" style:family="table-cell" style:parent-style-name="Default" style:data-style-name="N2">
      <style:table-cell-properties fo:background-color="#99cccc"/>
      <style:map style:condition="is-true-formula(ABS(['DIM aligned to ALS14'.E28] - ['DIM aligned to ALS14'.$D28]) &gt; 0.2)" style:apply-style-name="Bad" style:base-cell-address="'DIM aligned to ALS14'.E28"/>
    </style:style>
    <style:style style:name="ce255" style:family="table-cell" style:parent-style-name="Default" style:data-style-name="N2">
      <style:table-cell-properties fo:background-color="#b0cccc"/>
      <style:map style:condition="is-true-formula(ABS(['DIM aligned to ALS14'.E32] - ['DIM aligned to ALS14'.$D32]) &gt; 0.2)" style:apply-style-name="Bad" style:base-cell-address="'DIM aligned to ALS14'.E32"/>
    </style:style>
    <style:style style:name="ce25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36] - ['DIM aligned to ALS14'.$D36]) &gt; 0.2)" style:apply-style-name="Bad" style:base-cell-address="'DIM aligned to ALS14'.E36"/>
    </style:style>
    <style:style style:name="ce257" style:family="table-cell" style:parent-style-name="Default" style:data-style-name="N2">
      <style:table-cell-properties fo:background-color="#99cccc"/>
      <style:map style:condition="is-true-formula(ABS(['DIM aligned to ALS14'.E36] - ['DIM aligned to ALS14'.$D36]) &gt; 0.2)" style:apply-style-name="Bad" style:base-cell-address="'DIM aligned to ALS14'.E36"/>
    </style:style>
    <style:style style:name="ce258" style:family="table-cell" style:parent-style-name="Default" style:data-style-name="N2">
      <style:table-cell-properties fo:background-color="#b0cccc"/>
      <style:map style:condition="is-true-formula(ABS(['DIM aligned to ALS14'.E40] - ['DIM aligned to ALS14'.$D40]) &gt; 0.2)" style:apply-style-name="Bad" style:base-cell-address="'DIM aligned to ALS14'.E40"/>
    </style:style>
    <style:style style:name="ce25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44] - ['DIM aligned to ALS14'.$D44]) &gt; 0.2)" style:apply-style-name="Bad" style:base-cell-address="'DIM aligned to ALS14'.E44"/>
    </style:style>
    <style:style style:name="ce260" style:family="table-cell" style:parent-style-name="Default" style:data-style-name="N2">
      <style:table-cell-properties fo:background-color="#99cccc"/>
      <style:map style:condition="is-true-formula(ABS(['DIM aligned to ALS14'.E44] - ['DIM aligned to ALS14'.$D44]) &gt; 0.2)" style:apply-style-name="Bad" style:base-cell-address="'DIM aligned to ALS14'.E44"/>
    </style:style>
    <style:style style:name="ce261" style:family="table-cell" style:parent-style-name="Default" style:data-style-name="N2">
      <style:table-cell-properties fo:background-color="#b0cccc"/>
      <style:map style:condition="is-true-formula(ABS(['DIM aligned to ALS14'.E48] - ['DIM aligned to ALS14'.$D48]) &gt; 0.2)" style:apply-style-name="Bad" style:base-cell-address="'DIM aligned to ALS14'.E48"/>
    </style:style>
    <style:style style:name="ce26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4] - ['DIM aligned to ALS14'.$D4]) &gt; 0.2)" style:apply-style-name="Bad" style:base-cell-address="'DIM aligned to ALS14'.F4"/>
    </style:style>
    <style:style style:name="ce26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4] - ['DIM aligned to ALS14'.$D4]) &gt; 0.2)" style:apply-style-name="Bad" style:base-cell-address="'DIM aligned to ALS14'.F4"/>
    </style:style>
    <style:style style:name="ce26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8] - ['DIM aligned to ALS14'.$D8]) &gt; 0.2)" style:apply-style-name="Bad" style:base-cell-address="'DIM aligned to ALS14'.F8"/>
    </style:style>
    <style:style style:name="ce26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12] - ['DIM aligned to ALS14'.$D12]) &gt; 0.2)" style:apply-style-name="Bad" style:base-cell-address="'DIM aligned to ALS14'.F12"/>
    </style:style>
    <style:style style:name="ce26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12] - ['DIM aligned to ALS14'.$D12]) &gt; 0.2)" style:apply-style-name="Bad" style:base-cell-address="'DIM aligned to ALS14'.F12"/>
    </style:style>
    <style:style style:name="ce26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16] - ['DIM aligned to ALS14'.$D16]) &gt; 0.2)" style:apply-style-name="Bad" style:base-cell-address="'DIM aligned to ALS14'.F16"/>
    </style:style>
    <style:style style:name="ce26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20] - ['DIM aligned to ALS14'.$D20]) &gt; 0.2)" style:apply-style-name="Bad" style:base-cell-address="'DIM aligned to ALS14'.F20"/>
    </style:style>
    <style:style style:name="ce26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20] - ['DIM aligned to ALS14'.$D20]) &gt; 0.2)" style:apply-style-name="Bad" style:base-cell-address="'DIM aligned to ALS14'.F20"/>
    </style:style>
    <style:style style:name="ce27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24] - ['DIM aligned to ALS14'.$D24]) &gt; 0.2)" style:apply-style-name="Bad" style:base-cell-address="'DIM aligned to ALS14'.F24"/>
    </style:style>
    <style:style style:name="ce27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28] - ['DIM aligned to ALS14'.$D28]) &gt; 0.2)" style:apply-style-name="Bad" style:base-cell-address="'DIM aligned to ALS14'.F28"/>
    </style:style>
    <style:style style:name="ce27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28] - ['DIM aligned to ALS14'.$D28]) &gt; 0.2)" style:apply-style-name="Bad" style:base-cell-address="'DIM aligned to ALS14'.F28"/>
    </style:style>
    <style:style style:name="ce27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32] - ['DIM aligned to ALS14'.$D32]) &gt; 0.2)" style:apply-style-name="Bad" style:base-cell-address="'DIM aligned to ALS14'.F32"/>
    </style:style>
    <style:style style:name="ce27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36] - ['DIM aligned to ALS14'.$D36]) &gt; 0.2)" style:apply-style-name="Bad" style:base-cell-address="'DIM aligned to ALS14'.F36"/>
    </style:style>
    <style:style style:name="ce27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36] - ['DIM aligned to ALS14'.$D36]) &gt; 0.2)" style:apply-style-name="Bad" style:base-cell-address="'DIM aligned to ALS14'.F36"/>
    </style:style>
    <style:style style:name="ce27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40] - ['DIM aligned to ALS14'.$D40]) &gt; 0.2)" style:apply-style-name="Bad" style:base-cell-address="'DIM aligned to ALS14'.F40"/>
    </style:style>
    <style:style style:name="ce27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44] - ['DIM aligned to ALS14'.$D44]) &gt; 0.2)" style:apply-style-name="Bad" style:base-cell-address="'DIM aligned to ALS14'.F44"/>
    </style:style>
    <style:style style:name="ce27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44] - ['DIM aligned to ALS14'.$D44]) &gt; 0.2)" style:apply-style-name="Bad" style:base-cell-address="'DIM aligned to ALS14'.F44"/>
    </style:style>
    <style:style style:name="ce27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48] - ['DIM aligned to ALS14'.$D48]) &gt; 0.2)" style:apply-style-name="Bad" style:base-cell-address="'DIM aligned to ALS14'.F48"/>
    </style:style>
    <style:style style:name="ce28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48] - ['DIM aligned to ALS14'.$D48]) &gt; 0.2)" style:apply-style-name="Bad" style:base-cell-address="'DIM aligned to ALS14'.E48"/>
    </style:style>
    <style:style style:name="ce28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4] - ['DIM aligned to ALS14'.$D4]) &gt; 0.2)" style:apply-style-name="Bad" style:base-cell-address="'DIM aligned to ALS14'.E4"/>
    </style:style>
    <style:style style:name="ce282" style:family="table-cell" style:parent-style-name="Default" style:data-style-name="N2">
      <style:table-cell-properties fo:background-color="#ffcc00"/>
      <style:map style:condition="is-true-formula(ABS(['DIM aligned to ALS14'.E4] - ['DIM aligned to ALS14'.$D4]) &gt; 0.2)" style:apply-style-name="Bad" style:base-cell-address="'DIM aligned to ALS14'.E4"/>
    </style:style>
    <style:style style:name="ce283" style:family="table-cell" style:parent-style-name="Default" style:data-style-name="N2">
      <style:table-cell-properties fo:background-color="#ffdd54"/>
      <style:map style:condition="is-true-formula(ABS(['DIM aligned to ALS14'.E8] - ['DIM aligned to ALS14'.$D8]) &gt; 0.2)" style:apply-style-name="Bad" style:base-cell-address="'DIM aligned to ALS14'.E8"/>
    </style:style>
    <style:style style:name="ce28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12] - ['DIM aligned to ALS14'.$D12]) &gt; 0.2)" style:apply-style-name="Bad" style:base-cell-address="'DIM aligned to ALS14'.E12"/>
    </style:style>
    <style:style style:name="ce285" style:family="table-cell" style:parent-style-name="Default" style:data-style-name="N2">
      <style:table-cell-properties fo:background-color="#ffcc00"/>
      <style:map style:condition="is-true-formula(ABS(['DIM aligned to ALS14'.E12] - ['DIM aligned to ALS14'.$D12]) &gt; 0.2)" style:apply-style-name="Bad" style:base-cell-address="'DIM aligned to ALS14'.E12"/>
    </style:style>
    <style:style style:name="ce286" style:family="table-cell" style:parent-style-name="Default" style:data-style-name="N2">
      <style:table-cell-properties fo:background-color="#ffdd54"/>
      <style:map style:condition="is-true-formula(ABS(['DIM aligned to ALS14'.E16] - ['DIM aligned to ALS14'.$D16]) &gt; 0.2)" style:apply-style-name="Bad" style:base-cell-address="'DIM aligned to ALS14'.E16"/>
    </style:style>
    <style:style style:name="ce28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20] - ['DIM aligned to ALS14'.$D20]) &gt; 0.2)" style:apply-style-name="Bad" style:base-cell-address="'DIM aligned to ALS14'.E20"/>
    </style:style>
    <style:style style:name="ce288" style:family="table-cell" style:parent-style-name="Default" style:data-style-name="N2">
      <style:table-cell-properties fo:background-color="#ffcc00"/>
      <style:map style:condition="is-true-formula(ABS(['DIM aligned to ALS14'.E20] - ['DIM aligned to ALS14'.$D20]) &gt; 0.2)" style:apply-style-name="Bad" style:base-cell-address="'DIM aligned to ALS14'.E20"/>
    </style:style>
    <style:style style:name="ce289" style:family="table-cell" style:parent-style-name="Default" style:data-style-name="N2">
      <style:table-cell-properties fo:background-color="#ffdd54"/>
      <style:map style:condition="is-true-formula(ABS(['DIM aligned to ALS14'.E24] - ['DIM aligned to ALS14'.$D24]) &gt; 0.2)" style:apply-style-name="Bad" style:base-cell-address="'DIM aligned to ALS14'.E24"/>
    </style:style>
    <style:style style:name="ce29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28] - ['DIM aligned to ALS14'.$D28]) &gt; 0.2)" style:apply-style-name="Bad" style:base-cell-address="'DIM aligned to ALS14'.E28"/>
    </style:style>
    <style:style style:name="ce291" style:family="table-cell" style:parent-style-name="Default" style:data-style-name="N2">
      <style:table-cell-properties fo:background-color="#ffcc00"/>
      <style:map style:condition="is-true-formula(ABS(['DIM aligned to ALS14'.E28] - ['DIM aligned to ALS14'.$D28]) &gt; 0.2)" style:apply-style-name="Bad" style:base-cell-address="'DIM aligned to ALS14'.E28"/>
    </style:style>
    <style:style style:name="ce292" style:family="table-cell" style:parent-style-name="Default" style:data-style-name="N2">
      <style:table-cell-properties fo:background-color="#ffdd54"/>
      <style:map style:condition="is-true-formula(ABS(['DIM aligned to ALS14'.E32] - ['DIM aligned to ALS14'.$D32]) &gt; 0.2)" style:apply-style-name="Bad" style:base-cell-address="'DIM aligned to ALS14'.E32"/>
    </style:style>
    <style:style style:name="ce29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36] - ['DIM aligned to ALS14'.$D36]) &gt; 0.2)" style:apply-style-name="Bad" style:base-cell-address="'DIM aligned to ALS14'.E36"/>
    </style:style>
    <style:style style:name="ce294" style:family="table-cell" style:parent-style-name="Default" style:data-style-name="N2">
      <style:table-cell-properties fo:background-color="#ffcc00"/>
      <style:map style:condition="is-true-formula(ABS(['DIM aligned to ALS14'.E36] - ['DIM aligned to ALS14'.$D36]) &gt; 0.2)" style:apply-style-name="Bad" style:base-cell-address="'DIM aligned to ALS14'.E36"/>
    </style:style>
    <style:style style:name="ce295" style:family="table-cell" style:parent-style-name="Default" style:data-style-name="N2">
      <style:table-cell-properties fo:background-color="#ffdd54"/>
      <style:map style:condition="is-true-formula(ABS(['DIM aligned to ALS14'.E40] - ['DIM aligned to ALS14'.$D40]) &gt; 0.2)" style:apply-style-name="Bad" style:base-cell-address="'DIM aligned to ALS14'.E40"/>
    </style:style>
    <style:style style:name="ce29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44] - ['DIM aligned to ALS14'.$D44]) &gt; 0.2)" style:apply-style-name="Bad" style:base-cell-address="'DIM aligned to ALS14'.E44"/>
    </style:style>
    <style:style style:name="ce297" style:family="table-cell" style:parent-style-name="Default" style:data-style-name="N2">
      <style:table-cell-properties fo:background-color="#ffcc00"/>
      <style:map style:condition="is-true-formula(ABS(['DIM aligned to ALS14'.E44] - ['DIM aligned to ALS14'.$D44]) &gt; 0.2)" style:apply-style-name="Bad" style:base-cell-address="'DIM aligned to ALS14'.E44"/>
    </style:style>
    <style:style style:name="ce298" style:family="table-cell" style:parent-style-name="Default" style:data-style-name="N2">
      <style:table-cell-properties fo:background-color="#ffdd54"/>
      <style:map style:condition="is-true-formula(ABS(['DIM aligned to ALS14'.E48] - ['DIM aligned to ALS14'.$D48]) &gt; 0.2)" style:apply-style-name="Bad" style:base-cell-address="'DIM aligned to ALS14'.E48"/>
    </style:style>
    <style:style style:name="ce29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4] - ['DIM aligned to ALS14'.$D4]) &gt; 0.2)" style:apply-style-name="Bad" style:base-cell-address="'DIM aligned to ALS14'.E4"/>
    </style:style>
    <style:style style:name="ce30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4] - ['DIM aligned to ALS14'.$D4]) &gt; 0.2)" style:apply-style-name="Bad" style:base-cell-address="'DIM aligned to ALS14'.E4"/>
    </style:style>
    <style:style style:name="ce30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8] - ['DIM aligned to ALS14'.$D8]) &gt; 0.2)" style:apply-style-name="Bad" style:base-cell-address="'DIM aligned to ALS14'.E8"/>
    </style:style>
    <style:style style:name="ce30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12] - ['DIM aligned to ALS14'.$D12]) &gt; 0.2)" style:apply-style-name="Bad" style:base-cell-address="'DIM aligned to ALS14'.E12"/>
    </style:style>
    <style:style style:name="ce30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12] - ['DIM aligned to ALS14'.$D12]) &gt; 0.2)" style:apply-style-name="Bad" style:base-cell-address="'DIM aligned to ALS14'.E12"/>
    </style:style>
    <style:style style:name="ce30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16] - ['DIM aligned to ALS14'.$D16]) &gt; 0.2)" style:apply-style-name="Bad" style:base-cell-address="'DIM aligned to ALS14'.E16"/>
    </style:style>
    <style:style style:name="ce30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20] - ['DIM aligned to ALS14'.$D20]) &gt; 0.2)" style:apply-style-name="Bad" style:base-cell-address="'DIM aligned to ALS14'.E20"/>
    </style:style>
    <style:style style:name="ce30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20] - ['DIM aligned to ALS14'.$D20]) &gt; 0.2)" style:apply-style-name="Bad" style:base-cell-address="'DIM aligned to ALS14'.E20"/>
    </style:style>
    <style:style style:name="ce30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24] - ['DIM aligned to ALS14'.$D24]) &gt; 0.2)" style:apply-style-name="Bad" style:base-cell-address="'DIM aligned to ALS14'.E24"/>
    </style:style>
    <style:style style:name="ce30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28] - ['DIM aligned to ALS14'.$D28]) &gt; 0.2)" style:apply-style-name="Bad" style:base-cell-address="'DIM aligned to ALS14'.E28"/>
    </style:style>
    <style:style style:name="ce30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28] - ['DIM aligned to ALS14'.$D28]) &gt; 0.2)" style:apply-style-name="Bad" style:base-cell-address="'DIM aligned to ALS14'.E28"/>
    </style:style>
    <style:style style:name="ce31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32] - ['DIM aligned to ALS14'.$D32]) &gt; 0.2)" style:apply-style-name="Bad" style:base-cell-address="'DIM aligned to ALS14'.E32"/>
    </style:style>
    <style:style style:name="ce31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36] - ['DIM aligned to ALS14'.$D36]) &gt; 0.2)" style:apply-style-name="Bad" style:base-cell-address="'DIM aligned to ALS14'.E36"/>
    </style:style>
    <style:style style:name="ce31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36] - ['DIM aligned to ALS14'.$D36]) &gt; 0.2)" style:apply-style-name="Bad" style:base-cell-address="'DIM aligned to ALS14'.E36"/>
    </style:style>
    <style:style style:name="ce31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40] - ['DIM aligned to ALS14'.$D40]) &gt; 0.2)" style:apply-style-name="Bad" style:base-cell-address="'DIM aligned to ALS14'.E40"/>
    </style:style>
    <style:style style:name="ce31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44] - ['DIM aligned to ALS14'.$D44]) &gt; 0.2)" style:apply-style-name="Bad" style:base-cell-address="'DIM aligned to ALS14'.E44"/>
    </style:style>
    <style:style style:name="ce31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44] - ['DIM aligned to ALS14'.$D44]) &gt; 0.2)" style:apply-style-name="Bad" style:base-cell-address="'DIM aligned to ALS14'.E44"/>
    </style:style>
    <style:style style:name="ce31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48] - ['DIM aligned to ALS14'.$D48]) &gt; 0.2)" style:apply-style-name="Bad" style:base-cell-address="'DIM aligned to ALS14'.E48"/>
    </style:style>
  </office:automatic-styles>
  <office:body>
    <office:spreadsheet>
      <table:calculation-settings table:automatic-find-labels="false"/>
      <table:table table:name="DIM aligned to ALS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12"/>
        <table:table-column table:style-name="co4" table:default-cell-style-name="ce18"/>
        <table:table-column table:style-name="co5" table:default-cell-style-name="ce23"/>
        <table:table-column table:style-name="co6" table:default-cell-style-name="ce60"/>
        <table:table-column table:style-name="co7" table:default-cell-style-name="ce102"/>
        <table:table-column table:style-name="co8" table:default-cell-style-name="ce25"/>
        <table:table-column table:style-name="co9" table:default-cell-style-name="ce102"/>
        <table:table-column table:style-name="co9" table:default-cell-style-name="ce60"/>
        <table:table-column table:style-name="co10" table:default-cell-style-name="Default"/>
        <table:table-row table:style-name="ro1">
          <table:table-cell/>
          <table:table-cell table:style-name="Default" office:value-type="string" calcext:value-type="string">
            <text:p>RATING AUF STANDARD ICP</text:p>
          </table:table-cell>
          <table:table-cell table:style-name="Default" table:number-columns-repeated="8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3" office:value-type="string" calcext:value-type="string" table:number-columns-spanned="1" table:number-rows-spanned="2">
            <text:p>Manual Point Picking</text:p>
          </table:table-cell>
          <table:table-cell table:style-name="ce21" office:value-type="string" calcext:value-type="string" table:number-columns-spanned="1" table:number-rows-spanned="2">
            <text:p>CONSENS tresh=0.1 PRUNE</text:p>
          </table:table-cell>
          <table:table-cell table:style-name="ce55" office:value-type="string" calcext:value-type="string" table:number-columns-spanned="1" table:number-rows-spanned="2">
            <text:p>CONSENS TCON resh=0.3 PRUNE</text:p>
          </table:table-cell>
          <table:table-cell table:style-name="ce97" office:value-type="string" calcext:value-type="string" table:number-columns-spanned="1" table:number-rows-spanned="2">
            <text:p>CONSENS Tresh=0.1 NO pruning</text:p>
          </table:table-cell>
          <table:table-cell table:style-name="ce21" office:value-type="string" calcext:value-type="string" table:number-columns-spanned="1" table:number-rows-spanned="2">
            <text:p>CONSENS Tresh=0.3 <text:s/>NO pruning</text:p>
          </table:table-cell>
          <table:table-cell table:style-name="ce97" office:value-type="string" calcext:value-type="string" table:number-columns-spanned="1" table:number-rows-spanned="2">
            <text:p>C2C NO pruning</text:p>
          </table:table-cell>
          <table:table-cell table:style-name="ce55" office:value-type="string" calcext:value-type="string" table:number-columns-spanned="1" table:number-rows-spanned="2">
            <text:p>C2C PRUNE</text:p>
          </table:table-cell>
          <table:table-cell/>
        </table:table-row>
        <table:table-row table:style-name="ro2">
          <table:table-cell/>
          <table:covered-table-cell table:number-columns-repeated="2" table:style-name="ce2"/>
          <table:covered-table-cell table:style-name="ce14"/>
          <table:covered-table-cell table:style-name="ce22"/>
          <table:covered-table-cell table:style-name="ce56"/>
          <table:covered-table-cell table:style-name="ce98"/>
          <table:covered-table-cell table:style-name="ce22"/>
          <table:covered-table-cell table:style-name="ce98"/>
          <table:covered-table-cell table:style-name="ce56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16" calcext:value-type="float">
            <text:p>0.02</text:p>
          </table:table-cell>
          <table:table-cell office:value-type="float" office:value="-0.0439837" calcext:value-type="float">
            <text:p>-0.04</text:p>
          </table:table-cell>
          <table:table-cell table:style-name="ce57" office:value-type="float" office:value="-0.0439837" calcext:value-type="float">
            <text:p>-0.04</text:p>
          </table:table-cell>
          <table:table-cell table:style-name="ce99" office:value-type="float" office:value="-0.0439837" calcext:value-type="float">
            <text:p>-0.04</text:p>
          </table:table-cell>
          <table:table-cell table:style-name="ce139" office:value-type="float" office:value="-0.0439837" calcext:value-type="float">
            <text:p>-0.04</text:p>
          </table:table-cell>
          <table:table-cell table:style-name="ce99" office:value-type="float" office:value="-0.0439837" calcext:value-type="float">
            <text:p>-0.04</text:p>
          </table:table-cell>
          <table:table-cell table:style-name="ce57" office:value-type="float" office:value="-0.0439837" calcext:value-type="float">
            <text:p>-0.04</text:p>
          </table:table-cell>
          <table:table-cell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0.041" calcext:value-type="float">
            <text:p>0.04</text:p>
          </table:table-cell>
          <table:table-cell office:value-type="float" office:value="-0.06518391" calcext:value-type="float">
            <text:p>-0.07</text:p>
          </table:table-cell>
          <table:table-cell table:style-name="ce58" office:value-type="float" office:value="-0.06518391" calcext:value-type="float">
            <text:p>-0.07</text:p>
          </table:table-cell>
          <table:table-cell table:style-name="ce100" office:value-type="float" office:value="-0.06518391" calcext:value-type="float">
            <text:p>-0.07</text:p>
          </table:table-cell>
          <table:table-cell table:style-name="ce23" office:value-type="float" office:value="-0.06518391" calcext:value-type="float">
            <text:p>-0.07</text:p>
          </table:table-cell>
          <table:table-cell table:style-name="ce100" office:value-type="float" office:value="-0.06518391" calcext:value-type="float">
            <text:p>-0.07</text:p>
          </table:table-cell>
          <table:table-cell table:style-name="ce58" office:value-type="float" office:value="-0.06518391" calcext:value-type="float">
            <text:p>-0.07</text:p>
          </table:table-cell>
          <table:table-cell/>
        </table:table-row>
        <table:table-row table:style-name="ro3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31" calcext:value-type="float">
            <text:p>0.03</text:p>
          </table:table-cell>
          <table:table-cell office:value-type="float" office:value="-0.29956961" calcext:value-type="float">
            <text:p>-0.30</text:p>
          </table:table-cell>
          <table:table-cell table:style-name="ce58" office:value-type="float" office:value="-0.29956961" calcext:value-type="float">
            <text:p>-0.30</text:p>
          </table:table-cell>
          <table:table-cell table:style-name="ce100" office:value-type="float" office:value="-0.29956961" calcext:value-type="float">
            <text:p>-0.30</text:p>
          </table:table-cell>
          <table:table-cell table:style-name="ce23" office:value-type="float" office:value="-0.29956961" calcext:value-type="float">
            <text:p>-0.30</text:p>
          </table:table-cell>
          <table:table-cell table:style-name="ce100" office:value-type="float" office:value="-0.29956961" calcext:value-type="float">
            <text:p>-0.30</text:p>
          </table:table-cell>
          <table:table-cell table:style-name="ce58" office:value-type="float" office:value="-0.29956961" calcext:value-type="float">
            <text:p>-0.30</text:p>
          </table:table-cell>
          <table:table-cell/>
        </table:table-row>
        <table:table-row table:style-name="ro4">
          <table:table-cell/>
          <table:covered-table-cell table:style-name="ce4"/>
          <table:table-cell table:style-name="ce10" office:value-type="string" calcext:value-type="string">
            <text:p>rating</text:p>
          </table:table-cell>
          <table:table-cell table:style-name="ce17"/>
          <table:table-cell table:style-name="ce24" office:value-type="float" office:value="5.06356023" calcext:value-type="float">
            <text:p>5.06</text:p>
          </table:table-cell>
          <table:table-cell table:style-name="ce59" office:value-type="float" office:value="2.1279775" calcext:value-type="float">
            <text:p>2.13</text:p>
          </table:table-cell>
          <table:table-cell table:style-name="ce101" office:value-type="float" office:value="5.06356023" calcext:value-type="float">
            <text:p>5.06</text:p>
          </table:table-cell>
          <table:table-cell table:style-name="ce24" office:value-type="float" office:value="2.02248677" calcext:value-type="float">
            <text:p>2.02</text:p>
          </table:table-cell>
          <table:table-cell table:style-name="ce101" office:value-type="float" office:value="1.03265092" calcext:value-type="float">
            <text:p>1.03</text:p>
          </table:table-cell>
          <table:table-cell table:style-name="ce59" office:value-type="float" office:value="1.38489095" calcext:value-type="float">
            <text:p>1.38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03" calcext:value-type="float">
            <text:p>0.00</text:p>
          </table:table-cell>
          <table:table-cell table:style-name="ce25" office:value-type="float" office:value="-0.15487148" calcext:value-type="float">
            <text:p>-0.15</text:p>
          </table:table-cell>
          <table:table-cell table:number-columns-repeated="5" office:value-type="float" office:value="-0.15487148" calcext:value-type="float">
            <text:p>-0.15</text:p>
          </table:table-cell>
          <table:table-cell/>
        </table:table-row>
        <table:table-row table:style-name="ro3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182" calcext:value-type="float">
            <text:p>0.18</text:p>
          </table:table-cell>
          <table:table-cell table:style-name="ce25" office:value-type="float" office:value="-0.15775448" calcext:value-type="float">
            <text:p>-0.16</text:p>
          </table:table-cell>
          <table:table-cell table:number-columns-repeated="5" office:value-type="float" office:value="-0.15775448" calcext:value-type="float">
            <text:p>-0.16</text:p>
          </table:table-cell>
          <table:table-cell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48" calcext:value-type="float">
            <text:p>-0.05</text:p>
          </table:table-cell>
          <table:table-cell table:style-name="ce25" office:value-type="float" office:value="-0.13102991" calcext:value-type="float">
            <text:p>-0.13</text:p>
          </table:table-cell>
          <table:table-cell table:number-columns-repeated="5" office:value-type="float" office:value="-0.13102991" calcext:value-type="float">
            <text:p>-0.13</text:p>
          </table:table-cell>
          <table:table-cell/>
        </table:table-row>
        <table:table-row table:style-name="ro4">
          <table:table-cell/>
          <table:covered-table-cell table:style-name="Default"/>
          <table:table-cell office:value-type="string" calcext:value-type="string">
            <text:p>rating</text:p>
          </table:table-cell>
          <table:table-cell/>
          <table:table-cell table:style-name="ce26" office:value-type="float" office:value="2.22714487" calcext:value-type="float">
            <text:p>2.23</text:p>
          </table:table-cell>
          <table:table-cell table:style-name="ce61" office:value-type="float" office:value="0.98061247" calcext:value-type="float">
            <text:p>0.98</text:p>
          </table:table-cell>
          <table:table-cell table:style-name="ce103" office:value-type="float" office:value="2.22714487" calcext:value-type="float">
            <text:p>2.23</text:p>
          </table:table-cell>
          <table:table-cell table:style-name="ce140" office:value-type="float" office:value="0.97936336" calcext:value-type="float">
            <text:p>0.98</text:p>
          </table:table-cell>
          <table:table-cell table:style-name="ce103" office:value-type="float" office:value="1.00511326" calcext:value-type="float">
            <text:p>1.01</text:p>
          </table:table-cell>
          <table:table-cell table:style-name="ce61" office:value-type="float" office:value="1.09508987" calcext:value-type="float">
            <text:p>1.10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 table:number-columns-spanned="1" table:number-rows-spanned="4">
            <text:p>Everything ALS16 to ALS14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27" office:value-type="float" office:value="-8.10503043" calcext:value-type="float">
            <text:p>-8.11</text:p>
          </table:table-cell>
          <table:table-cell table:style-name="ce62" office:value-type="float" office:value="-8.10503043" calcext:value-type="float">
            <text:p>-8.11</text:p>
          </table:table-cell>
          <table:table-cell table:style-name="ce104" office:value-type="float" office:value="-8.10503043" calcext:value-type="float">
            <text:p>-8.11</text:p>
          </table:table-cell>
          <table:table-cell table:style-name="ce141" office:value-type="float" office:value="-8.10503043" calcext:value-type="float">
            <text:p>-8.11</text:p>
          </table:table-cell>
          <table:table-cell table:style-name="ce104" office:value-type="float" office:value="-8.10503043" calcext:value-type="float">
            <text:p>-8.11</text:p>
          </table:table-cell>
          <table:table-cell table:style-name="ce62" office:value-type="float" office:value="-8.10503043" calcext:value-type="float">
            <text:p>-8.11</text:p>
          </table:table-cell>
          <table:table-cell/>
        </table:table-row>
        <table:table-row table:style-name="ro3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56" calcext:value-type="float">
            <text:p>-0.06</text:p>
          </table:table-cell>
          <table:table-cell table:style-name="ce27" office:value-type="float" office:value="2.16906141" calcext:value-type="float">
            <text:p>2.17</text:p>
          </table:table-cell>
          <table:table-cell table:style-name="ce63" office:value-type="float" office:value="2.16906141" calcext:value-type="float">
            <text:p>2.17</text:p>
          </table:table-cell>
          <table:table-cell table:style-name="ce105" office:value-type="float" office:value="2.16906141" calcext:value-type="float">
            <text:p>2.17</text:p>
          </table:table-cell>
          <table:table-cell table:style-name="ce27" office:value-type="float" office:value="2.16906141" calcext:value-type="float">
            <text:p>2.17</text:p>
          </table:table-cell>
          <table:table-cell table:style-name="ce105" office:value-type="float" office:value="2.16906141" calcext:value-type="float">
            <text:p>2.17</text:p>
          </table:table-cell>
          <table:table-cell table:style-name="ce63" office:value-type="float" office:value="2.16906141" calcext:value-type="float">
            <text:p>2.17</text:p>
          </table:table-cell>
          <table:table-cell/>
        </table:table-row>
        <table:table-row table:style-name="ro3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52" calcext:value-type="float">
            <text:p>0.05</text:p>
          </table:table-cell>
          <table:table-cell table:style-name="ce27" office:value-type="float" office:value="-0.30634184" calcext:value-type="float">
            <text:p>-0.31</text:p>
          </table:table-cell>
          <table:table-cell table:style-name="ce63" office:value-type="float" office:value="-0.30634184" calcext:value-type="float">
            <text:p>-0.31</text:p>
          </table:table-cell>
          <table:table-cell table:style-name="ce105" office:value-type="float" office:value="-0.30634184" calcext:value-type="float">
            <text:p>-0.31</text:p>
          </table:table-cell>
          <table:table-cell table:style-name="ce27" office:value-type="float" office:value="-0.30634184" calcext:value-type="float">
            <text:p>-0.31</text:p>
          </table:table-cell>
          <table:table-cell table:style-name="ce105" office:value-type="float" office:value="-0.30634184" calcext:value-type="float">
            <text:p>-0.31</text:p>
          </table:table-cell>
          <table:table-cell table:style-name="ce63" office:value-type="float" office:value="-0.30634184" calcext:value-type="float">
            <text:p>-0.31</text:p>
          </table:table-cell>
          <table:table-cell/>
        </table:table-row>
        <table:table-row table:style-name="ro4">
          <table:table-cell/>
          <table:covered-table-cell table:style-name="ce4"/>
          <table:table-cell table:style-name="ce10" office:value-type="string" calcext:value-type="string">
            <text:p>rating</text:p>
          </table:table-cell>
          <table:table-cell table:style-name="ce17"/>
          <table:table-cell table:style-name="ce28" office:value-type="float" office:value="25.75161987" calcext:value-type="float">
            <text:p>25.75</text:p>
          </table:table-cell>
          <table:table-cell table:style-name="ce64" office:value-type="float" office:value="3.06111946" calcext:value-type="float">
            <text:p>3.06</text:p>
          </table:table-cell>
          <table:table-cell table:style-name="ce106" office:value-type="float" office:value="22.12059369" calcext:value-type="float">
            <text:p>22.12</text:p>
          </table:table-cell>
          <table:table-cell table:style-name="ce28" office:value-type="float" office:value="2.74706345" calcext:value-type="float">
            <text:p>2.75</text:p>
          </table:table-cell>
          <table:table-cell table:style-name="ce106" office:value-type="float" office:value="0.95617592" calcext:value-type="float">
            <text:p>0.96</text:p>
          </table:table-cell>
          <table:table-cell table:style-name="ce64" office:value-type="float" office:value="5.24099795" calcext:value-type="float">
            <text:p>5.24</text:p>
          </table:table-cell>
          <table:table-cell/>
        </table:table-row>
        <table:table-row table:style-name="ro3">
          <table:table-cell/>
          <table:table-cell table:style-name="ce7" office:value-type="string" calcext:value-type="string" table:number-columns-spanned="1" table:number-rows-spanned="4">
            <text:p>Everything DIM16 to ALS14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08" calcext:value-type="float">
            <text:p>0.01</text:p>
          </table:table-cell>
          <table:table-cell table:style-name="ce29" office:value-type="float" office:value="-8.40261326" calcext:value-type="float">
            <text:p>-8.40</text:p>
          </table:table-cell>
          <table:table-cell table:style-name="ce65" office:value-type="float" office:value="-8.40261326" calcext:value-type="float">
            <text:p>-8.40</text:p>
          </table:table-cell>
          <table:table-cell table:style-name="ce107" office:value-type="float" office:value="-8.40261326" calcext:value-type="float">
            <text:p>-8.40</text:p>
          </table:table-cell>
          <table:table-cell table:style-name="ce29" office:value-type="float" office:value="-8.40261326" calcext:value-type="float">
            <text:p>-8.40</text:p>
          </table:table-cell>
          <table:table-cell table:style-name="ce107" office:value-type="float" office:value="-8.40261326" calcext:value-type="float">
            <text:p>-8.40</text:p>
          </table:table-cell>
          <table:table-cell table:style-name="ce65" office:value-type="float" office:value="-8.40261326" calcext:value-type="float">
            <text:p>-8.40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57" calcext:value-type="float">
            <text:p>-0.06</text:p>
          </table:table-cell>
          <table:table-cell table:style-name="ce29" office:value-type="float" office:value="1.00540697" calcext:value-type="float">
            <text:p>1.01</text:p>
          </table:table-cell>
          <table:table-cell table:style-name="ce65" office:value-type="float" office:value="1.00540697" calcext:value-type="float">
            <text:p>1.01</text:p>
          </table:table-cell>
          <table:table-cell table:style-name="ce107" office:value-type="float" office:value="1.00540697" calcext:value-type="float">
            <text:p>1.01</text:p>
          </table:table-cell>
          <table:table-cell table:style-name="ce29" office:value-type="float" office:value="1.00540697" calcext:value-type="float">
            <text:p>1.01</text:p>
          </table:table-cell>
          <table:table-cell table:style-name="ce107" office:value-type="float" office:value="1.00540697" calcext:value-type="float">
            <text:p>1.01</text:p>
          </table:table-cell>
          <table:table-cell table:style-name="ce65" office:value-type="float" office:value="1.00540697" calcext:value-type="float">
            <text:p>1.01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82" calcext:value-type="float">
            <text:p>0.08</text:p>
          </table:table-cell>
          <table:table-cell table:style-name="ce29" office:value-type="float" office:value="-0.61779067" calcext:value-type="float">
            <text:p>-0.62</text:p>
          </table:table-cell>
          <table:table-cell table:style-name="ce65" office:value-type="float" office:value="-0.61779067" calcext:value-type="float">
            <text:p>-0.62</text:p>
          </table:table-cell>
          <table:table-cell table:style-name="ce107" office:value-type="float" office:value="-0.61779067" calcext:value-type="float">
            <text:p>-0.62</text:p>
          </table:table-cell>
          <table:table-cell table:style-name="ce29" office:value-type="float" office:value="-0.61779067" calcext:value-type="float">
            <text:p>-0.62</text:p>
          </table:table-cell>
          <table:table-cell table:style-name="ce107" office:value-type="float" office:value="-0.61779067" calcext:value-type="float">
            <text:p>-0.62</text:p>
          </table:table-cell>
          <table:table-cell table:style-name="ce65" office:value-type="float" office:value="-0.61779067" calcext:value-type="float">
            <text:p>-0.62</text:p>
          </table:table-cell>
          <table:table-cell/>
        </table:table-row>
        <table:table-row table:style-name="ro4">
          <table:table-cell/>
          <table:covered-table-cell table:style-name="ce4"/>
          <table:table-cell office:value-type="string" calcext:value-type="string">
            <text:p>rating</text:p>
          </table:table-cell>
          <table:table-cell/>
          <table:table-cell table:style-name="ce30" office:value-type="float" office:value="85.33911672" calcext:value-type="float">
            <text:p>85.34</text:p>
          </table:table-cell>
          <table:table-cell table:style-name="ce66" office:value-type="float" office:value="28.9113176" calcext:value-type="float">
            <text:p>28.91</text:p>
          </table:table-cell>
          <table:table-cell table:style-name="ce108" office:value-type="float" office:value="28.34206391" calcext:value-type="float">
            <text:p>28.34</text:p>
          </table:table-cell>
          <table:table-cell table:style-name="ce142" office:value-type="float" office:value="12.29474643" calcext:value-type="float">
            <text:p>12.29</text:p>
          </table:table-cell>
          <table:table-cell table:style-name="ce108" office:value-type="float" office:value="0.95293838" calcext:value-type="float">
            <text:p>0.95</text:p>
          </table:table-cell>
          <table:table-cell table:style-name="ce66" office:value-type="float" office:value="5.99491597" calcext:value-type="float">
            <text:p>5.99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39" calcext:value-type="float">
            <text:p>0.04</text:p>
          </table:table-cell>
          <table:table-cell table:style-name="ce31" office:value-type="float" office:value="-0.01640424" calcext:value-type="float">
            <text:p>-0.02</text:p>
          </table:table-cell>
          <table:table-cell table:style-name="ce67" office:value-type="float" office:value="-0.01640424" calcext:value-type="float">
            <text:p>-0.02</text:p>
          </table:table-cell>
          <table:table-cell table:style-name="ce109" office:value-type="float" office:value="-0.01640424" calcext:value-type="float">
            <text:p>-0.02</text:p>
          </table:table-cell>
          <table:table-cell table:style-name="ce143" office:value-type="float" office:value="-0.01640424" calcext:value-type="float">
            <text:p>-0.02</text:p>
          </table:table-cell>
          <table:table-cell table:style-name="ce109" office:value-type="float" office:value="-0.01640424" calcext:value-type="float">
            <text:p>-0.02</text:p>
          </table:table-cell>
          <table:table-cell table:style-name="ce67" office:value-type="float" office:value="-0.01640424" calcext:value-type="float">
            <text:p>-0.02</text:p>
          </table:table-cell>
          <table:table-cell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6" calcext:value-type="float">
            <text:p>-0.01</text:p>
          </table:table-cell>
          <table:table-cell table:style-name="ce31" office:value-type="float" office:value="0.06614937" calcext:value-type="float">
            <text:p>0.07</text:p>
          </table:table-cell>
          <table:table-cell table:style-name="ce68" office:value-type="float" office:value="0.06614937" calcext:value-type="float">
            <text:p>0.07</text:p>
          </table:table-cell>
          <table:table-cell table:style-name="ce110" office:value-type="float" office:value="0.06614937" calcext:value-type="float">
            <text:p>0.07</text:p>
          </table:table-cell>
          <table:table-cell table:style-name="ce31" office:value-type="float" office:value="0.06614937" calcext:value-type="float">
            <text:p>0.07</text:p>
          </table:table-cell>
          <table:table-cell table:style-name="ce110" office:value-type="float" office:value="0.06614937" calcext:value-type="float">
            <text:p>0.07</text:p>
          </table:table-cell>
          <table:table-cell table:style-name="ce68" office:value-type="float" office:value="0.06614937" calcext:value-type="float">
            <text:p>0.07</text:p>
          </table:table-cell>
          <table:table-cell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36" calcext:value-type="float">
            <text:p>0.04</text:p>
          </table:table-cell>
          <table:table-cell table:style-name="ce31" office:value-type="float" office:value="-0.09099342" calcext:value-type="float">
            <text:p>-0.09</text:p>
          </table:table-cell>
          <table:table-cell table:style-name="ce68" office:value-type="float" office:value="-0.09099342" calcext:value-type="float">
            <text:p>-0.09</text:p>
          </table:table-cell>
          <table:table-cell table:style-name="ce110" office:value-type="float" office:value="-0.09099342" calcext:value-type="float">
            <text:p>-0.09</text:p>
          </table:table-cell>
          <table:table-cell table:style-name="ce31" office:value-type="float" office:value="-0.09099342" calcext:value-type="float">
            <text:p>-0.09</text:p>
          </table:table-cell>
          <table:table-cell table:style-name="ce110" office:value-type="float" office:value="-0.09099342" calcext:value-type="float">
            <text:p>-0.09</text:p>
          </table:table-cell>
          <table:table-cell table:style-name="ce68" office:value-type="float" office:value="-0.09099342" calcext:value-type="float">
            <text:p>-0.09</text:p>
          </table:table-cell>
          <table:table-cell/>
        </table:table-row>
        <table:table-row table:style-name="ro4">
          <table:table-cell/>
          <table:covered-table-cell table:style-name="ce4"/>
          <table:table-cell table:style-name="ce10" office:value-type="string" calcext:value-type="string">
            <text:p>rating</text:p>
          </table:table-cell>
          <table:table-cell table:style-name="ce17"/>
          <table:table-cell table:style-name="ce32" office:value-type="float" office:value="1.70110984" calcext:value-type="float">
            <text:p>1.70</text:p>
          </table:table-cell>
          <table:table-cell table:style-name="ce69" office:value-type="float" office:value="0.98181002" calcext:value-type="float">
            <text:p>0.98</text:p>
          </table:table-cell>
          <table:table-cell table:style-name="ce111" office:value-type="float" office:value="1.70110984" calcext:value-type="float">
            <text:p>1.70</text:p>
          </table:table-cell>
          <table:table-cell table:style-name="ce32" office:value-type="float" office:value="0.98181002" calcext:value-type="float">
            <text:p>0.98</text:p>
          </table:table-cell>
          <table:table-cell table:style-name="ce111" office:value-type="float" office:value="1.0139204" calcext:value-type="float">
            <text:p>1.01</text:p>
          </table:table-cell>
          <table:table-cell table:style-name="ce69" office:value-type="float" office:value="1.0622838" calcext:value-type="float">
            <text:p>1.06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Field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table:style-name="ce33" office:value-type="float" office:value="-0.01768987" calcext:value-type="float">
            <text:p>-0.02</text:p>
          </table:table-cell>
          <table:table-cell table:style-name="ce70" office:value-type="float" office:value="-0.01768987" calcext:value-type="float">
            <text:p>-0.02</text:p>
          </table:table-cell>
          <table:table-cell table:style-name="ce112" office:value-type="float" office:value="-0.01768987" calcext:value-type="float">
            <text:p>-0.02</text:p>
          </table:table-cell>
          <table:table-cell table:style-name="ce33" office:value-type="float" office:value="-0.01768987" calcext:value-type="float">
            <text:p>-0.02</text:p>
          </table:table-cell>
          <table:table-cell table:style-name="ce112" office:value-type="float" office:value="-0.01768987" calcext:value-type="float">
            <text:p>-0.02</text:p>
          </table:table-cell>
          <table:table-cell table:style-name="ce70" office:value-type="float" office:value="-0.01768987" calcext:value-type="float">
            <text:p>-0.02</text:p>
          </table:table-cell>
          <table:table-cell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33" office:value-type="float" office:value="-0.01374125" calcext:value-type="float">
            <text:p>-0.01</text:p>
          </table:table-cell>
          <table:table-cell table:style-name="ce70" office:value-type="float" office:value="-0.01374125" calcext:value-type="float">
            <text:p>-0.01</text:p>
          </table:table-cell>
          <table:table-cell table:style-name="ce112" office:value-type="float" office:value="-0.01374125" calcext:value-type="float">
            <text:p>-0.01</text:p>
          </table:table-cell>
          <table:table-cell table:style-name="ce33" office:value-type="float" office:value="-0.01374125" calcext:value-type="float">
            <text:p>-0.01</text:p>
          </table:table-cell>
          <table:table-cell table:style-name="ce112" office:value-type="float" office:value="-0.01374125" calcext:value-type="float">
            <text:p>-0.01</text:p>
          </table:table-cell>
          <table:table-cell table:style-name="ce70" office:value-type="float" office:value="-0.01374125" calcext:value-type="float">
            <text:p>-0.01</text:p>
          </table:table-cell>
          <table:table-cell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table:style-name="ce33" office:value-type="float" office:value="-0.16164044" calcext:value-type="float">
            <text:p>-0.16</text:p>
          </table:table-cell>
          <table:table-cell table:style-name="ce70" office:value-type="float" office:value="-0.16164044" calcext:value-type="float">
            <text:p>-0.16</text:p>
          </table:table-cell>
          <table:table-cell table:style-name="ce112" office:value-type="float" office:value="-0.16164044" calcext:value-type="float">
            <text:p>-0.16</text:p>
          </table:table-cell>
          <table:table-cell table:style-name="ce33" office:value-type="float" office:value="-0.16164044" calcext:value-type="float">
            <text:p>-0.16</text:p>
          </table:table-cell>
          <table:table-cell table:style-name="ce112" office:value-type="float" office:value="-0.16164044" calcext:value-type="float">
            <text:p>-0.16</text:p>
          </table:table-cell>
          <table:table-cell table:style-name="ce70" office:value-type="float" office:value="-0.16164044" calcext:value-type="float">
            <text:p>-0.16</text:p>
          </table:table-cell>
          <table:table-cell/>
        </table:table-row>
        <table:table-row table:style-name="ro4">
          <table:table-cell/>
          <table:covered-table-cell table:style-name="Default"/>
          <table:table-cell office:value-type="string" calcext:value-type="string">
            <text:p>rating</text:p>
          </table:table-cell>
          <table:table-cell/>
          <table:table-cell table:style-name="ce34" office:value-type="float" office:value="0.1599108" calcext:value-type="float">
            <text:p>0.16</text:p>
          </table:table-cell>
          <table:table-cell table:style-name="ce71" office:value-type="float" office:value="0.93197622" calcext:value-type="float">
            <text:p>0.93</text:p>
          </table:table-cell>
          <table:table-cell table:style-name="ce113" office:value-type="float" office:value="0.1599108" calcext:value-type="float">
            <text:p>0.16</text:p>
          </table:table-cell>
          <table:table-cell table:style-name="ce144" office:value-type="float" office:value="0.93197622" calcext:value-type="float">
            <text:p>0.93</text:p>
          </table:table-cell>
          <table:table-cell table:style-name="ce113" office:value-type="float" office:value="0.63234978" calcext:value-type="float">
            <text:p>0.63</text:p>
          </table:table-cell>
          <table:table-cell table:style-name="ce71" office:value-type="float" office:value="0.63233031" calcext:value-type="float">
            <text:p>0.63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" calcext:value-type="float">
            <text:p>0.00</text:p>
          </table:table-cell>
          <table:table-cell table:style-name="ce35" office:value-type="float" office:value="1.32650748" calcext:value-type="float">
            <text:p>1.33</text:p>
          </table:table-cell>
          <table:table-cell table:style-name="ce72" office:value-type="float" office:value="1.32650748" calcext:value-type="float">
            <text:p>1.33</text:p>
          </table:table-cell>
          <table:table-cell table:style-name="ce114" office:value-type="float" office:value="1.32650748" calcext:value-type="float">
            <text:p>1.33</text:p>
          </table:table-cell>
          <table:table-cell table:style-name="ce145" office:value-type="float" office:value="1.32650748" calcext:value-type="float">
            <text:p>1.33</text:p>
          </table:table-cell>
          <table:table-cell table:style-name="ce114" office:value-type="float" office:value="1.32650748" calcext:value-type="float">
            <text:p>1.33</text:p>
          </table:table-cell>
          <table:table-cell table:style-name="ce72" office:value-type="float" office:value="1.32650748" calcext:value-type="float">
            <text:p>1.33</text:p>
          </table:table-cell>
          <table:table-cell/>
        </table:table-row>
        <table:table-row table:style-name="ro3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-2.4059618" calcext:value-type="float">
            <text:p>-2.41</text:p>
          </table:table-cell>
          <table:table-cell table:style-name="ce73" office:value-type="float" office:value="-2.4059618" calcext:value-type="float">
            <text:p>-2.41</text:p>
          </table:table-cell>
          <table:table-cell table:style-name="ce115" office:value-type="float" office:value="-2.4059618" calcext:value-type="float">
            <text:p>-2.41</text:p>
          </table:table-cell>
          <table:table-cell table:style-name="ce35" office:value-type="float" office:value="-2.4059618" calcext:value-type="float">
            <text:p>-2.41</text:p>
          </table:table-cell>
          <table:table-cell table:style-name="ce115" office:value-type="float" office:value="-2.4059618" calcext:value-type="float">
            <text:p>-2.41</text:p>
          </table:table-cell>
          <table:table-cell table:style-name="ce73" office:value-type="float" office:value="-2.4059618" calcext:value-type="float">
            <text:p>-2.41</text:p>
          </table:table-cell>
          <table:table-cell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-0.04059652" calcext:value-type="float">
            <text:p>-0.04</text:p>
          </table:table-cell>
          <table:table-cell table:style-name="ce73" office:value-type="float" office:value="-0.04059652" calcext:value-type="float">
            <text:p>-0.04</text:p>
          </table:table-cell>
          <table:table-cell table:style-name="ce115" office:value-type="float" office:value="-0.04059652" calcext:value-type="float">
            <text:p>-0.04</text:p>
          </table:table-cell>
          <table:table-cell table:style-name="ce35" office:value-type="float" office:value="-0.04059652" calcext:value-type="float">
            <text:p>-0.04</text:p>
          </table:table-cell>
          <table:table-cell table:style-name="ce115" office:value-type="float" office:value="-0.04059652" calcext:value-type="float">
            <text:p>-0.04</text:p>
          </table:table-cell>
          <table:table-cell table:style-name="ce73" office:value-type="float" office:value="-0.04059652" calcext:value-type="float">
            <text:p>-0.04</text:p>
          </table:table-cell>
          <table:table-cell/>
        </table:table-row>
        <table:table-row table:style-name="ro4">
          <table:table-cell/>
          <table:covered-table-cell table:style-name="ce4"/>
          <table:table-cell table:style-name="ce10" office:value-type="string" calcext:value-type="string">
            <text:p>rating</text:p>
          </table:table-cell>
          <table:table-cell table:style-name="ce17"/>
          <table:table-cell table:style-name="ce36" office:value-type="float" office:value="2.14642232" calcext:value-type="float">
            <text:p>2.15</text:p>
          </table:table-cell>
          <table:table-cell table:style-name="ce74" office:value-type="float" office:value="1.45787534" calcext:value-type="float">
            <text:p>1.46</text:p>
          </table:table-cell>
          <table:table-cell table:style-name="ce116" office:value-type="float" office:value="1.88867282" calcext:value-type="float">
            <text:p>1.89</text:p>
          </table:table-cell>
          <table:table-cell table:style-name="ce36" office:value-type="float" office:value="1.23328967" calcext:value-type="float">
            <text:p>1.23</text:p>
          </table:table-cell>
          <table:table-cell table:style-name="ce116" office:value-type="float" office:value="1.01766589" calcext:value-type="float">
            <text:p>1.02</text:p>
          </table:table-cell>
          <table:table-cell table:style-name="ce74" office:value-type="float" office:value="2.94777711" calcext:value-type="float">
            <text:p>2.95</text:p>
          </table:table-cell>
          <table:table-cell/>
        </table:table-row>
        <table:table-row table:style-name="ro3">
          <table:table-cell/>
          <table:table-cell table:style-name="ce7" office:value-type="string" calcext:value-type="string" table:number-columns-spanned="1" table:number-rows-spanned="4">
            <text:p>Missing Building ALS16 to ALS14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39" calcext:value-type="float">
            <text:p>0.04</text:p>
          </table:table-cell>
          <table:table-cell table:style-name="ce37" office:value-type="float" office:value="-0.76527803" calcext:value-type="float">
            <text:p>-0.77</text:p>
          </table:table-cell>
          <table:table-cell table:style-name="ce75" office:value-type="float" office:value="-0.76527803" calcext:value-type="float">
            <text:p>-0.77</text:p>
          </table:table-cell>
          <table:table-cell table:style-name="ce117" office:value-type="float" office:value="-0.76527803" calcext:value-type="float">
            <text:p>-0.77</text:p>
          </table:table-cell>
          <table:table-cell table:style-name="ce37" office:value-type="float" office:value="-0.76527803" calcext:value-type="float">
            <text:p>-0.77</text:p>
          </table:table-cell>
          <table:table-cell table:style-name="ce117" office:value-type="float" office:value="-0.76527803" calcext:value-type="float">
            <text:p>-0.77</text:p>
          </table:table-cell>
          <table:table-cell table:style-name="ce75" office:value-type="float" office:value="-0.76527803" calcext:value-type="float">
            <text:p>-0.77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2" calcext:value-type="float">
            <text:p>-0.02</text:p>
          </table:table-cell>
          <table:table-cell table:style-name="ce37" office:value-type="float" office:value="-0.4298094" calcext:value-type="float">
            <text:p>-0.43</text:p>
          </table:table-cell>
          <table:table-cell table:style-name="ce75" office:value-type="float" office:value="-0.4298094" calcext:value-type="float">
            <text:p>-0.43</text:p>
          </table:table-cell>
          <table:table-cell table:style-name="ce117" office:value-type="float" office:value="-0.4298094" calcext:value-type="float">
            <text:p>-0.43</text:p>
          </table:table-cell>
          <table:table-cell table:style-name="ce37" office:value-type="float" office:value="-0.4298094" calcext:value-type="float">
            <text:p>-0.43</text:p>
          </table:table-cell>
          <table:table-cell table:style-name="ce117" office:value-type="float" office:value="-0.4298094" calcext:value-type="float">
            <text:p>-0.43</text:p>
          </table:table-cell>
          <table:table-cell table:style-name="ce75" office:value-type="float" office:value="-0.4298094" calcext:value-type="float">
            <text:p>-0.43</text:p>
          </table:table-cell>
          <table:table-cell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18" calcext:value-type="float">
            <text:p>-0.02</text:p>
          </table:table-cell>
          <table:table-cell table:style-name="ce37" office:value-type="float" office:value="0.91590391" calcext:value-type="float">
            <text:p>0.92</text:p>
          </table:table-cell>
          <table:table-cell table:style-name="ce75" office:value-type="float" office:value="0.91590391" calcext:value-type="float">
            <text:p>0.92</text:p>
          </table:table-cell>
          <table:table-cell table:style-name="ce117" office:value-type="float" office:value="0.91590391" calcext:value-type="float">
            <text:p>0.92</text:p>
          </table:table-cell>
          <table:table-cell table:style-name="ce37" office:value-type="float" office:value="0.91590391" calcext:value-type="float">
            <text:p>0.92</text:p>
          </table:table-cell>
          <table:table-cell table:style-name="ce117" office:value-type="float" office:value="0.91590391" calcext:value-type="float">
            <text:p>0.92</text:p>
          </table:table-cell>
          <table:table-cell table:style-name="ce75" office:value-type="float" office:value="0.91590391" calcext:value-type="float">
            <text:p>0.92</text:p>
          </table:table-cell>
          <table:table-cell/>
        </table:table-row>
        <table:table-row table:style-name="ro4">
          <table:table-cell/>
          <table:covered-table-cell table:style-name="ce4"/>
          <table:table-cell office:value-type="string" calcext:value-type="string">
            <text:p>rating</text:p>
          </table:table-cell>
          <table:table-cell/>
          <table:table-cell table:style-name="ce38" office:value-type="float" office:value="325.18181818" calcext:value-type="float">
            <text:p>325.18</text:p>
          </table:table-cell>
          <table:table-cell table:style-name="ce76" office:value-type="float" office:value="173.45289256" calcext:value-type="float">
            <text:p>173.45</text:p>
          </table:table-cell>
          <table:table-cell table:style-name="ce118" office:value-type="float" office:value="14.99790356" calcext:value-type="float">
            <text:p>15.00</text:p>
          </table:table-cell>
          <table:table-cell table:style-name="ce146" office:value-type="float" office:value="7.31129381" calcext:value-type="float">
            <text:p>7.31</text:p>
          </table:table-cell>
          <table:table-cell table:style-name="ce118" office:value-type="float" office:value="1.10410619" calcext:value-type="float">
            <text:p>1.10</text:p>
          </table:table-cell>
          <table:table-cell table:style-name="ce76" office:value-type="float" office:value="3.12133475" calcext:value-type="float">
            <text:p>3.12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Missing Building DIM16 to ALS14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13" calcext:value-type="float">
            <text:p>-0.01</text:p>
          </table:table-cell>
          <table:table-cell table:style-name="ce39" office:value-type="float" office:value="0.12802235" calcext:value-type="float">
            <text:p>0.13</text:p>
          </table:table-cell>
          <table:table-cell table:style-name="ce77" office:value-type="float" office:value="0.12802235" calcext:value-type="float">
            <text:p>0.13</text:p>
          </table:table-cell>
          <table:table-cell table:style-name="ce119" office:value-type="float" office:value="0.12802235" calcext:value-type="float">
            <text:p>0.13</text:p>
          </table:table-cell>
          <table:table-cell table:style-name="ce147" office:value-type="float" office:value="0.12802235" calcext:value-type="float">
            <text:p>0.13</text:p>
          </table:table-cell>
          <table:table-cell table:style-name="ce119" office:value-type="float" office:value="0.12802235" calcext:value-type="float">
            <text:p>0.13</text:p>
          </table:table-cell>
          <table:table-cell table:style-name="ce77" office:value-type="float" office:value="0.12802235" calcext:value-type="float">
            <text:p>0.13</text:p>
          </table:table-cell>
          <table:table-cell/>
        </table:table-row>
        <table:table-row table:style-name="ro3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16" calcext:value-type="float">
            <text:p>-0.02</text:p>
          </table:table-cell>
          <table:table-cell table:style-name="ce39" office:value-type="float" office:value="-0.4047475" calcext:value-type="float">
            <text:p>-0.40</text:p>
          </table:table-cell>
          <table:table-cell table:style-name="ce78" office:value-type="float" office:value="-0.4047475" calcext:value-type="float">
            <text:p>-0.40</text:p>
          </table:table-cell>
          <table:table-cell table:style-name="ce120" office:value-type="float" office:value="-0.4047475" calcext:value-type="float">
            <text:p>-0.40</text:p>
          </table:table-cell>
          <table:table-cell table:style-name="ce39" office:value-type="float" office:value="-0.4047475" calcext:value-type="float">
            <text:p>-0.40</text:p>
          </table:table-cell>
          <table:table-cell table:style-name="ce120" office:value-type="float" office:value="-0.4047475" calcext:value-type="float">
            <text:p>-0.40</text:p>
          </table:table-cell>
          <table:table-cell table:style-name="ce78" office:value-type="float" office:value="-0.4047475" calcext:value-type="float">
            <text:p>-0.40</text:p>
          </table:table-cell>
          <table:table-cell/>
        </table:table-row>
        <table:table-row table:style-name="ro3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174" calcext:value-type="float">
            <text:p>0.17</text:p>
          </table:table-cell>
          <table:table-cell table:style-name="ce39" office:value-type="float" office:value="0.64216919" calcext:value-type="float">
            <text:p>0.64</text:p>
          </table:table-cell>
          <table:table-cell table:style-name="ce78" office:value-type="float" office:value="0.64216919" calcext:value-type="float">
            <text:p>0.64</text:p>
          </table:table-cell>
          <table:table-cell table:style-name="ce120" office:value-type="float" office:value="0.64216919" calcext:value-type="float">
            <text:p>0.64</text:p>
          </table:table-cell>
          <table:table-cell table:style-name="ce39" office:value-type="float" office:value="0.64216919" calcext:value-type="float">
            <text:p>0.64</text:p>
          </table:table-cell>
          <table:table-cell table:style-name="ce120" office:value-type="float" office:value="0.64216919" calcext:value-type="float">
            <text:p>0.64</text:p>
          </table:table-cell>
          <table:table-cell table:style-name="ce78" office:value-type="float" office:value="0.64216919" calcext:value-type="float">
            <text:p>0.64</text:p>
          </table:table-cell>
          <table:table-cell/>
        </table:table-row>
        <table:table-row table:style-name="ro4">
          <table:table-cell/>
          <table:covered-table-cell table:style-name="ce4"/>
          <table:table-cell table:style-name="ce10" office:value-type="string" calcext:value-type="string">
            <text:p>rating</text:p>
          </table:table-cell>
          <table:table-cell table:style-name="ce17"/>
          <table:table-cell table:style-name="ce40" office:value-type="float" office:value="313.84745763" calcext:value-type="float">
            <text:p>313.85</text:p>
          </table:table-cell>
          <table:table-cell table:style-name="ce79" office:value-type="float" office:value="28.47698259" calcext:value-type="float">
            <text:p>28.48</text:p>
          </table:table-cell>
          <table:table-cell table:style-name="ce121" office:value-type="float" office:value="6.26103128" calcext:value-type="float">
            <text:p>6.26</text:p>
          </table:table-cell>
          <table:table-cell table:style-name="ce40" office:value-type="float" office:value="4.22079444" calcext:value-type="float">
            <text:p>4.22</text:p>
          </table:table-cell>
          <table:table-cell table:style-name="ce121" office:value-type="float" office:value="1.06440776" calcext:value-type="float">
            <text:p>1.06</text:p>
          </table:table-cell>
          <table:table-cell table:style-name="ce79" office:value-type="float" office:value="2.20543959" calcext:value-type="float">
            <text:p>2.21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3" calcext:value-type="float">
            <text:p>0.02</text:p>
          </table:table-cell>
          <table:table-cell table:style-name="ce41" office:value-type="float" office:value="-0.05641433" calcext:value-type="float">
            <text:p>-0.06</text:p>
          </table:table-cell>
          <table:table-cell table:style-name="ce80" office:value-type="float" office:value="-0.05641433" calcext:value-type="float">
            <text:p>-0.06</text:p>
          </table:table-cell>
          <table:table-cell table:style-name="ce122" office:value-type="float" office:value="-0.05641433" calcext:value-type="float">
            <text:p>-0.06</text:p>
          </table:table-cell>
          <table:table-cell table:style-name="ce41" office:value-type="float" office:value="-0.05641433" calcext:value-type="float">
            <text:p>-0.06</text:p>
          </table:table-cell>
          <table:table-cell table:style-name="ce122" office:value-type="float" office:value="-0.05641433" calcext:value-type="float">
            <text:p>-0.06</text:p>
          </table:table-cell>
          <table:table-cell table:style-name="ce80" office:value-type="float" office:value="-0.05641433" calcext:value-type="float">
            <text:p>-0.06</text:p>
          </table:table-cell>
          <table:table-cell/>
        </table:table-row>
        <table:table-row table:style-name="ro3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24" calcext:value-type="float">
            <text:p>-0.02</text:p>
          </table:table-cell>
          <table:table-cell table:style-name="ce41" office:value-type="float" office:value="-0.26383163" calcext:value-type="float">
            <text:p>-0.26</text:p>
          </table:table-cell>
          <table:table-cell table:style-name="ce80" office:value-type="float" office:value="-0.26383163" calcext:value-type="float">
            <text:p>-0.26</text:p>
          </table:table-cell>
          <table:table-cell table:style-name="ce122" office:value-type="float" office:value="-0.26383163" calcext:value-type="float">
            <text:p>-0.26</text:p>
          </table:table-cell>
          <table:table-cell table:style-name="ce41" office:value-type="float" office:value="-0.26383163" calcext:value-type="float">
            <text:p>-0.26</text:p>
          </table:table-cell>
          <table:table-cell table:style-name="ce122" office:value-type="float" office:value="-0.26383163" calcext:value-type="float">
            <text:p>-0.26</text:p>
          </table:table-cell>
          <table:table-cell table:style-name="ce80" office:value-type="float" office:value="-0.26383163" calcext:value-type="float">
            <text:p>-0.26</text:p>
          </table:table-cell>
          <table:table-cell/>
        </table:table-row>
        <table:table-row table:style-name="ro3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.101" calcext:value-type="float">
            <text:p>0.10</text:p>
          </table:table-cell>
          <table:table-cell table:style-name="ce41" office:value-type="float" office:value="-0.13352215" calcext:value-type="float">
            <text:p>-0.13</text:p>
          </table:table-cell>
          <table:table-cell table:style-name="ce80" office:value-type="float" office:value="-0.13352215" calcext:value-type="float">
            <text:p>-0.13</text:p>
          </table:table-cell>
          <table:table-cell table:style-name="ce122" office:value-type="float" office:value="-0.13352215" calcext:value-type="float">
            <text:p>-0.13</text:p>
          </table:table-cell>
          <table:table-cell table:style-name="ce41" office:value-type="float" office:value="-0.13352215" calcext:value-type="float">
            <text:p>-0.13</text:p>
          </table:table-cell>
          <table:table-cell table:style-name="ce122" office:value-type="float" office:value="-0.13352215" calcext:value-type="float">
            <text:p>-0.13</text:p>
          </table:table-cell>
          <table:table-cell table:style-name="ce80" office:value-type="float" office:value="-0.13352215" calcext:value-type="float">
            <text:p>-0.13</text:p>
          </table:table-cell>
          <table:table-cell/>
        </table:table-row>
        <table:table-row table:style-name="ro4">
          <table:table-cell/>
          <table:covered-table-cell table:style-name="Default"/>
          <table:table-cell office:value-type="string" calcext:value-type="string">
            <text:p>rating</text:p>
          </table:table-cell>
          <table:table-cell/>
          <table:table-cell table:style-name="ce42" office:value-type="float" office:value="1.63687379" calcext:value-type="float">
            <text:p>1.64</text:p>
          </table:table-cell>
          <table:table-cell table:style-name="ce81" office:value-type="float" office:value="0.95491981" calcext:value-type="float">
            <text:p>0.95</text:p>
          </table:table-cell>
          <table:table-cell table:style-name="ce123" office:value-type="float" office:value="1.63687379" calcext:value-type="float">
            <text:p>1.64</text:p>
          </table:table-cell>
          <table:table-cell table:style-name="ce148" office:value-type="float" office:value="0.94881847" calcext:value-type="float">
            <text:p>0.95</text:p>
          </table:table-cell>
          <table:table-cell table:style-name="ce123" office:value-type="float" office:value="0.98488162" calcext:value-type="float">
            <text:p>0.98</text:p>
          </table:table-cell>
          <table:table-cell table:style-name="ce81" office:value-type="float" office:value="1.03647289" calcext:value-type="float">
            <text:p>1.04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04" calcext:value-type="float">
            <text:p>0.00</text:p>
          </table:table-cell>
          <table:table-cell table:style-name="ce43" office:value-type="float" office:value="-0.76220289" calcext:value-type="float">
            <text:p>-0.76</text:p>
          </table:table-cell>
          <table:table-cell table:style-name="ce82" office:value-type="float" office:value="-0.76220289" calcext:value-type="float">
            <text:p>-0.76</text:p>
          </table:table-cell>
          <table:table-cell table:style-name="ce124" office:value-type="float" office:value="-0.76220289" calcext:value-type="float">
            <text:p>-0.76</text:p>
          </table:table-cell>
          <table:table-cell table:style-name="ce149" office:value-type="float" office:value="-0.76220289" calcext:value-type="float">
            <text:p>-0.76</text:p>
          </table:table-cell>
          <table:table-cell table:style-name="ce124" office:value-type="float" office:value="-0.76220289" calcext:value-type="float">
            <text:p>-0.76</text:p>
          </table:table-cell>
          <table:table-cell table:style-name="ce82" office:value-type="float" office:value="-0.76220289" calcext:value-type="float">
            <text:p>-0.76</text:p>
          </table:table-cell>
          <table:table-cell/>
        </table:table-row>
        <table:table-row table:style-name="ro3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12" calcext:value-type="float">
            <text:p>-0.01</text:p>
          </table:table-cell>
          <table:table-cell table:style-name="ce43" office:value-type="float" office:value="0.42588309" calcext:value-type="float">
            <text:p>0.43</text:p>
          </table:table-cell>
          <table:table-cell table:style-name="ce83" office:value-type="float" office:value="0.42588309" calcext:value-type="float">
            <text:p>0.43</text:p>
          </table:table-cell>
          <table:table-cell table:style-name="ce125" office:value-type="float" office:value="0.42588309" calcext:value-type="float">
            <text:p>0.43</text:p>
          </table:table-cell>
          <table:table-cell table:style-name="ce43" office:value-type="float" office:value="0.42588309" calcext:value-type="float">
            <text:p>0.43</text:p>
          </table:table-cell>
          <table:table-cell table:style-name="ce125" office:value-type="float" office:value="0.42588309" calcext:value-type="float">
            <text:p>0.43</text:p>
          </table:table-cell>
          <table:table-cell table:style-name="ce83" office:value-type="float" office:value="0.42588309" calcext:value-type="float">
            <text:p>0.43</text:p>
          </table:table-cell>
          <table:table-cell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-0.005" calcext:value-type="float">
            <text:p>-0.01</text:p>
          </table:table-cell>
          <table:table-cell table:style-name="ce43" office:value-type="float" office:value="-0.09395641" calcext:value-type="float">
            <text:p>-0.09</text:p>
          </table:table-cell>
          <table:table-cell table:style-name="ce83" office:value-type="float" office:value="-0.09395641" calcext:value-type="float">
            <text:p>-0.09</text:p>
          </table:table-cell>
          <table:table-cell table:style-name="ce125" office:value-type="float" office:value="-0.09395641" calcext:value-type="float">
            <text:p>-0.09</text:p>
          </table:table-cell>
          <table:table-cell table:style-name="ce43" office:value-type="float" office:value="-0.09395641" calcext:value-type="float">
            <text:p>-0.09</text:p>
          </table:table-cell>
          <table:table-cell table:style-name="ce125" office:value-type="float" office:value="-0.09395641" calcext:value-type="float">
            <text:p>-0.09</text:p>
          </table:table-cell>
          <table:table-cell table:style-name="ce83" office:value-type="float" office:value="-0.09395641" calcext:value-type="float">
            <text:p>-0.09</text:p>
          </table:table-cell>
          <table:table-cell/>
        </table:table-row>
        <table:table-row table:style-name="ro4">
          <table:table-cell/>
          <table:covered-table-cell table:style-name="ce4"/>
          <table:table-cell table:style-name="ce10" office:value-type="string" calcext:value-type="string">
            <text:p>rating</text:p>
          </table:table-cell>
          <table:table-cell table:style-name="ce17"/>
          <table:table-cell table:style-name="ce44" office:value-type="float" office:value="1.8795847" calcext:value-type="float">
            <text:p>1.88</text:p>
          </table:table-cell>
          <table:table-cell table:style-name="ce84" office:value-type="float" office:value="1.0312093" calcext:value-type="float">
            <text:p>1.03</text:p>
          </table:table-cell>
          <table:table-cell table:style-name="ce126" office:value-type="float" office:value="1.86133324" calcext:value-type="float">
            <text:p>1.86</text:p>
          </table:table-cell>
          <table:table-cell table:style-name="ce44" office:value-type="float" office:value="1.01561347" calcext:value-type="float">
            <text:p>1.02</text:p>
          </table:table-cell>
          <table:table-cell table:style-name="ce126" office:value-type="float" office:value="1.04855181" calcext:value-type="float">
            <text:p>1.05</text:p>
          </table:table-cell>
          <table:table-cell table:style-name="ce84" office:value-type="float" office:value="1.20377217" calcext:value-type="float">
            <text:p>1.2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11"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table:style-name="ce45" office:value-type="float" office:value="-0.08789648" calcext:value-type="float">
            <text:p>-0.09</text:p>
          </table:table-cell>
          <table:table-cell table:style-name="ce85" office:value-type="float" office:value="-0.08789648" calcext:value-type="float">
            <text:p>-0.09</text:p>
          </table:table-cell>
          <table:table-cell table:style-name="ce127" office:value-type="float" office:value="-0.08789648" calcext:value-type="float">
            <text:p>-0.09</text:p>
          </table:table-cell>
          <table:table-cell table:style-name="ce45" office:value-type="float" office:value="-0.08789648" calcext:value-type="float">
            <text:p>-0.09</text:p>
          </table:table-cell>
          <table:table-cell table:style-name="ce127" office:value-type="float" office:value="-0.08789648" calcext:value-type="float">
            <text:p>-0.09</text:p>
          </table:table-cell>
          <table:table-cell table:style-name="ce85" office:value-type="float" office:value="-0.08789648" calcext:value-type="float">
            <text:p>-0.09</text:p>
          </table:table-cell>
          <table:table-cell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style-name="ce45" office:value-type="float" office:value="0.1433362" calcext:value-type="float">
            <text:p>0.14</text:p>
          </table:table-cell>
          <table:table-cell table:style-name="ce85" office:value-type="float" office:value="0.1433362" calcext:value-type="float">
            <text:p>0.14</text:p>
          </table:table-cell>
          <table:table-cell table:style-name="ce127" office:value-type="float" office:value="0.1433362" calcext:value-type="float">
            <text:p>0.14</text:p>
          </table:table-cell>
          <table:table-cell table:style-name="ce45" office:value-type="float" office:value="0.1433362" calcext:value-type="float">
            <text:p>0.14</text:p>
          </table:table-cell>
          <table:table-cell table:style-name="ce127" office:value-type="float" office:value="0.1433362" calcext:value-type="float">
            <text:p>0.14</text:p>
          </table:table-cell>
          <table:table-cell table:style-name="ce85" office:value-type="float" office:value="0.1433362" calcext:value-type="float">
            <text:p>0.14</text:p>
          </table:table-cell>
          <table:table-cell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table:style-name="ce45" office:value-type="float" office:value="0.00721109" calcext:value-type="float">
            <text:p>0.01</text:p>
          </table:table-cell>
          <table:table-cell table:style-name="ce85" office:value-type="float" office:value="0.00721109" calcext:value-type="float">
            <text:p>0.01</text:p>
          </table:table-cell>
          <table:table-cell table:style-name="ce127" office:value-type="float" office:value="0.00721109" calcext:value-type="float">
            <text:p>0.01</text:p>
          </table:table-cell>
          <table:table-cell table:style-name="ce45" office:value-type="float" office:value="0.00721109" calcext:value-type="float">
            <text:p>0.01</text:p>
          </table:table-cell>
          <table:table-cell table:style-name="ce127" office:value-type="float" office:value="0.00721109" calcext:value-type="float">
            <text:p>0.01</text:p>
          </table:table-cell>
          <table:table-cell table:style-name="ce85" office:value-type="float" office:value="0.00721109" calcext:value-type="float">
            <text:p>0.01</text:p>
          </table:table-cell>
          <table:table-cell/>
        </table:table-row>
        <table:table-row table:style-name="ro4">
          <table:table-cell/>
          <table:covered-table-cell table:style-name="Default"/>
          <table:table-cell office:value-type="string" calcext:value-type="string">
            <text:p>rating</text:p>
          </table:table-cell>
          <table:table-cell/>
          <table:table-cell table:style-name="ce46" office:value-type="float" office:value="0.96759404" calcext:value-type="float">
            <text:p>0.97</text:p>
          </table:table-cell>
          <table:table-cell table:style-name="ce86" office:value-type="float" office:value="0.99858557" calcext:value-type="float">
            <text:p>1.00</text:p>
          </table:table-cell>
          <table:table-cell table:style-name="ce128" office:value-type="float" office:value="0.96759404" calcext:value-type="float">
            <text:p>0.97</text:p>
          </table:table-cell>
          <table:table-cell table:style-name="ce150" office:value-type="float" office:value="0.99858557" calcext:value-type="float">
            <text:p>1.00</text:p>
          </table:table-cell>
          <table:table-cell table:style-name="ce128" office:value-type="float" office:value="0.99629787" calcext:value-type="float">
            <text:p>1.00</text:p>
          </table:table-cell>
          <table:table-cell table:style-name="ce86" office:value-type="float" office:value="1.00109717" calcext:value-type="float">
            <text:p>1.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4" calcext:value-type="float">
            <text:p>0.04</text:p>
          </table:table-cell>
          <table:table-cell table:style-name="ce47" office:value-type="float" office:value="-0.04031229" calcext:value-type="float">
            <text:p>-0.04</text:p>
          </table:table-cell>
          <table:table-cell table:style-name="ce87" office:value-type="float" office:value="-0.04031229" calcext:value-type="float">
            <text:p>-0.04</text:p>
          </table:table-cell>
          <table:table-cell table:style-name="ce129" office:value-type="float" office:value="-0.04031229" calcext:value-type="float">
            <text:p>-0.04</text:p>
          </table:table-cell>
          <table:table-cell table:style-name="ce151" office:value-type="float" office:value="-0.04031229" calcext:value-type="float">
            <text:p>-0.04</text:p>
          </table:table-cell>
          <table:table-cell table:style-name="ce129" office:value-type="float" office:value="-0.04031229" calcext:value-type="float">
            <text:p>-0.04</text:p>
          </table:table-cell>
          <table:table-cell table:style-name="ce87" office:value-type="float" office:value="-0.04031229" calcext:value-type="float">
            <text:p>-0.04</text:p>
          </table:table-cell>
          <table:table-cell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7" calcext:value-type="float">
            <text:p>-0.01</text:p>
          </table:table-cell>
          <table:table-cell table:style-name="ce47" office:value-type="float" office:value="0.13322116" calcext:value-type="float">
            <text:p>0.13</text:p>
          </table:table-cell>
          <table:table-cell table:style-name="ce88" office:value-type="float" office:value="0.13322116" calcext:value-type="float">
            <text:p>0.13</text:p>
          </table:table-cell>
          <table:table-cell table:style-name="ce130" office:value-type="float" office:value="0.13322116" calcext:value-type="float">
            <text:p>0.13</text:p>
          </table:table-cell>
          <table:table-cell table:style-name="ce47" office:value-type="float" office:value="0.13322116" calcext:value-type="float">
            <text:p>0.13</text:p>
          </table:table-cell>
          <table:table-cell table:style-name="ce130" office:value-type="float" office:value="0.13322116" calcext:value-type="float">
            <text:p>0.13</text:p>
          </table:table-cell>
          <table:table-cell table:style-name="ce88" office:value-type="float" office:value="0.13322116" calcext:value-type="float">
            <text:p>0.13</text:p>
          </table:table-cell>
          <table:table-cell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105" calcext:value-type="float">
            <text:p>0.11</text:p>
          </table:table-cell>
          <table:table-cell table:style-name="ce47" office:value-type="float" office:value="-0.00572155" calcext:value-type="float">
            <text:p>-0.01</text:p>
          </table:table-cell>
          <table:table-cell table:style-name="ce88" office:value-type="float" office:value="-0.00572155" calcext:value-type="float">
            <text:p>-0.01</text:p>
          </table:table-cell>
          <table:table-cell table:style-name="ce130" office:value-type="float" office:value="-0.00572155" calcext:value-type="float">
            <text:p>-0.01</text:p>
          </table:table-cell>
          <table:table-cell table:style-name="ce47" office:value-type="float" office:value="-0.00572155" calcext:value-type="float">
            <text:p>-0.01</text:p>
          </table:table-cell>
          <table:table-cell table:style-name="ce130" office:value-type="float" office:value="-0.00572155" calcext:value-type="float">
            <text:p>-0.01</text:p>
          </table:table-cell>
          <table:table-cell table:style-name="ce88" office:value-type="float" office:value="-0.00572155" calcext:value-type="float">
            <text:p>-0.01</text:p>
          </table:table-cell>
          <table:table-cell/>
        </table:table-row>
        <table:table-row table:style-name="ro4">
          <table:table-cell/>
          <table:covered-table-cell table:style-name="ce4"/>
          <table:table-cell table:style-name="ce10" office:value-type="string" calcext:value-type="string">
            <text:p>rating</text:p>
          </table:table-cell>
          <table:table-cell table:style-name="ce17"/>
          <table:table-cell table:style-name="ce48" office:value-type="float" office:value="1.00175378" calcext:value-type="float">
            <text:p>1.00</text:p>
          </table:table-cell>
          <table:table-cell table:style-name="ce89" office:value-type="float" office:value="0.99517427" calcext:value-type="float">
            <text:p>1.00</text:p>
          </table:table-cell>
          <table:table-cell table:style-name="ce131" office:value-type="float" office:value="1.00175378" calcext:value-type="float">
            <text:p>1.00</text:p>
          </table:table-cell>
          <table:table-cell table:style-name="ce48" office:value-type="float" office:value="0.99517427" calcext:value-type="float">
            <text:p>1.00</text:p>
          </table:table-cell>
          <table:table-cell table:style-name="ce131" office:value-type="float" office:value="0.99439681" calcext:value-type="float">
            <text:p>0.99</text:p>
          </table:table-cell>
          <table:table-cell table:style-name="ce89" office:value-type="float" office:value="1.0001242" calcext:value-type="float">
            <text:p>1.0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63446044922" calcext:value-type="float">
            <text:p>0.06</text:p>
          </table:table-cell>
          <table:table-cell table:style-name="ce49" office:value-type="float" office:value="0.13532361" calcext:value-type="float">
            <text:p>0.14</text:p>
          </table:table-cell>
          <table:table-cell table:style-name="ce90" office:value-type="float" office:value="0.13532361" calcext:value-type="float">
            <text:p>0.14</text:p>
          </table:table-cell>
          <table:table-cell table:style-name="ce132" office:value-type="float" office:value="0.13532361" calcext:value-type="float">
            <text:p>0.14</text:p>
          </table:table-cell>
          <table:table-cell table:style-name="ce49" office:value-type="float" office:value="0.13532361" calcext:value-type="float">
            <text:p>0.14</text:p>
          </table:table-cell>
          <table:table-cell table:style-name="ce132" office:value-type="float" office:value="0.13532361" calcext:value-type="float">
            <text:p>0.14</text:p>
          </table:table-cell>
          <table:table-cell table:style-name="ce90" office:value-type="float" office:value="0.13532361" calcext:value-type="float">
            <text:p>0.14</text:p>
          </table:table-cell>
          <table:table-cell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5277862549" calcext:value-type="float">
            <text:p>0.02</text:p>
          </table:table-cell>
          <table:table-cell table:style-name="ce49" office:value-type="float" office:value="0.07972957" calcext:value-type="float">
            <text:p>0.08</text:p>
          </table:table-cell>
          <table:table-cell table:style-name="ce90" office:value-type="float" office:value="0.07972957" calcext:value-type="float">
            <text:p>0.08</text:p>
          </table:table-cell>
          <table:table-cell table:style-name="ce132" office:value-type="float" office:value="0.07972957" calcext:value-type="float">
            <text:p>0.08</text:p>
          </table:table-cell>
          <table:table-cell table:style-name="ce49" office:value-type="float" office:value="0.07972957" calcext:value-type="float">
            <text:p>0.08</text:p>
          </table:table-cell>
          <table:table-cell table:style-name="ce132" office:value-type="float" office:value="0.07972957" calcext:value-type="float">
            <text:p>0.08</text:p>
          </table:table-cell>
          <table:table-cell table:style-name="ce90" office:value-type="float" office:value="0.07972957" calcext:value-type="float">
            <text:p>0.08</text:p>
          </table:table-cell>
          <table:table-cell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01197814941" calcext:value-type="float">
            <text:p>0.00</text:p>
          </table:table-cell>
          <table:table-cell table:style-name="ce49" office:value-type="float" office:value="-0.09960063" calcext:value-type="float">
            <text:p>-0.10</text:p>
          </table:table-cell>
          <table:table-cell table:style-name="ce90" office:value-type="float" office:value="-0.09960063" calcext:value-type="float">
            <text:p>-0.10</text:p>
          </table:table-cell>
          <table:table-cell table:style-name="ce132" office:value-type="float" office:value="-0.09960063" calcext:value-type="float">
            <text:p>-0.10</text:p>
          </table:table-cell>
          <table:table-cell table:style-name="ce49" office:value-type="float" office:value="-0.09960063" calcext:value-type="float">
            <text:p>-0.10</text:p>
          </table:table-cell>
          <table:table-cell table:style-name="ce132" office:value-type="float" office:value="-0.09960063" calcext:value-type="float">
            <text:p>-0.10</text:p>
          </table:table-cell>
          <table:table-cell table:style-name="ce90" office:value-type="float" office:value="-0.09960063" calcext:value-type="float">
            <text:p>-0.10</text:p>
          </table:table-cell>
          <table:table-cell/>
        </table:table-row>
        <table:table-row table:style-name="ro4">
          <table:table-cell/>
          <table:covered-table-cell table:style-name="Default"/>
          <table:table-cell office:value-type="string" calcext:value-type="string">
            <text:p>rating</text:p>
          </table:table-cell>
          <table:table-cell/>
          <table:table-cell table:style-name="ce50" office:value-type="float" office:value="1.42468655" calcext:value-type="float">
            <text:p>1.42</text:p>
          </table:table-cell>
          <table:table-cell table:style-name="ce91" office:value-type="float" office:value="1.05725824" calcext:value-type="float">
            <text:p>1.06</text:p>
          </table:table-cell>
          <table:table-cell table:style-name="ce133" office:value-type="float" office:value="1.42468655" calcext:value-type="float">
            <text:p>1.42</text:p>
          </table:table-cell>
          <table:table-cell table:style-name="ce152" office:value-type="float" office:value="1.05725824" calcext:value-type="float">
            <text:p>1.06</text:p>
          </table:table-cell>
          <table:table-cell table:style-name="ce133" office:value-type="float" office:value="1.04389145" calcext:value-type="float">
            <text:p>1.04</text:p>
          </table:table-cell>
          <table:table-cell table:style-name="ce91" office:value-type="float" office:value="1.1048893" calcext:value-type="float">
            <text:p>1.1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46" calcext:value-type="float">
            <text:p>-0.05</text:p>
          </table:table-cell>
          <table:table-cell table:style-name="ce51" office:value-type="float" office:value="0.01023038" calcext:value-type="float">
            <text:p>0.01</text:p>
          </table:table-cell>
          <table:table-cell table:style-name="ce92" office:value-type="float" office:value="0.01023038" calcext:value-type="float">
            <text:p>0.01</text:p>
          </table:table-cell>
          <table:table-cell table:style-name="ce134" office:value-type="float" office:value="0.01023038" calcext:value-type="float">
            <text:p>0.01</text:p>
          </table:table-cell>
          <table:table-cell table:style-name="ce153" office:value-type="float" office:value="0.01023038" calcext:value-type="float">
            <text:p>0.01</text:p>
          </table:table-cell>
          <table:table-cell table:style-name="ce134" office:value-type="float" office:value="0.01023038" calcext:value-type="float">
            <text:p>0.01</text:p>
          </table:table-cell>
          <table:table-cell table:style-name="ce92" office:value-type="float" office:value="0.01023038" calcext:value-type="float">
            <text:p>0.01</text:p>
          </table:table-cell>
          <table:table-cell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1" calcext:value-type="float">
            <text:p>0.00</text:p>
          </table:table-cell>
          <table:table-cell table:style-name="ce51" office:value-type="float" office:value="0.00745964" calcext:value-type="float">
            <text:p>0.01</text:p>
          </table:table-cell>
          <table:table-cell table:style-name="ce93" office:value-type="float" office:value="0.00745964" calcext:value-type="float">
            <text:p>0.01</text:p>
          </table:table-cell>
          <table:table-cell table:style-name="ce135" office:value-type="float" office:value="0.00745964" calcext:value-type="float">
            <text:p>0.01</text:p>
          </table:table-cell>
          <table:table-cell table:style-name="ce51" office:value-type="float" office:value="0.00745964" calcext:value-type="float">
            <text:p>0.01</text:p>
          </table:table-cell>
          <table:table-cell table:style-name="ce135" office:value-type="float" office:value="0.00745964" calcext:value-type="float">
            <text:p>0.01</text:p>
          </table:table-cell>
          <table:table-cell table:style-name="ce93" office:value-type="float" office:value="0.00745964" calcext:value-type="float">
            <text:p>0.01</text:p>
          </table:table-cell>
          <table:table-cell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24" calcext:value-type="float">
            <text:p>0.02</text:p>
          </table:table-cell>
          <table:table-cell table:style-name="ce51" office:value-type="float" office:value="-0.11361364" calcext:value-type="float">
            <text:p>-0.11</text:p>
          </table:table-cell>
          <table:table-cell table:style-name="ce93" office:value-type="float" office:value="-0.11361364" calcext:value-type="float">
            <text:p>-0.11</text:p>
          </table:table-cell>
          <table:table-cell table:style-name="ce135" office:value-type="float" office:value="-0.11361364" calcext:value-type="float">
            <text:p>-0.11</text:p>
          </table:table-cell>
          <table:table-cell table:style-name="ce51" office:value-type="float" office:value="-0.11361364" calcext:value-type="float">
            <text:p>-0.11</text:p>
          </table:table-cell>
          <table:table-cell table:style-name="ce135" office:value-type="float" office:value="-0.11361364" calcext:value-type="float">
            <text:p>-0.11</text:p>
          </table:table-cell>
          <table:table-cell table:style-name="ce93" office:value-type="float" office:value="-0.11361364" calcext:value-type="float">
            <text:p>-0.11</text:p>
          </table:table-cell>
          <table:table-cell/>
        </table:table-row>
        <table:table-row table:style-name="ro4">
          <table:table-cell/>
          <table:covered-table-cell table:style-name="ce4"/>
          <table:table-cell table:style-name="ce10" office:value-type="string" calcext:value-type="string">
            <text:p>rating</text:p>
          </table:table-cell>
          <table:table-cell table:style-name="ce17"/>
          <table:table-cell table:style-name="ce52" office:value-type="float" office:value="2.88528586" calcext:value-type="float">
            <text:p>2.89</text:p>
          </table:table-cell>
          <table:table-cell table:style-name="ce94" office:value-type="float" office:value="0.99256979" calcext:value-type="float">
            <text:p>0.99</text:p>
          </table:table-cell>
          <table:table-cell table:style-name="ce136" office:value-type="float" office:value="2.88528586" calcext:value-type="float">
            <text:p>2.89</text:p>
          </table:table-cell>
          <table:table-cell table:style-name="ce52" office:value-type="float" office:value="0.99256979" calcext:value-type="float">
            <text:p>0.99</text:p>
          </table:table-cell>
          <table:table-cell table:style-name="ce136" office:value-type="float" office:value="1.03425557" calcext:value-type="float">
            <text:p>1.03</text:p>
          </table:table-cell>
          <table:table-cell table:style-name="ce94" office:value-type="float" office:value="1.12804344" calcext:value-type="float">
            <text:p>1.13</text:p>
          </table:table-cell>
          <table:table-cell/>
        </table:table-row>
        <table:table-row table:style-name="ro3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82154534757" calcext:value-type="float">
            <text:p>0.08</text:p>
          </table:table-cell>
          <table:table-cell table:style-name="ce53" office:value-type="float" office:value="-0.13018958" calcext:value-type="float">
            <text:p>-0.13</text:p>
          </table:table-cell>
          <table:table-cell table:style-name="ce95" office:value-type="float" office:value="-0.13018958" calcext:value-type="float">
            <text:p>-0.13</text:p>
          </table:table-cell>
          <table:table-cell table:style-name="ce137" office:value-type="float" office:value="-0.13018958" calcext:value-type="float">
            <text:p>-0.13</text:p>
          </table:table-cell>
          <table:table-cell table:style-name="ce53" office:value-type="float" office:value="-0.13018958" calcext:value-type="float">
            <text:p>-0.13</text:p>
          </table:table-cell>
          <table:table-cell table:style-name="ce137" office:value-type="float" office:value="-0.13018958" calcext:value-type="float">
            <text:p>-0.13</text:p>
          </table:table-cell>
          <table:table-cell table:style-name="ce95" office:value-type="float" office:value="-0.13018958" calcext:value-type="float">
            <text:p>-0.13</text:p>
          </table:table-cell>
          <table:table-cell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53" office:value-type="float" office:value="0.09467847" calcext:value-type="float">
            <text:p>0.09</text:p>
          </table:table-cell>
          <table:table-cell table:style-name="ce95" office:value-type="float" office:value="0.09467847" calcext:value-type="float">
            <text:p>0.09</text:p>
          </table:table-cell>
          <table:table-cell table:style-name="ce137" office:value-type="float" office:value="0.09467847" calcext:value-type="float">
            <text:p>0.09</text:p>
          </table:table-cell>
          <table:table-cell table:style-name="ce53" office:value-type="float" office:value="0.09467847" calcext:value-type="float">
            <text:p>0.09</text:p>
          </table:table-cell>
          <table:table-cell table:style-name="ce137" office:value-type="float" office:value="0.09467847" calcext:value-type="float">
            <text:p>0.09</text:p>
          </table:table-cell>
          <table:table-cell table:style-name="ce95" office:value-type="float" office:value="0.09467847" calcext:value-type="float">
            <text:p>0.09</text:p>
          </table:table-cell>
          <table:table-cell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53" office:value-type="float" office:value="-0.10552332" calcext:value-type="float">
            <text:p>-0.11</text:p>
          </table:table-cell>
          <table:table-cell table:style-name="ce95" office:value-type="float" office:value="-0.10552332" calcext:value-type="float">
            <text:p>-0.11</text:p>
          </table:table-cell>
          <table:table-cell table:style-name="ce137" office:value-type="float" office:value="-0.10552332" calcext:value-type="float">
            <text:p>-0.11</text:p>
          </table:table-cell>
          <table:table-cell table:style-name="ce53" office:value-type="float" office:value="-0.10552332" calcext:value-type="float">
            <text:p>-0.11</text:p>
          </table:table-cell>
          <table:table-cell table:style-name="ce137" office:value-type="float" office:value="-0.10552332" calcext:value-type="float">
            <text:p>-0.11</text:p>
          </table:table-cell>
          <table:table-cell table:style-name="ce95" office:value-type="float" office:value="-0.10552332" calcext:value-type="float">
            <text:p>-0.11</text:p>
          </table:table-cell>
          <table:table-cell/>
        </table:table-row>
        <table:table-row table:style-name="ro4">
          <table:table-cell/>
          <table:covered-table-cell table:style-name="Default"/>
          <table:table-cell office:value-type="string" calcext:value-type="string">
            <text:p>rating</text:p>
          </table:table-cell>
          <table:table-cell table:style-name="ce20"/>
          <table:table-cell table:style-name="ce54" office:value-type="float" office:value="2.12343505" calcext:value-type="float">
            <text:p>2.12</text:p>
          </table:table-cell>
          <table:table-cell table:style-name="ce96" office:value-type="float" office:value="0.97709324" calcext:value-type="float">
            <text:p>0.98</text:p>
          </table:table-cell>
          <table:table-cell table:style-name="ce138" office:value-type="float" office:value="2.12343505" calcext:value-type="float">
            <text:p>2.12</text:p>
          </table:table-cell>
          <table:table-cell table:style-name="ce154" office:value-type="float" office:value="0.97709324" calcext:value-type="float">
            <text:p>0.98</text:p>
          </table:table-cell>
          <table:table-cell table:style-name="ce138" office:value-type="float" office:value="1.01279243" calcext:value-type="float">
            <text:p>1.01</text:p>
          </table:table-cell>
          <table:table-cell table:style-name="ce96" office:value-type="float" office:value="1.09675281" calcext:value-type="float">
            <text:p>1.10</text:p>
          </table:table-cell>
          <table:table-cell/>
        </table:table-row>
        <calcext:conditional-formats>
          <calcext:conditional-format calcext:target-range-address="'DIM aligned to ALS16'.E4:'DIM aligned to ALS16'.J6">
            <calcext:condition calcext:apply-style-name="BAD" calcext:value="formula-is(ABS(['DIM aligned to ALS16'.E4] - ['DIM aligned to ALS16'.$D4]) &gt; 0.2)" calcext:base-cell-address="'DIM aligned to ALS16'.E4"/>
          </calcext:conditional-format>
          <calcext:conditional-format calcext:target-range-address="'DIM aligned to ALS16'.E8:'DIM aligned to ALS16'.J10">
            <calcext:condition calcext:apply-style-name="BAD" calcext:value="formula-is(ABS(['DIM aligned to ALS16'.E8] - ['DIM aligned to ALS16'.$D8]) &gt; 0.2)" calcext:base-cell-address="'DIM aligned to ALS16'.E8"/>
          </calcext:conditional-format>
          <calcext:conditional-format calcext:target-range-address="'DIM aligned to ALS16'.E7:'DIM aligned to ALS16'.J7">
            <calcext:condition calcext:apply-style-name="Untitled3" calcext:value="&gt;1" calcext:base-cell-address="'DIM aligned to ALS16'.E7"/>
            <calcext:condition calcext:apply-style-name="Untitled2" calcext:value="&lt;=1" calcext:base-cell-address="'DIM aligned to ALS16'.E7"/>
          </calcext:conditional-format>
          <calcext:conditional-format calcext:target-range-address="'DIM aligned to ALS16'.E11:'DIM aligned to ALS16'.J11">
            <calcext:condition calcext:apply-style-name="Untitled2" calcext:value="&lt;=1" calcext:base-cell-address="'DIM aligned to ALS16'.E11"/>
            <calcext:condition calcext:apply-style-name="Untitled3" calcext:value="&gt;1" calcext:base-cell-address="'DIM aligned to ALS16'.E11"/>
          </calcext:conditional-format>
          <calcext:conditional-format calcext:target-range-address="'DIM aligned to ALS16'.E12:'DIM aligned to ALS16'.J14">
            <calcext:condition calcext:apply-style-name="BAD" calcext:value="formula-is(ABS(['DIM aligned to ALS16'.E12] - ['DIM aligned to ALS16'.$D12]) &gt; 0.2)" calcext:base-cell-address="'DIM aligned to ALS16'.E12"/>
          </calcext:conditional-format>
          <calcext:conditional-format calcext:target-range-address="'DIM aligned to ALS16'.E16:'DIM aligned to ALS16'.J18">
            <calcext:condition calcext:apply-style-name="BAD" calcext:value="formula-is(ABS(['DIM aligned to ALS16'.E16] - ['DIM aligned to ALS16'.$D16]) &gt; 0.2)" calcext:base-cell-address="'DIM aligned to ALS16'.E16"/>
          </calcext:conditional-format>
          <calcext:conditional-format calcext:target-range-address="'DIM aligned to ALS16'.E15:'DIM aligned to ALS16'.J15">
            <calcext:condition calcext:apply-style-name="Untitled3" calcext:value="&gt;1" calcext:base-cell-address="'DIM aligned to ALS16'.E15"/>
            <calcext:condition calcext:apply-style-name="Untitled2" calcext:value="&lt;=1" calcext:base-cell-address="'DIM aligned to ALS16'.E15"/>
          </calcext:conditional-format>
          <calcext:conditional-format calcext:target-range-address="'DIM aligned to ALS16'.E19:'DIM aligned to ALS16'.J19">
            <calcext:condition calcext:apply-style-name="Untitled2" calcext:value="&lt;=1" calcext:base-cell-address="'DIM aligned to ALS16'.E19"/>
            <calcext:condition calcext:apply-style-name="Untitled3" calcext:value="&gt;1" calcext:base-cell-address="'DIM aligned to ALS16'.E19"/>
          </calcext:conditional-format>
          <calcext:conditional-format calcext:target-range-address="'DIM aligned to ALS16'.E20:'DIM aligned to ALS16'.J22">
            <calcext:condition calcext:apply-style-name="BAD" calcext:value="formula-is(ABS(['DIM aligned to ALS16'.E20] - ['DIM aligned to ALS16'.$D20]) &gt; 0.2)" calcext:base-cell-address="'DIM aligned to ALS16'.E20"/>
          </calcext:conditional-format>
          <calcext:conditional-format calcext:target-range-address="'DIM aligned to ALS16'.E24:'DIM aligned to ALS16'.J26">
            <calcext:condition calcext:apply-style-name="BAD" calcext:value="formula-is(ABS(['DIM aligned to ALS16'.E24] - ['DIM aligned to ALS16'.$D24]) &gt; 0.2)" calcext:base-cell-address="'DIM aligned to ALS16'.E24"/>
          </calcext:conditional-format>
          <calcext:conditional-format calcext:target-range-address="'DIM aligned to ALS16'.E23:'DIM aligned to ALS16'.J23">
            <calcext:condition calcext:apply-style-name="Untitled3" calcext:value="&gt;1" calcext:base-cell-address="'DIM aligned to ALS16'.E23"/>
            <calcext:condition calcext:apply-style-name="Untitled2" calcext:value="&lt;=1" calcext:base-cell-address="'DIM aligned to ALS16'.E23"/>
          </calcext:conditional-format>
          <calcext:conditional-format calcext:target-range-address="'DIM aligned to ALS16'.E27:'DIM aligned to ALS16'.J27">
            <calcext:condition calcext:apply-style-name="Untitled2" calcext:value="&lt;=1" calcext:base-cell-address="'DIM aligned to ALS16'.E27"/>
            <calcext:condition calcext:apply-style-name="Untitled3" calcext:value="&gt;1" calcext:base-cell-address="'DIM aligned to ALS16'.E27"/>
          </calcext:conditional-format>
          <calcext:conditional-format calcext:target-range-address="'DIM aligned to ALS16'.E28:'DIM aligned to ALS16'.J30">
            <calcext:condition calcext:apply-style-name="BAD" calcext:value="formula-is(ABS(['DIM aligned to ALS16'.E28] - ['DIM aligned to ALS16'.$D28]) &gt; 0.2)" calcext:base-cell-address="'DIM aligned to ALS16'.E28"/>
          </calcext:conditional-format>
          <calcext:conditional-format calcext:target-range-address="'DIM aligned to ALS16'.E32:'DIM aligned to ALS16'.J34">
            <calcext:condition calcext:apply-style-name="BAD" calcext:value="formula-is(ABS(['DIM aligned to ALS16'.E32] - ['DIM aligned to ALS16'.$D32]) &gt; 0.2)" calcext:base-cell-address="'DIM aligned to ALS16'.E32"/>
          </calcext:conditional-format>
          <calcext:conditional-format calcext:target-range-address="'DIM aligned to ALS16'.E31:'DIM aligned to ALS16'.J31">
            <calcext:condition calcext:apply-style-name="Untitled3" calcext:value="&gt;1" calcext:base-cell-address="'DIM aligned to ALS16'.E31"/>
            <calcext:condition calcext:apply-style-name="Untitled2" calcext:value="&lt;=1" calcext:base-cell-address="'DIM aligned to ALS16'.E31"/>
          </calcext:conditional-format>
          <calcext:conditional-format calcext:target-range-address="'DIM aligned to ALS16'.E35:'DIM aligned to ALS16'.J35">
            <calcext:condition calcext:apply-style-name="Untitled2" calcext:value="&lt;=1" calcext:base-cell-address="'DIM aligned to ALS16'.E35"/>
            <calcext:condition calcext:apply-style-name="Untitled3" calcext:value="&gt;1" calcext:base-cell-address="'DIM aligned to ALS16'.E35"/>
          </calcext:conditional-format>
          <calcext:conditional-format calcext:target-range-address="'DIM aligned to ALS16'.E36:'DIM aligned to ALS16'.J38">
            <calcext:condition calcext:apply-style-name="BAD" calcext:value="formula-is(ABS(['DIM aligned to ALS16'.E36] - ['DIM aligned to ALS16'.$D36]) &gt; 0.2)" calcext:base-cell-address="'DIM aligned to ALS16'.E36"/>
          </calcext:conditional-format>
          <calcext:conditional-format calcext:target-range-address="'DIM aligned to ALS16'.E40:'DIM aligned to ALS16'.J42">
            <calcext:condition calcext:apply-style-name="BAD" calcext:value="formula-is(ABS(['DIM aligned to ALS16'.E40] - ['DIM aligned to ALS16'.$D40]) &gt; 0.2)" calcext:base-cell-address="'DIM aligned to ALS16'.E40"/>
          </calcext:conditional-format>
          <calcext:conditional-format calcext:target-range-address="'DIM aligned to ALS16'.E39:'DIM aligned to ALS16'.J39">
            <calcext:condition calcext:apply-style-name="Untitled3" calcext:value="&gt;1" calcext:base-cell-address="'DIM aligned to ALS16'.E39"/>
            <calcext:condition calcext:apply-style-name="Untitled2" calcext:value="&lt;=1" calcext:base-cell-address="'DIM aligned to ALS16'.E39"/>
          </calcext:conditional-format>
          <calcext:conditional-format calcext:target-range-address="'DIM aligned to ALS16'.E43:'DIM aligned to ALS16'.J43">
            <calcext:condition calcext:apply-style-name="Untitled2" calcext:value="&lt;=1" calcext:base-cell-address="'DIM aligned to ALS16'.E43"/>
            <calcext:condition calcext:apply-style-name="Untitled3" calcext:value="&gt;1" calcext:base-cell-address="'DIM aligned to ALS16'.E43"/>
          </calcext:conditional-format>
          <calcext:conditional-format calcext:target-range-address="'DIM aligned to ALS16'.E44:'DIM aligned to ALS16'.J46">
            <calcext:condition calcext:apply-style-name="BAD" calcext:value="formula-is(ABS(['DIM aligned to ALS16'.E44] - ['DIM aligned to ALS16'.$D44]) &gt; 0.2)" calcext:base-cell-address="'DIM aligned to ALS16'.E44"/>
          </calcext:conditional-format>
          <calcext:conditional-format calcext:target-range-address="'DIM aligned to ALS16'.E48:'DIM aligned to ALS16'.J50">
            <calcext:condition calcext:apply-style-name="BAD" calcext:value="formula-is(ABS(['DIM aligned to ALS16'.E48] - ['DIM aligned to ALS16'.$D48]) &gt; 0.2)" calcext:base-cell-address="'DIM aligned to ALS16'.E48"/>
          </calcext:conditional-format>
          <calcext:conditional-format calcext:target-range-address="'DIM aligned to ALS16'.E47:'DIM aligned to ALS16'.J47">
            <calcext:condition calcext:apply-style-name="Untitled3" calcext:value="&gt;1" calcext:base-cell-address="'DIM aligned to ALS16'.E47"/>
            <calcext:condition calcext:apply-style-name="Untitled2" calcext:value="&lt;=1" calcext:base-cell-address="'DIM aligned to ALS16'.E47"/>
          </calcext:conditional-format>
          <calcext:conditional-format calcext:target-range-address="'DIM aligned to ALS16'.E51:'DIM aligned to ALS16'.J51">
            <calcext:condition calcext:apply-style-name="Untitled2" calcext:value="&lt;=1" calcext:base-cell-address="'DIM aligned to ALS16'.E51"/>
            <calcext:condition calcext:apply-style-name="Untitled3" calcext:value="&gt;1" calcext:base-cell-address="'DIM aligned to ALS16'.E51"/>
          </calcext:conditional-format>
          <calcext:conditional-format calcext:target-range-address="'DIM aligned to ALS16'.E52:'DIM aligned to ALS16'.J54">
            <calcext:condition calcext:apply-style-name="BAD" calcext:value="formula-is(ABS(['DIM aligned to ALS16'.E52] - ['DIM aligned to ALS16'.$D52]) &gt; 0.2)" calcext:base-cell-address="'DIM aligned to ALS16'.E52"/>
          </calcext:conditional-format>
          <calcext:conditional-format calcext:target-range-address="'DIM aligned to ALS16'.E56:'DIM aligned to ALS16'.J58">
            <calcext:condition calcext:apply-style-name="BAD" calcext:value="formula-is(ABS(['DIM aligned to ALS16'.E56] - ['DIM aligned to ALS16'.$D56]) &gt; 0.2)" calcext:base-cell-address="'DIM aligned to ALS16'.E56"/>
          </calcext:conditional-format>
          <calcext:conditional-format calcext:target-range-address="'DIM aligned to ALS16'.E55:'DIM aligned to ALS16'.J55">
            <calcext:condition calcext:apply-style-name="Untitled3" calcext:value="&gt;1" calcext:base-cell-address="'DIM aligned to ALS16'.E55"/>
            <calcext:condition calcext:apply-style-name="Untitled2" calcext:value="&lt;=1" calcext:base-cell-address="'DIM aligned to ALS16'.E55"/>
          </calcext:conditional-format>
          <calcext:conditional-format calcext:target-range-address="'DIM aligned to ALS16'.E59:'DIM aligned to ALS16'.J59">
            <calcext:condition calcext:apply-style-name="Untitled2" calcext:value="&lt;=1" calcext:base-cell-address="'DIM aligned to ALS16'.E59"/>
            <calcext:condition calcext:apply-style-name="Untitled3" calcext:value="&gt;1" calcext:base-cell-address="'DIM aligned to ALS16'.E59"/>
          </calcext:conditional-format>
          <calcext:conditional-format calcext:target-range-address="'DIM aligned to ALS16'.E60:'DIM aligned to ALS16'.J62">
            <calcext:condition calcext:apply-style-name="BAD" calcext:value="formula-is(ABS(['DIM aligned to ALS16'.E60] - ['DIM aligned to ALS16'.$D60]) &gt; 0.2)" calcext:base-cell-address="'DIM aligned to ALS16'.E60"/>
          </calcext:conditional-format>
          <calcext:conditional-format calcext:target-range-address="'DIM aligned to ALS16'.E64:'DIM aligned to ALS16'.J66">
            <calcext:condition calcext:apply-style-name="BAD" calcext:value="formula-is(ABS(['DIM aligned to ALS16'.E64] - ['DIM aligned to ALS16'.$D64]) &gt; 0.2)" calcext:base-cell-address="'DIM aligned to ALS16'.E64"/>
          </calcext:conditional-format>
          <calcext:conditional-format calcext:target-range-address="'DIM aligned to ALS16'.E63:'DIM aligned to ALS16'.J63">
            <calcext:condition calcext:apply-style-name="Untitled3" calcext:value="&gt;1" calcext:base-cell-address="'DIM aligned to ALS16'.E63"/>
            <calcext:condition calcext:apply-style-name="Untitled2" calcext:value="&lt;=1" calcext:base-cell-address="'DIM aligned to ALS16'.E63"/>
          </calcext:conditional-format>
          <calcext:conditional-format calcext:target-range-address="'DIM aligned to ALS16'.E67:'DIM aligned to ALS16'.J67">
            <calcext:condition calcext:apply-style-name="Untitled2" calcext:value="&lt;=1" calcext:base-cell-address="'DIM aligned to ALS16'.E67"/>
            <calcext:condition calcext:apply-style-name="Untitled3" calcext:value="&gt;1" calcext:base-cell-address="'DIM aligned to ALS16'.E67"/>
          </calcext:conditional-format>
        </calcext:conditional-formats>
      </table:table>
      <table:table table:name="ALS16 aligned to ALS14" table:style-name="ta1">
        <table:table-column table:style-name="co1" table:default-cell-style-name="Default"/>
        <table:table-column table:style-name="co2" table:default-cell-style-name="Default"/>
        <table:table-column table:style-name="co11" table:default-cell-style-name="ce12"/>
        <table:table-column table:style-name="co4" table:default-cell-style-name="ce18"/>
        <table:table-column table:style-name="co4" table:number-columns-repeated="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3" office:value-type="string" calcext:value-type="string" table:number-columns-spanned="1" table:number-rows-spanned="2">
            <text:p>Manual Point Picking</text:p>
          </table:table-cell>
          <table:table-cell table:style-name="ce155" office:value-type="string" calcext:value-type="string" table:number-columns-spanned="1" table:number-rows-spanned="2">
            <text:p>Sigma Pruning</text:p>
          </table:table-cell>
          <table:table-cell table:style-name="ce177" office:value-type="string" calcext:value-type="string" table:number-columns-spanned="1" table:number-rows-spanned="2">
            <text:p>Normals Pruning</text:p>
          </table:table-cell>
          <table:table-cell table:style-name="ce200" office:value-type="string" calcext:value-type="string" table:number-columns-spanned="1" table:number-rows-spanned="2">
            <text:p>Model Pruning</text:p>
          </table:table-cell>
          <table:table-cell table:style-name="ce222" table:number-columns-spanned="1" table:number-rows-spanned="2"/>
        </table:table-row>
        <table:table-row table:style-name="ro1">
          <table:table-cell/>
          <table:covered-table-cell table:number-columns-repeated="2" table:style-name="ce2"/>
          <table:covered-table-cell table:style-name="ce14"/>
          <table:covered-table-cell table:style-name="ce156"/>
          <table:covered-table-cell table:style-name="ce178"/>
          <table:covered-table-cell table:style-name="ce201"/>
          <table:covered-table-cell table:style-name="ce22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157"/>
          <table:table-cell table:style-name="ce179"/>
          <table:table-cell table:style-name="ce202"/>
          <table:table-cell table:style-name="ce224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158"/>
          <table:table-cell table:style-name="ce180"/>
          <table:table-cell table:style-name="ce203"/>
          <table:table-cell table:style-name="ce22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158"/>
          <table:table-cell table:style-name="ce180"/>
          <table:table-cell table:style-name="ce203"/>
          <table:table-cell table:style-name="ce22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159"/>
          <table:table-cell table:style-name="ce181"/>
          <table:table-cell table:style-name="ce204"/>
          <table:table-cell table:style-name="ce22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160"/>
          <table:table-cell table:style-name="ce182"/>
          <table:table-cell table:style-name="ce205"/>
          <table:table-cell table:style-name="ce227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60"/>
          <table:table-cell table:style-name="ce182"/>
          <table:table-cell table:style-name="ce205"/>
          <table:table-cell table:style-name="ce227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60"/>
          <table:table-cell table:style-name="ce182"/>
          <table:table-cell table:style-name="ce205"/>
          <table:table-cell table:style-name="ce227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161"/>
          <table:table-cell table:style-name="ce183"/>
          <table:table-cell table:style-name="ce206"/>
          <table:table-cell table:style-name="ce228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62"/>
          <table:table-cell table:style-name="ce184"/>
          <table:table-cell table:style-name="ce207"/>
          <table:table-cell table:style-name="ce229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56" calcext:value-type="float">
            <text:p>-0.06</text:p>
          </table:table-cell>
          <table:table-cell table:style-name="ce163"/>
          <table:table-cell table:style-name="ce185"/>
          <table:table-cell table:style-name="ce208"/>
          <table:table-cell table:style-name="ce230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52" calcext:value-type="float">
            <text:p>0.05</text:p>
          </table:table-cell>
          <table:table-cell table:style-name="ce163"/>
          <table:table-cell table:style-name="ce185"/>
          <table:table-cell table:style-name="ce208"/>
          <table:table-cell table:style-name="ce230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794259" calcext:value-type="float">
            <text:p>0.08</text:p>
          </table:table-cell>
          <table:table-cell table:style-name="ce159"/>
          <table:table-cell table:style-name="ce181"/>
          <table:table-cell table:style-name="ce204"/>
          <table:table-cell table:style-name="ce22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164"/>
          <table:table-cell table:style-name="ce186"/>
          <table:table-cell table:style-name="ce209"/>
          <table:table-cell table:style-name="ce231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64"/>
          <table:table-cell table:style-name="ce186"/>
          <table:table-cell table:style-name="ce209"/>
          <table:table-cell table:style-name="ce231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64"/>
          <table:table-cell table:style-name="ce186"/>
          <table:table-cell table:style-name="ce209"/>
          <table:table-cell table:style-name="ce231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161"/>
          <table:table-cell table:style-name="ce183"/>
          <table:table-cell table:style-name="ce206"/>
          <table:table-cell table:style-name="ce228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165"/>
          <table:table-cell table:style-name="ce187"/>
          <table:table-cell table:style-name="ce210"/>
          <table:table-cell table:style-name="ce23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166"/>
          <table:table-cell table:style-name="ce188"/>
          <table:table-cell table:style-name="ce211"/>
          <table:table-cell table:style-name="ce233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166"/>
          <table:table-cell table:style-name="ce188"/>
          <table:table-cell table:style-name="ce211"/>
          <table:table-cell table:style-name="ce23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159"/>
          <table:table-cell table:style-name="ce181"/>
          <table:table-cell table:style-name="ce204"/>
          <table:table-cell table:style-name="ce22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39" calcext:value-type="float">
            <text:p>0.04</text:p>
          </table:table-cell>
          <table:table-cell table:style-name="ce167"/>
          <table:table-cell table:style-name="ce189"/>
          <table:table-cell table:style-name="ce212"/>
          <table:table-cell table:style-name="ce23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2" calcext:value-type="float">
            <text:p>-0.02</text:p>
          </table:table-cell>
          <table:table-cell table:style-name="ce167"/>
          <table:table-cell table:style-name="ce189"/>
          <table:table-cell table:style-name="ce212"/>
          <table:table-cell table:style-name="ce23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18" calcext:value-type="float">
            <text:p>-0.02</text:p>
          </table:table-cell>
          <table:table-cell table:style-name="ce167"/>
          <table:table-cell table:style-name="ce189"/>
          <table:table-cell table:style-name="ce212"/>
          <table:table-cell table:style-name="ce23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036874" calcext:value-type="float">
            <text:p>0.04</text:p>
          </table:table-cell>
          <table:table-cell table:style-name="ce161"/>
          <table:table-cell table:style-name="ce183"/>
          <table:table-cell table:style-name="ce206"/>
          <table:table-cell table:style-name="ce228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168"/>
          <table:table-cell table:style-name="ce190"/>
          <table:table-cell table:style-name="ce213"/>
          <table:table-cell table:style-name="ce23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169"/>
          <table:table-cell table:style-name="ce191"/>
          <table:table-cell table:style-name="ce214"/>
          <table:table-cell table:style-name="ce236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169"/>
          <table:table-cell table:style-name="ce191"/>
          <table:table-cell table:style-name="ce214"/>
          <table:table-cell table:style-name="ce236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159"/>
          <table:table-cell table:style-name="ce181"/>
          <table:table-cell table:style-name="ce204"/>
          <table:table-cell table:style-name="ce22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170"/>
          <table:table-cell table:style-name="ce192"/>
          <table:table-cell table:style-name="ce215"/>
          <table:table-cell table:style-name="ce237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70"/>
          <table:table-cell table:style-name="ce192"/>
          <table:table-cell table:style-name="ce215"/>
          <table:table-cell table:style-name="ce237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70"/>
          <table:table-cell table:style-name="ce192"/>
          <table:table-cell table:style-name="ce215"/>
          <table:table-cell table:style-name="ce237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161"/>
          <table:table-cell table:style-name="ce183"/>
          <table:table-cell table:style-name="ce206"/>
          <table:table-cell table:style-name="ce228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171"/>
          <table:table-cell table:style-name="ce193"/>
          <table:table-cell table:style-name="ce216"/>
          <table:table-cell table:style-name="ce238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172"/>
          <table:table-cell table:style-name="ce194"/>
          <table:table-cell table:style-name="ce217"/>
          <table:table-cell table:style-name="ce239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172"/>
          <table:table-cell table:style-name="ce194"/>
          <table:table-cell table:style-name="ce217"/>
          <table:table-cell table:style-name="ce239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159"/>
          <table:table-cell table:style-name="ce181"/>
          <table:table-cell table:style-name="ce204"/>
          <table:table-cell table:style-name="ce22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173"/>
          <table:table-cell table:style-name="ce195"/>
          <table:table-cell table:style-name="ce218"/>
          <table:table-cell table:style-name="ce240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73"/>
          <table:table-cell table:style-name="ce195"/>
          <table:table-cell table:style-name="ce218"/>
          <table:table-cell table:style-name="ce240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73"/>
          <table:table-cell table:style-name="ce195"/>
          <table:table-cell table:style-name="ce218"/>
          <table:table-cell table:style-name="ce240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161"/>
          <table:table-cell table:style-name="ce183"/>
          <table:table-cell table:style-name="ce206"/>
          <table:table-cell table:style-name="ce228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174"/>
          <table:table-cell table:style-name="ce196"/>
          <table:table-cell table:style-name="ce219"/>
          <table:table-cell table:style-name="ce241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175"/>
          <table:table-cell table:style-name="ce197"/>
          <table:table-cell table:style-name="ce220"/>
          <table:table-cell table:style-name="ce24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175"/>
          <table:table-cell table:style-name="ce197"/>
          <table:table-cell table:style-name="ce220"/>
          <table:table-cell table:style-name="ce242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159"/>
          <table:table-cell table:style-name="ce181"/>
          <table:table-cell table:style-name="ce204"/>
          <table:table-cell table:style-name="ce22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11" office:value-type="string" calcext:value-type="string">
            <text:p>x</text:p>
          </table:table-cell>
          <table:table-cell table:style-name="ce19"/>
          <table:table-cell table:style-name="ce176"/>
          <table:table-cell table:style-name="ce198"/>
          <table:table-cell table:style-name="ce221"/>
          <table:table-cell table:style-name="ce24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76"/>
          <table:table-cell table:style-name="ce199"/>
          <table:table-cell table:style-name="ce221"/>
          <table:table-cell table:style-name="ce24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76"/>
          <table:table-cell table:style-name="ce199"/>
          <table:table-cell table:style-name="ce221"/>
          <table:table-cell table:style-name="ce24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20"/>
          <table:table-cell table:style-name="ce161"/>
          <table:table-cell table:style-name="ce183"/>
          <table:table-cell table:style-name="ce206"/>
          <table:table-cell table:style-name="ce228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----------------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Transformation matrix</text:p>
          </table:table-cell>
          <table:table-cell office:value-type="float" office:value="-0.003" calcext:value-type="float">
            <text:p>-0.003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number-columns-repeated="2" office:value-type="float" office:value="-0" calcext:value-type="float">
            <text:p>0</text:p>
          </table:table-cell>
          <table:table-cell/>
        </table:table-row>
        <calcext:conditional-formats>
          <calcext:conditional-format calcext:target-range-address="'ALS16 aligned to ALS14'.E4:'ALS16 aligned to ALS14'.E6 'ALS16 aligned to ALS14'.G4:'ALS16 aligned to ALS14'.H6">
            <calcext:condition calcext:apply-style-name="Bad" calcext:value="formula-is(ABS(['ALS16 aligned to ALS14'.E4] - ['ALS16 aligned to ALS14'.$D4]) &gt; 0.2)" calcext:base-cell-address="'ALS16 aligned to ALS14'.E4"/>
          </calcext:conditional-format>
          <calcext:conditional-format calcext:target-range-address="'ALS16 aligned to ALS14'.G8:'ALS16 aligned to ALS14'.H10 'ALS16 aligned to ALS14'.E8:'ALS16 aligned to ALS14'.E10">
            <calcext:condition calcext:apply-style-name="Bad" calcext:value="formula-is(ABS(['ALS16 aligned to ALS14'.E8] - ['ALS16 aligned to ALS14'.$D8]) &gt; 0.2)" calcext:base-cell-address="'ALS16 aligned to ALS14'.E8"/>
          </calcext:conditional-format>
          <calcext:conditional-format calcext:target-range-address="'ALS16 aligned to ALS14'.G12:'ALS16 aligned to ALS14'.H14 'ALS16 aligned to ALS14'.E12:'ALS16 aligned to ALS14'.E14">
            <calcext:condition calcext:apply-style-name="Bad" calcext:value="formula-is(ABS(['ALS16 aligned to ALS14'.E12] - ['ALS16 aligned to ALS14'.$D12]) &gt; 0.2)" calcext:base-cell-address="'ALS16 aligned to ALS14'.E12"/>
          </calcext:conditional-format>
          <calcext:conditional-format calcext:target-range-address="'ALS16 aligned to ALS14'.G20:'ALS16 aligned to ALS14'.H22 'ALS16 aligned to ALS14'.E20:'ALS16 aligned to ALS14'.E22">
            <calcext:condition calcext:apply-style-name="Bad" calcext:value="formula-is(ABS(['ALS16 aligned to ALS14'.E20] - ['ALS16 aligned to ALS14'.$D20]) &gt; 0.2)" calcext:base-cell-address="'ALS16 aligned to ALS14'.E20"/>
          </calcext:conditional-format>
          <calcext:conditional-format calcext:target-range-address="'ALS16 aligned to ALS14'.G28:'ALS16 aligned to ALS14'.H30 'ALS16 aligned to ALS14'.E28:'ALS16 aligned to ALS14'.E30">
            <calcext:condition calcext:apply-style-name="Bad" calcext:value="formula-is(ABS(['ALS16 aligned to ALS14'.E28] - ['ALS16 aligned to ALS14'.$D28]) &gt; 0.2)" calcext:base-cell-address="'ALS16 aligned to ALS14'.E28"/>
          </calcext:conditional-format>
          <calcext:conditional-format calcext:target-range-address="'ALS16 aligned to ALS14'.G36:'ALS16 aligned to ALS14'.H38 'ALS16 aligned to ALS14'.E36:'ALS16 aligned to ALS14'.E38">
            <calcext:condition calcext:apply-style-name="Bad" calcext:value="formula-is(ABS(['ALS16 aligned to ALS14'.E36] - ['ALS16 aligned to ALS14'.$D36]) &gt; 0.2)" calcext:base-cell-address="'ALS16 aligned to ALS14'.E36"/>
          </calcext:conditional-format>
          <calcext:conditional-format calcext:target-range-address="'ALS16 aligned to ALS14'.G44:'ALS16 aligned to ALS14'.H46 'ALS16 aligned to ALS14'.E44:'ALS16 aligned to ALS14'.E46">
            <calcext:condition calcext:apply-style-name="Bad" calcext:value="formula-is(ABS(['ALS16 aligned to ALS14'.E44] - ['ALS16 aligned to ALS14'.$D44]) &gt; 0.2)" calcext:base-cell-address="'ALS16 aligned to ALS14'.E44"/>
          </calcext:conditional-format>
          <calcext:conditional-format calcext:target-range-address="'ALS16 aligned to ALS14'.G16:'ALS16 aligned to ALS14'.H18 'ALS16 aligned to ALS14'.E16:'ALS16 aligned to ALS14'.E18">
            <calcext:condition calcext:apply-style-name="Bad" calcext:value="formula-is(ABS(['ALS16 aligned to ALS14'.E16] - ['ALS16 aligned to ALS14'.$D16]) &gt; 0.2)" calcext:base-cell-address="'ALS16 aligned to ALS14'.E16"/>
          </calcext:conditional-format>
          <calcext:conditional-format calcext:target-range-address="'ALS16 aligned to ALS14'.G24:'ALS16 aligned to ALS14'.H26 'ALS16 aligned to ALS14'.E24:'ALS16 aligned to ALS14'.E26">
            <calcext:condition calcext:apply-style-name="Bad" calcext:value="formula-is(ABS(['ALS16 aligned to ALS14'.E24] - ['ALS16 aligned to ALS14'.$D24]) &gt; 0.2)" calcext:base-cell-address="'ALS16 aligned to ALS14'.E24"/>
          </calcext:conditional-format>
          <calcext:conditional-format calcext:target-range-address="'ALS16 aligned to ALS14'.G32:'ALS16 aligned to ALS14'.H34 'ALS16 aligned to ALS14'.E32:'ALS16 aligned to ALS14'.E34">
            <calcext:condition calcext:apply-style-name="Bad" calcext:value="formula-is(ABS(['ALS16 aligned to ALS14'.E32] - ['ALS16 aligned to ALS14'.$D32]) &gt; 0.2)" calcext:base-cell-address="'ALS16 aligned to ALS14'.E32"/>
          </calcext:conditional-format>
          <calcext:conditional-format calcext:target-range-address="'ALS16 aligned to ALS14'.G40:'ALS16 aligned to ALS14'.H42 'ALS16 aligned to ALS14'.E40:'ALS16 aligned to ALS14'.E42">
            <calcext:condition calcext:apply-style-name="Bad" calcext:value="formula-is(ABS(['ALS16 aligned to ALS14'.E40] - ['ALS16 aligned to ALS14'.$D40]) &gt; 0.2)" calcext:base-cell-address="'ALS16 aligned to ALS14'.E40"/>
          </calcext:conditional-format>
          <calcext:conditional-format calcext:target-range-address="'ALS16 aligned to ALS14'.F49:'ALS16 aligned to ALS14'.H50 'ALS16 aligned to ALS14'.E48:'ALS16 aligned to ALS14'.E50 'ALS16 aligned to ALS14'.G48:'ALS16 aligned to ALS14'.H48">
            <calcext:condition calcext:apply-style-name="Bad" calcext:value="formula-is(ABS(['ALS16 aligned to ALS14'.E48] - ['ALS16 aligned to ALS14'.$D48]) &gt; 0.2)" calcext:base-cell-address="'ALS16 aligned to ALS14'.E48"/>
          </calcext:conditional-format>
          <calcext:conditional-format calcext:target-range-address="'ALS16 aligned to ALS14'.F4:'ALS16 aligned to ALS14'.F6">
            <calcext:condition calcext:apply-style-name="Bad" calcext:value="formula-is(ABS(['ALS16 aligned to ALS14'.F4] - ['ALS16 aligned to ALS14'.$D4]) &gt; 0.2)" calcext:base-cell-address="'ALS16 aligned to ALS14'.F4"/>
          </calcext:conditional-format>
          <calcext:conditional-format calcext:target-range-address="'ALS16 aligned to ALS14'.F8:'ALS16 aligned to ALS14'.F10">
            <calcext:condition calcext:apply-style-name="Bad" calcext:value="formula-is(ABS(['ALS16 aligned to ALS14'.F8] - ['ALS16 aligned to ALS14'.$D8]) &gt; 0.2)" calcext:base-cell-address="'ALS16 aligned to ALS14'.F8"/>
          </calcext:conditional-format>
          <calcext:conditional-format calcext:target-range-address="'ALS16 aligned to ALS14'.F12:'ALS16 aligned to ALS14'.F14">
            <calcext:condition calcext:apply-style-name="Bad" calcext:value="formula-is(ABS(['ALS16 aligned to ALS14'.F12] - ['ALS16 aligned to ALS14'.$D12]) &gt; 0.2)" calcext:base-cell-address="'ALS16 aligned to ALS14'.F12"/>
          </calcext:conditional-format>
          <calcext:conditional-format calcext:target-range-address="'ALS16 aligned to ALS14'.F20:'ALS16 aligned to ALS14'.F22">
            <calcext:condition calcext:apply-style-name="Bad" calcext:value="formula-is(ABS(['ALS16 aligned to ALS14'.F20] - ['ALS16 aligned to ALS14'.$D20]) &gt; 0.2)" calcext:base-cell-address="'ALS16 aligned to ALS14'.F20"/>
          </calcext:conditional-format>
          <calcext:conditional-format calcext:target-range-address="'ALS16 aligned to ALS14'.F28:'ALS16 aligned to ALS14'.F30">
            <calcext:condition calcext:apply-style-name="Bad" calcext:value="formula-is(ABS(['ALS16 aligned to ALS14'.F28] - ['ALS16 aligned to ALS14'.$D28]) &gt; 0.2)" calcext:base-cell-address="'ALS16 aligned to ALS14'.F28"/>
          </calcext:conditional-format>
          <calcext:conditional-format calcext:target-range-address="'ALS16 aligned to ALS14'.F36:'ALS16 aligned to ALS14'.F38">
            <calcext:condition calcext:apply-style-name="Bad" calcext:value="formula-is(ABS(['ALS16 aligned to ALS14'.F36] - ['ALS16 aligned to ALS14'.$D36]) &gt; 0.2)" calcext:base-cell-address="'ALS16 aligned to ALS14'.F36"/>
          </calcext:conditional-format>
          <calcext:conditional-format calcext:target-range-address="'ALS16 aligned to ALS14'.F44:'ALS16 aligned to ALS14'.F46">
            <calcext:condition calcext:apply-style-name="Bad" calcext:value="formula-is(ABS(['ALS16 aligned to ALS14'.F44] - ['ALS16 aligned to ALS14'.$D44]) &gt; 0.2)" calcext:base-cell-address="'ALS16 aligned to ALS14'.F44"/>
          </calcext:conditional-format>
          <calcext:conditional-format calcext:target-range-address="'ALS16 aligned to ALS14'.F16:'ALS16 aligned to ALS14'.F18">
            <calcext:condition calcext:apply-style-name="Bad" calcext:value="formula-is(ABS(['ALS16 aligned to ALS14'.F16] - ['ALS16 aligned to ALS14'.$D16]) &gt; 0.2)" calcext:base-cell-address="'ALS16 aligned to ALS14'.F16"/>
          </calcext:conditional-format>
          <calcext:conditional-format calcext:target-range-address="'ALS16 aligned to ALS14'.F24:'ALS16 aligned to ALS14'.F26">
            <calcext:condition calcext:apply-style-name="Bad" calcext:value="formula-is(ABS(['ALS16 aligned to ALS14'.F24] - ['ALS16 aligned to ALS14'.$D24]) &gt; 0.2)" calcext:base-cell-address="'ALS16 aligned to ALS14'.F24"/>
          </calcext:conditional-format>
          <calcext:conditional-format calcext:target-range-address="'ALS16 aligned to ALS14'.F32:'ALS16 aligned to ALS14'.F34">
            <calcext:condition calcext:apply-style-name="Bad" calcext:value="formula-is(ABS(['ALS16 aligned to ALS14'.F32] - ['ALS16 aligned to ALS14'.$D32]) &gt; 0.2)" calcext:base-cell-address="'ALS16 aligned to ALS14'.F32"/>
          </calcext:conditional-format>
          <calcext:conditional-format calcext:target-range-address="'ALS16 aligned to ALS14'.F40:'ALS16 aligned to ALS14'.F42">
            <calcext:condition calcext:apply-style-name="Bad" calcext:value="formula-is(ABS(['ALS16 aligned to ALS14'.F40] - ['ALS16 aligned to ALS14'.$D40]) &gt; 0.2)" calcext:base-cell-address="'ALS16 aligned to ALS14'.F40"/>
          </calcext:conditional-format>
          <calcext:conditional-format calcext:target-range-address="'ALS16 aligned to ALS14'.F48:'ALS16 aligned to ALS14'.F48">
            <calcext:condition calcext:apply-style-name="Bad" calcext:value="formula-is(ABS(['ALS16 aligned to ALS14'.F48] - ['ALS16 aligned to ALS14'.$D48]) &gt; 0.2)" calcext:base-cell-address="'ALS16 aligned to ALS14'.F48"/>
          </calcext:conditional-format>
        </calcext:conditional-formats>
      </table:table>
      <table:table table:name="DIM aligned to ALS14" table:style-name="ta1">
        <table:table-column table:style-name="co1" table:default-cell-style-name="Default"/>
        <table:table-column table:style-name="co2" table:default-cell-style-name="Default"/>
        <table:table-column table:style-name="co11" table:default-cell-style-name="ce12"/>
        <table:table-column table:style-name="co4" table:default-cell-style-name="ce18"/>
        <table:table-column table:style-name="co4" table:number-columns-repeated="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3" office:value-type="string" calcext:value-type="string" table:number-columns-spanned="1" table:number-rows-spanned="2">
            <text:p>Manual Point Picking</text:p>
          </table:table-cell>
          <table:table-cell table:style-name="ce155" office:value-type="string" calcext:value-type="string" table:number-columns-spanned="1" table:number-rows-spanned="2">
            <text:p>Sigma Pruning</text:p>
          </table:table-cell>
          <table:table-cell table:style-name="ce177" office:value-type="string" calcext:value-type="string" table:number-columns-spanned="1" table:number-rows-spanned="2">
            <text:p>Normals Pruning</text:p>
          </table:table-cell>
          <table:table-cell table:style-name="ce200" office:value-type="string" calcext:value-type="string" table:number-columns-spanned="1" table:number-rows-spanned="2">
            <text:p>Model Pruning</text:p>
          </table:table-cell>
          <table:table-cell table:style-name="ce222" table:number-columns-spanned="1" table:number-rows-spanned="2"/>
        </table:table-row>
        <table:table-row table:style-name="ro1">
          <table:table-cell/>
          <table:covered-table-cell table:number-columns-repeated="2" table:style-name="ce2"/>
          <table:covered-table-cell table:style-name="ce14"/>
          <table:covered-table-cell table:style-name="ce156"/>
          <table:covered-table-cell table:style-name="ce178"/>
          <table:covered-table-cell table:style-name="ce201"/>
          <table:covered-table-cell table:style-name="ce22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44"/>
          <table:table-cell table:style-name="ce262"/>
          <table:table-cell table:style-name="ce281"/>
          <table:table-cell table:style-name="ce299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45"/>
          <table:table-cell table:style-name="ce263"/>
          <table:table-cell table:style-name="ce282"/>
          <table:table-cell table:style-name="ce300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45"/>
          <table:table-cell table:style-name="ce263"/>
          <table:table-cell table:style-name="ce282"/>
          <table:table-cell table:style-name="ce300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159"/>
          <table:table-cell table:style-name="ce181"/>
          <table:table-cell table:style-name="ce204"/>
          <table:table-cell table:style-name="ce22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246"/>
          <table:table-cell table:style-name="ce264"/>
          <table:table-cell table:style-name="ce283"/>
          <table:table-cell table:style-name="ce301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46"/>
          <table:table-cell table:style-name="ce264"/>
          <table:table-cell table:style-name="ce283"/>
          <table:table-cell table:style-name="ce301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46"/>
          <table:table-cell table:style-name="ce264"/>
          <table:table-cell table:style-name="ce283"/>
          <table:table-cell table:style-name="ce301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161"/>
          <table:table-cell table:style-name="ce183"/>
          <table:table-cell table:style-name="ce206"/>
          <table:table-cell table:style-name="ce228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08" calcext:value-type="float">
            <text:p>0.01</text:p>
          </table:table-cell>
          <table:table-cell table:style-name="ce247"/>
          <table:table-cell table:style-name="ce265"/>
          <table:table-cell table:style-name="ce284"/>
          <table:table-cell table:style-name="ce30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57" calcext:value-type="float">
            <text:p>-0.06</text:p>
          </table:table-cell>
          <table:table-cell table:style-name="ce248"/>
          <table:table-cell table:style-name="ce266"/>
          <table:table-cell table:style-name="ce285"/>
          <table:table-cell table:style-name="ce303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82" calcext:value-type="float">
            <text:p>0.08</text:p>
          </table:table-cell>
          <table:table-cell table:style-name="ce248"/>
          <table:table-cell table:style-name="ce266"/>
          <table:table-cell table:style-name="ce285"/>
          <table:table-cell table:style-name="ce303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563774" calcext:value-type="float">
            <text:p>0.06</text:p>
          </table:table-cell>
          <table:table-cell table:style-name="ce159"/>
          <table:table-cell table:style-name="ce181"/>
          <table:table-cell table:style-name="ce204"/>
          <table:table-cell table:style-name="ce22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249"/>
          <table:table-cell table:style-name="ce267"/>
          <table:table-cell table:style-name="ce286"/>
          <table:table-cell table:style-name="ce30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49"/>
          <table:table-cell table:style-name="ce267"/>
          <table:table-cell table:style-name="ce286"/>
          <table:table-cell table:style-name="ce30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49"/>
          <table:table-cell table:style-name="ce267"/>
          <table:table-cell table:style-name="ce286"/>
          <table:table-cell table:style-name="ce30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161"/>
          <table:table-cell table:style-name="ce183"/>
          <table:table-cell table:style-name="ce206"/>
          <table:table-cell table:style-name="ce228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50"/>
          <table:table-cell table:style-name="ce268"/>
          <table:table-cell table:style-name="ce287"/>
          <table:table-cell table:style-name="ce30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51"/>
          <table:table-cell table:style-name="ce269"/>
          <table:table-cell table:style-name="ce288"/>
          <table:table-cell table:style-name="ce306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51"/>
          <table:table-cell table:style-name="ce269"/>
          <table:table-cell table:style-name="ce288"/>
          <table:table-cell table:style-name="ce306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159"/>
          <table:table-cell table:style-name="ce181"/>
          <table:table-cell table:style-name="ce204"/>
          <table:table-cell table:style-name="ce22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13" calcext:value-type="float">
            <text:p>-0.01</text:p>
          </table:table-cell>
          <table:table-cell table:style-name="ce252"/>
          <table:table-cell table:style-name="ce270"/>
          <table:table-cell table:style-name="ce289"/>
          <table:table-cell table:style-name="ce307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6" calcext:value-type="float">
            <text:p>-0.02</text:p>
          </table:table-cell>
          <table:table-cell table:style-name="ce252"/>
          <table:table-cell table:style-name="ce270"/>
          <table:table-cell table:style-name="ce289"/>
          <table:table-cell table:style-name="ce307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74" calcext:value-type="float">
            <text:p>0.17</text:p>
          </table:table-cell>
          <table:table-cell table:style-name="ce252"/>
          <table:table-cell table:style-name="ce270"/>
          <table:table-cell table:style-name="ce289"/>
          <table:table-cell table:style-name="ce307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0515903" calcext:value-type="float">
            <text:p>0.05</text:p>
          </table:table-cell>
          <table:table-cell table:style-name="ce161"/>
          <table:table-cell table:style-name="ce183"/>
          <table:table-cell table:style-name="ce206"/>
          <table:table-cell table:style-name="ce228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53"/>
          <table:table-cell table:style-name="ce271"/>
          <table:table-cell table:style-name="ce290"/>
          <table:table-cell table:style-name="ce308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54"/>
          <table:table-cell table:style-name="ce272"/>
          <table:table-cell table:style-name="ce291"/>
          <table:table-cell table:style-name="ce309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54"/>
          <table:table-cell table:style-name="ce272"/>
          <table:table-cell table:style-name="ce291"/>
          <table:table-cell table:style-name="ce309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159"/>
          <table:table-cell table:style-name="ce181"/>
          <table:table-cell table:style-name="ce204"/>
          <table:table-cell table:style-name="ce22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255"/>
          <table:table-cell table:style-name="ce273"/>
          <table:table-cell table:style-name="ce292"/>
          <table:table-cell table:style-name="ce310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55"/>
          <table:table-cell table:style-name="ce273"/>
          <table:table-cell table:style-name="ce292"/>
          <table:table-cell table:style-name="ce310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55"/>
          <table:table-cell table:style-name="ce273"/>
          <table:table-cell table:style-name="ce292"/>
          <table:table-cell table:style-name="ce310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161"/>
          <table:table-cell table:style-name="ce183"/>
          <table:table-cell table:style-name="ce206"/>
          <table:table-cell table:style-name="ce228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56"/>
          <table:table-cell table:style-name="ce274"/>
          <table:table-cell table:style-name="ce293"/>
          <table:table-cell table:style-name="ce311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57"/>
          <table:table-cell table:style-name="ce275"/>
          <table:table-cell table:style-name="ce294"/>
          <table:table-cell table:style-name="ce312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57"/>
          <table:table-cell table:style-name="ce275"/>
          <table:table-cell table:style-name="ce294"/>
          <table:table-cell table:style-name="ce312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159"/>
          <table:table-cell table:style-name="ce181"/>
          <table:table-cell table:style-name="ce204"/>
          <table:table-cell table:style-name="ce22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258"/>
          <table:table-cell table:style-name="ce276"/>
          <table:table-cell table:style-name="ce295"/>
          <table:table-cell table:style-name="ce31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58"/>
          <table:table-cell table:style-name="ce276"/>
          <table:table-cell table:style-name="ce295"/>
          <table:table-cell table:style-name="ce31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58"/>
          <table:table-cell table:style-name="ce276"/>
          <table:table-cell table:style-name="ce295"/>
          <table:table-cell table:style-name="ce31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161"/>
          <table:table-cell table:style-name="ce183"/>
          <table:table-cell table:style-name="ce206"/>
          <table:table-cell table:style-name="ce228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8" office:value-type="string" calcext:value-type="string">
            <text:p>x</text:p>
          </table:table-cell>
          <table:table-cell table:style-name="ce15"/>
          <table:table-cell table:style-name="ce259"/>
          <table:table-cell table:style-name="ce277"/>
          <table:table-cell table:style-name="ce296"/>
          <table:table-cell table:style-name="ce314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/>
          <table:table-cell table:style-name="ce260"/>
          <table:table-cell table:style-name="ce278"/>
          <table:table-cell table:style-name="ce297"/>
          <table:table-cell table:style-name="ce31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/>
          <table:table-cell table:style-name="ce260"/>
          <table:table-cell table:style-name="ce278"/>
          <table:table-cell table:style-name="ce297"/>
          <table:table-cell table:style-name="ce31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/>
          <table:table-cell table:style-name="ce159"/>
          <table:table-cell table:style-name="ce181"/>
          <table:table-cell table:style-name="ce204"/>
          <table:table-cell table:style-name="ce22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11" office:value-type="string" calcext:value-type="string">
            <text:p>x</text:p>
          </table:table-cell>
          <table:table-cell table:style-name="ce19"/>
          <table:table-cell table:style-name="ce261"/>
          <table:table-cell table:style-name="ce279"/>
          <table:table-cell table:style-name="ce298"/>
          <table:table-cell table:style-name="ce316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61"/>
          <table:table-cell table:style-name="ce280"/>
          <table:table-cell table:style-name="ce298"/>
          <table:table-cell table:style-name="ce316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61"/>
          <table:table-cell table:style-name="ce280"/>
          <table:table-cell table:style-name="ce298"/>
          <table:table-cell table:style-name="ce316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20"/>
          <table:table-cell table:style-name="ce161"/>
          <table:table-cell table:style-name="ce183"/>
          <table:table-cell table:style-name="ce206"/>
          <table:table-cell table:style-name="ce228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----------------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Transformation matrix</text:p>
          </table:table-cell>
          <table:table-cell office:value-type="float" office:value="-0.003" calcext:value-type="float">
            <text:p>-0.003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number-columns-repeated="2" office:value-type="float" office:value="-0" calcext:value-type="float">
            <text:p>0</text:p>
          </table:table-cell>
          <table:table-cell/>
        </table:table-row>
        <calcext:conditional-formats>
          <calcext:conditional-format calcext:target-range-address="'DIM aligned to ALS14'.E4:'DIM aligned to ALS14'.E6 'DIM aligned to ALS14'.G4:'DIM aligned to ALS14'.H6">
            <calcext:condition calcext:apply-style-name="Bad" calcext:value="formula-is(ABS(['DIM aligned to ALS14'.E4] - ['DIM aligned to ALS14'.$D4]) &gt; 0.2)" calcext:base-cell-address="'DIM aligned to ALS14'.E4"/>
          </calcext:conditional-format>
          <calcext:conditional-format calcext:target-range-address="'DIM aligned to ALS14'.G8:'DIM aligned to ALS14'.H10 'DIM aligned to ALS14'.E8:'DIM aligned to ALS14'.E10">
            <calcext:condition calcext:apply-style-name="Bad" calcext:value="formula-is(ABS(['DIM aligned to ALS14'.E8] - ['DIM aligned to ALS14'.$D8]) &gt; 0.2)" calcext:base-cell-address="'DIM aligned to ALS14'.E8"/>
          </calcext:conditional-format>
          <calcext:conditional-format calcext:target-range-address="'DIM aligned to ALS14'.G12:'DIM aligned to ALS14'.H14 'DIM aligned to ALS14'.E12:'DIM aligned to ALS14'.E14">
            <calcext:condition calcext:apply-style-name="Bad" calcext:value="formula-is(ABS(['DIM aligned to ALS14'.E12] - ['DIM aligned to ALS14'.$D12]) &gt; 0.2)" calcext:base-cell-address="'DIM aligned to ALS14'.E12"/>
          </calcext:conditional-format>
          <calcext:conditional-format calcext:target-range-address="'DIM aligned to ALS14'.G20:'DIM aligned to ALS14'.H22 'DIM aligned to ALS14'.E20:'DIM aligned to ALS14'.E22">
            <calcext:condition calcext:apply-style-name="Bad" calcext:value="formula-is(ABS(['DIM aligned to ALS14'.E20] - ['DIM aligned to ALS14'.$D20]) &gt; 0.2)" calcext:base-cell-address="'DIM aligned to ALS14'.E20"/>
          </calcext:conditional-format>
          <calcext:conditional-format calcext:target-range-address="'DIM aligned to ALS14'.G28:'DIM aligned to ALS14'.H30 'DIM aligned to ALS14'.E28:'DIM aligned to ALS14'.E30">
            <calcext:condition calcext:apply-style-name="Bad" calcext:value="formula-is(ABS(['DIM aligned to ALS14'.E28] - ['DIM aligned to ALS14'.$D28]) &gt; 0.2)" calcext:base-cell-address="'DIM aligned to ALS14'.E28"/>
          </calcext:conditional-format>
          <calcext:conditional-format calcext:target-range-address="'DIM aligned to ALS14'.G36:'DIM aligned to ALS14'.H38 'DIM aligned to ALS14'.E36:'DIM aligned to ALS14'.E38">
            <calcext:condition calcext:apply-style-name="Bad" calcext:value="formula-is(ABS(['DIM aligned to ALS14'.E36] - ['DIM aligned to ALS14'.$D36]) &gt; 0.2)" calcext:base-cell-address="'DIM aligned to ALS14'.E36"/>
          </calcext:conditional-format>
          <calcext:conditional-format calcext:target-range-address="'DIM aligned to ALS14'.G44:'DIM aligned to ALS14'.H46 'DIM aligned to ALS14'.E44:'DIM aligned to ALS14'.E46">
            <calcext:condition calcext:apply-style-name="Bad" calcext:value="formula-is(ABS(['DIM aligned to ALS14'.E44] - ['DIM aligned to ALS14'.$D44]) &gt; 0.2)" calcext:base-cell-address="'DIM aligned to ALS14'.E44"/>
          </calcext:conditional-format>
          <calcext:conditional-format calcext:target-range-address="'DIM aligned to ALS14'.G16:'DIM aligned to ALS14'.H18 'DIM aligned to ALS14'.E16:'DIM aligned to ALS14'.E18">
            <calcext:condition calcext:apply-style-name="Bad" calcext:value="formula-is(ABS(['DIM aligned to ALS14'.E16] - ['DIM aligned to ALS14'.$D16]) &gt; 0.2)" calcext:base-cell-address="'DIM aligned to ALS14'.E16"/>
          </calcext:conditional-format>
          <calcext:conditional-format calcext:target-range-address="'DIM aligned to ALS14'.G24:'DIM aligned to ALS14'.H26 'DIM aligned to ALS14'.E24:'DIM aligned to ALS14'.E26">
            <calcext:condition calcext:apply-style-name="Bad" calcext:value="formula-is(ABS(['DIM aligned to ALS14'.E24] - ['DIM aligned to ALS14'.$D24]) &gt; 0.2)" calcext:base-cell-address="'DIM aligned to ALS14'.E24"/>
          </calcext:conditional-format>
          <calcext:conditional-format calcext:target-range-address="'DIM aligned to ALS14'.G32:'DIM aligned to ALS14'.H34 'DIM aligned to ALS14'.E32:'DIM aligned to ALS14'.E34">
            <calcext:condition calcext:apply-style-name="Bad" calcext:value="formula-is(ABS(['DIM aligned to ALS14'.E32] - ['DIM aligned to ALS14'.$D32]) &gt; 0.2)" calcext:base-cell-address="'DIM aligned to ALS14'.E32"/>
          </calcext:conditional-format>
          <calcext:conditional-format calcext:target-range-address="'DIM aligned to ALS14'.G40:'DIM aligned to ALS14'.H42 'DIM aligned to ALS14'.E40:'DIM aligned to ALS14'.E42">
            <calcext:condition calcext:apply-style-name="Bad" calcext:value="formula-is(ABS(['DIM aligned to ALS14'.E40] - ['DIM aligned to ALS14'.$D40]) &gt; 0.2)" calcext:base-cell-address="'DIM aligned to ALS14'.E40"/>
          </calcext:conditional-format>
          <calcext:conditional-format calcext:target-range-address="'DIM aligned to ALS14'.F49:'DIM aligned to ALS14'.H50 'DIM aligned to ALS14'.E48:'DIM aligned to ALS14'.E50 'DIM aligned to ALS14'.G48:'DIM aligned to ALS14'.H48">
            <calcext:condition calcext:apply-style-name="Bad" calcext:value="formula-is(ABS(['DIM aligned to ALS14'.E48] - ['DIM aligned to ALS14'.$D48]) &gt; 0.2)" calcext:base-cell-address="'DIM aligned to ALS14'.E48"/>
          </calcext:conditional-format>
          <calcext:conditional-format calcext:target-range-address="'DIM aligned to ALS14'.F4:'DIM aligned to ALS14'.F6">
            <calcext:condition calcext:apply-style-name="Bad" calcext:value="formula-is(ABS(['DIM aligned to ALS14'.F4] - ['DIM aligned to ALS14'.$D4]) &gt; 0.2)" calcext:base-cell-address="'DIM aligned to ALS14'.F4"/>
          </calcext:conditional-format>
          <calcext:conditional-format calcext:target-range-address="'DIM aligned to ALS14'.F8:'DIM aligned to ALS14'.F10">
            <calcext:condition calcext:apply-style-name="Bad" calcext:value="formula-is(ABS(['DIM aligned to ALS14'.F8] - ['DIM aligned to ALS14'.$D8]) &gt; 0.2)" calcext:base-cell-address="'DIM aligned to ALS14'.F8"/>
          </calcext:conditional-format>
          <calcext:conditional-format calcext:target-range-address="'DIM aligned to ALS14'.F12:'DIM aligned to ALS14'.F14">
            <calcext:condition calcext:apply-style-name="Bad" calcext:value="formula-is(ABS(['DIM aligned to ALS14'.F12] - ['DIM aligned to ALS14'.$D12]) &gt; 0.2)" calcext:base-cell-address="'DIM aligned to ALS14'.F12"/>
          </calcext:conditional-format>
          <calcext:conditional-format calcext:target-range-address="'DIM aligned to ALS14'.F20:'DIM aligned to ALS14'.F22">
            <calcext:condition calcext:apply-style-name="Bad" calcext:value="formula-is(ABS(['DIM aligned to ALS14'.F20] - ['DIM aligned to ALS14'.$D20]) &gt; 0.2)" calcext:base-cell-address="'DIM aligned to ALS14'.F20"/>
          </calcext:conditional-format>
          <calcext:conditional-format calcext:target-range-address="'DIM aligned to ALS14'.F28:'DIM aligned to ALS14'.F30">
            <calcext:condition calcext:apply-style-name="Bad" calcext:value="formula-is(ABS(['DIM aligned to ALS14'.F28] - ['DIM aligned to ALS14'.$D28]) &gt; 0.2)" calcext:base-cell-address="'DIM aligned to ALS14'.F28"/>
          </calcext:conditional-format>
          <calcext:conditional-format calcext:target-range-address="'DIM aligned to ALS14'.F36:'DIM aligned to ALS14'.F38">
            <calcext:condition calcext:apply-style-name="Bad" calcext:value="formula-is(ABS(['DIM aligned to ALS14'.F36] - ['DIM aligned to ALS14'.$D36]) &gt; 0.2)" calcext:base-cell-address="'DIM aligned to ALS14'.F36"/>
          </calcext:conditional-format>
          <calcext:conditional-format calcext:target-range-address="'DIM aligned to ALS14'.F44:'DIM aligned to ALS14'.F46">
            <calcext:condition calcext:apply-style-name="Bad" calcext:value="formula-is(ABS(['DIM aligned to ALS14'.F44] - ['DIM aligned to ALS14'.$D44]) &gt; 0.2)" calcext:base-cell-address="'DIM aligned to ALS14'.F44"/>
          </calcext:conditional-format>
          <calcext:conditional-format calcext:target-range-address="'DIM aligned to ALS14'.F16:'DIM aligned to ALS14'.F18">
            <calcext:condition calcext:apply-style-name="Bad" calcext:value="formula-is(ABS(['DIM aligned to ALS14'.F16] - ['DIM aligned to ALS14'.$D16]) &gt; 0.2)" calcext:base-cell-address="'DIM aligned to ALS14'.F16"/>
          </calcext:conditional-format>
          <calcext:conditional-format calcext:target-range-address="'DIM aligned to ALS14'.F24:'DIM aligned to ALS14'.F26">
            <calcext:condition calcext:apply-style-name="Bad" calcext:value="formula-is(ABS(['DIM aligned to ALS14'.F24] - ['DIM aligned to ALS14'.$D24]) &gt; 0.2)" calcext:base-cell-address="'DIM aligned to ALS14'.F24"/>
          </calcext:conditional-format>
          <calcext:conditional-format calcext:target-range-address="'DIM aligned to ALS14'.F32:'DIM aligned to ALS14'.F34">
            <calcext:condition calcext:apply-style-name="Bad" calcext:value="formula-is(ABS(['DIM aligned to ALS14'.F32] - ['DIM aligned to ALS14'.$D32]) &gt; 0.2)" calcext:base-cell-address="'DIM aligned to ALS14'.F32"/>
          </calcext:conditional-format>
          <calcext:conditional-format calcext:target-range-address="'DIM aligned to ALS14'.F40:'DIM aligned to ALS14'.F42">
            <calcext:condition calcext:apply-style-name="Bad" calcext:value="formula-is(ABS(['DIM aligned to ALS14'.F40] - ['DIM aligned to ALS14'.$D40]) &gt; 0.2)" calcext:base-cell-address="'DIM aligned to ALS14'.F40"/>
          </calcext:conditional-format>
          <calcext:conditional-format calcext:target-range-address="'DIM aligned to ALS14'.F48:'DIM aligned to ALS14'.F48">
            <calcext:condition calcext:apply-style-name="Bad" calcext:value="formula-is(ABS(['DIM aligned to ALS14'.F48] - ['DIM aligned to ALS14'.$D48]) &gt; 0.2)" calcext:base-cell-address="'DIM aligned to ALS14'.F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2" style:family="table-cell" style:parent-style-name="Default">
      <style:text-properties fo:color="#00cc00" fo:text-shadow="1pt 1pt" fo:font-weight="bold"/>
    </style:style>
    <style:style style:name="Untitled3" style:family="table-cell" style:parent-style-name="Default">
      <style:text-properties fo:color="#ff3333" fo:font-weight="bold"/>
    </style:style>
    <style:style style:name="BAD" style:family="table-cell" style:parent-style-name="Default">
      <style:table-cell-properties fo:background-color="#ffffff" loext:vertical-justify="auto"/>
      <style:paragraph-properties css3t:text-justify="auto"/>
      <style:text-properties fo:color="#ff3333" fo:font-size="11pt" fo:text-shadow="non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0/00/0000</text:date>, <text:time style:data-style-name="N2" text:time-value="14:44:37.137811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9-03T15:26:18.897399551</dc:date>
    <meta:editing-duration>PT15H8M2S</meta:editing-duration>
    <meta:editing-cycles>89</meta:editing-cycles>
    <meta:generator>LibreOffice/5.1.6.2$Linux_X86_64 LibreOffice_project/10m0$Build-2</meta:generator>
    <meta:document-statistic meta:table-count="3" meta:cell-count="687" meta:object-count="0"/>
    <meta:user-defined meta:name="qrichtext">1</meta:user-defined>
  </office:meta>
</office:document-meta>
</file>